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30000020EF36E594690253376.png" manifest:media-type="image/png"/>
  <manifest:file-entry manifest:full-path="Pictures/100002010000025E00000203727D5945162556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Bold" svg:font-family="'Arial Bold'"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Bold1" svg:font-family="'Arial Bold'"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Table12" style:family="table">
      <style:table-properties style:width="6.9271in" fo:margin-left="0in" table:align="left"/>
    </style:style>
    <style:style style:name="Table12.A" style:family="table-column">
      <style:table-column-properties style:column-width="1.5625in"/>
    </style:style>
    <style:style style:name="Table12.B" style:family="table-column">
      <style:table-column-properties style:column-width="1.7882in"/>
    </style:style>
    <style:style style:name="Table12.A1" style:family="table-cell">
      <style:table-cell-properties fo:background-color="#004586"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004586" fo:padding="0.0382in" fo:border="0.05pt solid #000000">
        <style:background-image/>
      </style:table-cell-properties>
    </style:style>
    <style:style style:name="Table12.A2" style:family="table-cell">
      <style:table-cell-properties fo:background-color="#004586" fo:padding="0.0382in" fo:border-left="0.05pt solid #000000" fo:border-right="none" fo:border-top="none" fo:border-bottom="0.05pt solid #000000">
        <style:background-image/>
      </style:table-cell-properties>
    </style:style>
    <style:style style:name="Table12.B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0.05pt solid #000000" fo:border-top="none" fo:border-bottom="0.05pt solid #000000"/>
    </style:style>
    <style:style style:name="Table12.14" style:family="table-row">
      <style:table-row-properties style:min-row-height="0.3125in"/>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1.7882in"/>
    </style:style>
    <style:style style:name="Table1.A1" style:family="table-cell">
      <style:table-cell-properties fo:background-color="#004586" fo:padding="0.0382in" fo:border-left="0.05pt solid #000000" fo:border-right="none" fo:border-top="0.05pt solid #000000" fo:border-bottom="0.05pt solid #000000">
        <style:background-image/>
      </style:table-cell-properties>
    </style:style>
    <style:style style:name="Table1.B1" style:family="table-cell">
      <style:table-cell-properties fo:background-color="#004586" fo:padding="0.0382in" fo:border="0.05pt solid #000000">
        <style:background-image/>
      </style:table-cell-properties>
    </style:style>
    <style:style style:name="Table1.A2" style:family="table-cell">
      <style:table-cell-properties fo:background-color="#004586"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14" style:family="table-row">
      <style:table-row-properties style:min-row-height="0.3125in"/>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5625in"/>
    </style:style>
    <style:style style:name="Table10.B" style:family="table-column">
      <style:table-column-properties style:column-width="1.7882in"/>
    </style:style>
    <style:style style:name="Table10.A1" style:family="table-cell">
      <style:table-cell-properties fo:background-color="#004586"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004586" fo:padding="0.0382in" fo:border="0.05pt solid #000000">
        <style:background-image/>
      </style:table-cell-properties>
    </style:style>
    <style:style style:name="Table10.A2" style:family="table-cell">
      <style:table-cell-properties fo:background-color="#004586" fo:padding="0.0382in" fo:border-left="0.05pt solid #000000" fo:border-right="none" fo:border-top="none" fo:border-bottom="0.05pt solid #000000">
        <style:background-image/>
      </style:table-cell-properties>
    </style:style>
    <style:style style:name="Table10.B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0.05pt solid #000000" fo:border-top="none" fo:border-bottom="0.05pt solid #000000"/>
    </style:style>
    <style:style style:name="Table10.A11" style:family="table-cell">
      <style:table-cell-properties fo:padding="0.0382in" fo:border-left="0.05pt solid #000000" fo:border-right="none" fo:border-top="none" fo:border-bottom="0.05pt solid #000000"/>
    </style:style>
    <style:style style:name="Table10.B11"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0.05pt solid #000000"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0.05pt solid #000000" fo:border-top="none" fo:border-bottom="0.05pt solid #000000"/>
    </style:style>
    <style:style style:name="Table10.14" style:family="table-row">
      <style:table-row-properties style:min-row-height="0.3125in"/>
    </style:style>
    <style:style style:name="Table10.A14" style:family="table-cell">
      <style:table-cell-properties fo:padding="0.0382in" fo:border-left="0.05pt solid #000000" fo:border-right="none" fo:border-top="none" fo:border-bottom="0.05pt solid #000000"/>
    </style:style>
    <style:style style:name="Table10.B14" style:family="table-cell">
      <style:table-cell-properties fo:padding="0.0382in" fo:border-left="0.05pt solid #000000" fo:border-right="0.05pt solid #000000" fo:border-top="none" fo:border-bottom="0.05pt solid #000000"/>
    </style:style>
    <style:style style:name="Table10.A15" style:family="table-cell">
      <style:table-cell-properties fo:padding="0.0382in" fo:border-left="0.05pt solid #000000" fo:border-right="none" fo:border-top="none" fo:border-bottom="0.05pt solid #000000"/>
    </style:style>
    <style:style style:name="Table10.B15" style:family="table-cell">
      <style:table-cell-properties fo:padding="0.0382in" fo:border-left="0.05pt solid #000000" fo:border-right="0.05pt solid #000000" fo:border-top="none" fo:border-bottom="0.05pt solid #000000"/>
    </style:style>
    <style:style style:name="Table10.A16" style:family="table-cell">
      <style:table-cell-properties fo:padding="0.0382in" fo:border-left="0.05pt solid #000000" fo:border-right="none" fo:border-top="none" fo:border-bottom="0.05pt solid #000000"/>
    </style:style>
    <style:style style:name="Table10.B16"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5625in"/>
    </style:style>
    <style:style style:name="Table11.B" style:family="table-column">
      <style:table-column-properties style:column-width="1.7882in"/>
    </style:style>
    <style:style style:name="Table11.A1" style:family="table-cell">
      <style:table-cell-properties fo:background-color="#004586"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004586" fo:padding="0.0382in" fo:border="0.05pt solid #000000">
        <style:background-image/>
      </style:table-cell-properties>
    </style:style>
    <style:style style:name="Table11.A2" style:family="table-cell">
      <style:table-cell-properties fo:background-color="#004586" fo:padding="0.0382in" fo:border-left="0.05pt solid #000000" fo:border-right="none" fo:border-top="none" fo:border-bottom="0.05pt solid #000000">
        <style:background-image/>
      </style:table-cell-properties>
    </style:style>
    <style:style style:name="Table11.B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0.05pt solid #000000" fo:border-top="none" fo:border-bottom="0.05pt solid #000000"/>
    </style:style>
    <style:style style:name="Table11.14" style:family="table-row">
      <style:table-row-properties style:min-row-height="0.3125in"/>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1.7882in"/>
    </style:style>
    <style:style style:name="Table2.A1" style:family="table-cell">
      <style:table-cell-properties fo:background-color="#004586"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4586" fo:padding="0.0382in" fo:border="0.05pt solid #000000">
        <style:background-image/>
      </style:table-cell-properties>
    </style:style>
    <style:style style:name="Table2.A2" style:family="table-cell">
      <style:table-cell-properties fo:background-color="#004586"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0.05pt solid #000000" fo:border-top="none" fo:border-bottom="0.05pt solid #000000"/>
    </style:style>
    <style:style style:name="Table2.14" style:family="table-row">
      <style:table-row-properties style:min-row-height="0.3125in"/>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7882in"/>
    </style:style>
    <style:style style:name="Table4.A1" style:family="table-cell">
      <style:table-cell-properties fo:background-color="#004586" fo:padding="0.0382in" fo:border-left="0.05pt solid #000000" fo:border-right="none" fo:border-top="0.05pt solid #000000" fo:border-bottom="0.05pt solid #000000">
        <style:background-image/>
      </style:table-cell-properties>
    </style:style>
    <style:style style:name="Table4.B1" style:family="table-cell">
      <style:table-cell-properties fo:background-color="#004586" fo:padding="0.0382in" fo:border="0.05pt solid #000000">
        <style:background-image/>
      </style:table-cell-properties>
    </style:style>
    <style:style style:name="Table4.A2" style:family="table-cell">
      <style:table-cell-properties fo:background-color="#004586" fo:padding="0.0382in" fo:border-left="0.05pt solid #000000" fo:border-right="none" fo:border-top="none" fo:border-bottom="0.05pt solid #000000">
        <style:background-image/>
      </style:table-cell-properties>
    </style:style>
    <style:style style:name="Table4.B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14" style:family="table-row">
      <style:table-row-properties style:min-row-height="0.3125in"/>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A16" style:family="table-cell">
      <style:table-cell-properties fo:padding="0.0382in" fo:border-left="0.05pt solid #000000" fo:border-right="none"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7882in"/>
    </style:style>
    <style:style style:name="Table5.A1" style:family="table-cell">
      <style:table-cell-properties fo:background-color="#004586" fo:padding="0.0382in" fo:border-left="0.05pt solid #000000" fo:border-right="none" fo:border-top="0.05pt solid #000000" fo:border-bottom="0.05pt solid #000000">
        <style:background-image/>
      </style:table-cell-properties>
    </style:style>
    <style:style style:name="Table5.B1" style:family="table-cell">
      <style:table-cell-properties fo:background-color="#004586" fo:padding="0.0382in" fo:border="0.05pt solid #000000">
        <style:background-image/>
      </style:table-cell-properties>
    </style:style>
    <style:style style:name="Table5.A2" style:family="table-cell">
      <style:table-cell-properties fo:background-color="#004586" fo:padding="0.0382in" fo:border-left="0.05pt solid #000000" fo:border-right="none" fo:border-top="none" fo:border-bottom="0.05pt solid #000000">
        <style:background-image/>
      </style:table-cell-properties>
    </style:style>
    <style:style style:name="Table5.B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14" style:family="table-row">
      <style:table-row-properties style:min-row-height="0.3125in"/>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A16" style:family="table-cell">
      <style:table-cell-properties fo:padding="0.0382in" fo:border-left="0.05pt solid #000000" fo:border-right="none"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7882in"/>
    </style:style>
    <style:style style:name="Table6.A1" style:family="table-cell">
      <style:table-cell-properties fo:background-color="#004586" fo:padding="0.0382in" fo:border-left="0.05pt solid #000000" fo:border-right="none" fo:border-top="0.05pt solid #000000" fo:border-bottom="0.05pt solid #000000">
        <style:background-image/>
      </style:table-cell-properties>
    </style:style>
    <style:style style:name="Table6.B1" style:family="table-cell">
      <style:table-cell-properties fo:background-color="#004586" fo:padding="0.0382in" fo:border="0.05pt solid #000000">
        <style:background-image/>
      </style:table-cell-properties>
    </style:style>
    <style:style style:name="Table6.A2" style:family="table-cell">
      <style:table-cell-properties fo:background-color="#004586" fo:padding="0.0382in" fo:border-left="0.05pt solid #000000" fo:border-right="none" fo:border-top="none" fo:border-bottom="0.05pt solid #000000">
        <style:background-image/>
      </style:table-cell-properties>
    </style:style>
    <style:style style:name="Table6.B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0.05pt solid #000000" fo:border-top="none" fo:border-bottom="0.05pt solid #000000"/>
    </style:style>
    <style:style style:name="Table6.A13" style:family="table-cell">
      <style:table-cell-properties fo:padding="0.0382in" fo:border-left="0.05pt solid #000000" fo:border-right="none" fo:border-top="none" fo:border-bottom="0.05pt solid #000000"/>
    </style:style>
    <style:style style:name="Table6.B13" style:family="table-cell">
      <style:table-cell-properties fo:padding="0.0382in" fo:border-left="0.05pt solid #000000" fo:border-right="0.05pt solid #000000" fo:border-top="none" fo:border-bottom="0.05pt solid #000000"/>
    </style:style>
    <style:style style:name="Table6.14" style:family="table-row">
      <style:table-row-properties style:min-row-height="0.3125in"/>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0.05pt solid #000000" fo:border-top="none" fo:border-bottom="0.05pt solid #000000"/>
    </style:style>
    <style:style style:name="Table6.A16" style:family="table-cell">
      <style:table-cell-properties fo:padding="0.0382in" fo:border-left="0.05pt solid #000000" fo:border-right="none" fo:border-top="none" fo:border-bottom="0.05pt solid #000000"/>
    </style:style>
    <style:style style:name="Table6.B16"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7882in"/>
    </style:style>
    <style:style style:name="Table7.A1" style:family="table-cell">
      <style:table-cell-properties fo:background-color="#004586" fo:padding="0.0382in" fo:border-left="0.05pt solid #000000" fo:border-right="none" fo:border-top="0.05pt solid #000000" fo:border-bottom="0.05pt solid #000000">
        <style:background-image/>
      </style:table-cell-properties>
    </style:style>
    <style:style style:name="Table7.B1" style:family="table-cell">
      <style:table-cell-properties fo:background-color="#004586" fo:padding="0.0382in" fo:border="0.05pt solid #000000">
        <style:background-image/>
      </style:table-cell-properties>
    </style:style>
    <style:style style:name="Table7.A2" style:family="table-cell">
      <style:table-cell-properties fo:background-color="#004586" fo:padding="0.0382in" fo:border-left="0.05pt solid #000000" fo:border-right="none" fo:border-top="none" fo:border-bottom="0.05pt solid #000000">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0.05pt solid #000000" fo:border-top="none" fo:border-bottom="0.05pt solid #000000"/>
    </style:style>
    <style:style style:name="Table7.14" style:family="table-row">
      <style:table-row-properties style:min-row-height="0.3125in"/>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5625in"/>
    </style:style>
    <style:style style:name="Table8.B" style:family="table-column">
      <style:table-column-properties style:column-width="1.7882in"/>
    </style:style>
    <style:style style:name="Table8.A1" style:family="table-cell">
      <style:table-cell-properties fo:background-color="#004586" fo:padding="0.0382in" fo:border-left="0.05pt solid #000000" fo:border-right="none" fo:border-top="0.05pt solid #000000" fo:border-bottom="0.05pt solid #000000">
        <style:background-image/>
      </style:table-cell-properties>
    </style:style>
    <style:style style:name="Table8.B1" style:family="table-cell">
      <style:table-cell-properties fo:background-color="#004586" fo:padding="0.0382in" fo:border="0.05pt solid #000000">
        <style:background-image/>
      </style:table-cell-properties>
    </style:style>
    <style:style style:name="Table8.A2" style:family="table-cell">
      <style:table-cell-properties fo:background-color="#004586" fo:padding="0.0382in" fo:border-left="0.05pt solid #000000" fo:border-right="none" fo:border-top="none" fo:border-bottom="0.05pt solid #000000">
        <style:background-image/>
      </style:table-cell-properties>
    </style:style>
    <style:style style:name="Table8.B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0.05pt solid #000000" fo:border-top="none" fo:border-bottom="0.05pt solid #000000"/>
    </style:style>
    <style:style style:name="Table8.14" style:family="table-row">
      <style:table-row-properties style:min-row-height="0.3125in"/>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5625in"/>
    </style:style>
    <style:style style:name="Table9.B" style:family="table-column">
      <style:table-column-properties style:column-width="1.7882in"/>
    </style:style>
    <style:style style:name="Table9.A1" style:family="table-cell">
      <style:table-cell-properties fo:background-color="#004586" fo:padding="0.0382in" fo:border-left="0.05pt solid #000000" fo:border-right="none" fo:border-top="0.05pt solid #000000" fo:border-bottom="0.05pt solid #000000">
        <style:background-image/>
      </style:table-cell-properties>
    </style:style>
    <style:style style:name="Table9.B1" style:family="table-cell">
      <style:table-cell-properties fo:background-color="#004586" fo:padding="0.0382in" fo:border="0.05pt solid #000000">
        <style:background-image/>
      </style:table-cell-properties>
    </style:style>
    <style:style style:name="Table9.A2" style:family="table-cell">
      <style:table-cell-properties fo:background-color="#004586" fo:padding="0.0382in" fo:border-left="0.05pt solid #000000" fo:border-right="none" fo:border-top="none" fo:border-bottom="0.05pt solid #000000">
        <style:background-image/>
      </style:table-cell-properties>
    </style:style>
    <style:style style:name="Table9.B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0.05pt solid #000000" fo:border-top="none" fo:border-bottom="0.05pt solid #000000"/>
    </style:style>
    <style:style style:name="Table9.14" style:family="table-row">
      <style:table-row-properties style:min-row-height="0.3125in"/>
    </style:style>
    <style:style style:name="Table9.A14" style:family="table-cell">
      <style:table-cell-properties fo:padding="0.0382in" fo:border-left="0.05pt solid #000000" fo:border-right="none" fo:border-top="none" fo:border-bottom="0.05pt solid #000000"/>
    </style:style>
    <style:style style:name="Table9.B14" style:family="table-cell">
      <style:table-cell-properties fo:padding="0.0382in" fo:border-left="0.05pt solid #000000" fo:border-right="0.05pt solid #000000" fo:border-top="none" fo:border-bottom="0.05pt solid #000000"/>
    </style:style>
    <style:style style:name="Table9.A15" style:family="table-cell">
      <style:table-cell-properties fo:padding="0.0382in" fo:border-left="0.05pt solid #000000" fo:border-right="none" fo:border-top="none" fo:border-bottom="0.05pt solid #000000"/>
    </style:style>
    <style:style style:name="Table9.B15" style:family="table-cell">
      <style:table-cell-properties fo:padding="0.0382in" fo:border-left="0.05pt solid #000000" fo:border-right="0.05pt solid #000000" fo:border-top="none" fo:border-bottom="0.05pt solid #000000"/>
    </style:style>
    <style:style style:name="Table9.A16" style:family="table-cell">
      <style:table-cell-properties fo:padding="0.0382in" fo:border-left="0.05pt solid #000000" fo:border-right="none" fo:border-top="none" fo:border-bottom="0.05pt solid #000000"/>
    </style:style>
    <style:style style:name="Table9.B16" style:family="table-cell">
      <style:table-cell-properties fo:padding="0.0382in" fo:border-left="0.05pt solid #000000" fo:border-right="0.05pt solid #000000" fo:border-top="none" fo:border-bottom="0.05pt solid #000000"/>
    </style:style>
    <style:style style:name="Table17" style:family="table">
      <style:table-properties style:width="6.4931in" fo:margin-left="-0.0014in" fo:margin-top="0in" fo:margin-bottom="0in" table:align="left" style:writing-mode="lr-tb"/>
    </style:style>
    <style:style style:name="Table17.A" style:family="table-column">
      <style:table-column-properties style:column-width="1.1833in"/>
    </style:style>
    <style:style style:name="Table17.B" style:family="table-column">
      <style:table-column-properties style:column-width="5.3097in"/>
    </style:style>
    <style:style style:name="Table17.1" style:family="table-row">
      <style:table-row-properties style:min-row-height="0.3125in" fo:keep-together="auto"/>
    </style:style>
    <style:style style:name="Table17.A1" style:family="table-cell">
      <style:table-cell-properties fo:background-color="#004586" fo:padding="0.0556in" fo:border="0.5pt solid #000001">
        <style:background-image/>
      </style:table-cell-properties>
    </style:style>
    <style:style style:name="Table17.2" style:family="table-row">
      <style:table-row-properties style:min-row-height="0.1875in" fo:keep-together="auto"/>
    </style:style>
    <style:style style:name="Table17.A2" style:family="table-cell">
      <style:table-cell-properties fo:background-color="#ffffff" fo:padding="0.0556in" fo:border="0.5pt solid #000001">
        <style:background-image/>
      </style:table-cell-properties>
    </style:style>
    <style:style style:name="Table17.4" style:family="table-row">
      <style:table-row-properties style:min-row-height="0.3875in" fo:keep-together="auto"/>
    </style:style>
    <style:style style:name="Table17.5" style:family="table-row">
      <style:table-row-properties style:min-row-height="0.5208in" fo:keep-together="auto"/>
    </style:style>
    <style:style style:name="Table19" style:family="table">
      <style:table-properties style:width="6.4931in" fo:margin-left="-0.0014in" fo:margin-top="0in" fo:margin-bottom="0in" table:align="left" style:writing-mode="lr-tb"/>
    </style:style>
    <style:style style:name="Table19.A" style:family="table-column">
      <style:table-column-properties style:column-width="1.1833in"/>
    </style:style>
    <style:style style:name="Table19.B" style:family="table-column">
      <style:table-column-properties style:column-width="5.3097in"/>
    </style:style>
    <style:style style:name="Table19.1" style:family="table-row">
      <style:table-row-properties style:min-row-height="0.1875in" fo:keep-together="auto"/>
    </style:style>
    <style:style style:name="Table19.A1" style:family="table-cell">
      <style:table-cell-properties fo:background-color="#004586" fo:padding="0.0556in" fo:border="0.5pt solid #000001">
        <style:background-image/>
      </style:table-cell-properties>
    </style:style>
    <style:style style:name="Table19.A2" style:family="table-cell">
      <style:table-cell-properties fo:background-color="#ffffff" fo:padding="0.0556in" fo:border="0.5pt solid #000001">
        <style:background-image/>
      </style:table-cell-properties>
    </style:style>
    <style:style style:name="Table19.4" style:family="table-row">
      <style:table-row-properties style:min-row-height="0.6875in" fo:keep-together="auto"/>
    </style:style>
    <style:style style:name="Table19.5" style:family="table-row">
      <style:table-row-properties style:min-row-height="0.25in" fo:keep-together="auto"/>
    </style:style>
    <style:style style:name="Table20" style:family="table">
      <style:table-properties style:width="6.4931in" fo:margin-left="-0.0014in" fo:margin-top="0in" fo:margin-bottom="0in" table:align="left" style:writing-mode="lr-tb"/>
    </style:style>
    <style:style style:name="Table20.A" style:family="table-column">
      <style:table-column-properties style:column-width="1.1833in"/>
    </style:style>
    <style:style style:name="Table20.B" style:family="table-column">
      <style:table-column-properties style:column-width="5.3097in"/>
    </style:style>
    <style:style style:name="Table20.1" style:family="table-row">
      <style:table-row-properties style:min-row-height="0.1875in" fo:keep-together="auto"/>
    </style:style>
    <style:style style:name="Table20.A1" style:family="table-cell">
      <style:table-cell-properties fo:background-color="#004586" fo:padding="0.0556in" fo:border="0.5pt solid #000001">
        <style:background-image/>
      </style:table-cell-properties>
    </style:style>
    <style:style style:name="Table20.A2" style:family="table-cell">
      <style:table-cell-properties fo:background-color="#ffffff" fo:padding="0.0556in" fo:border="0.5pt solid #000001">
        <style:background-image/>
      </style:table-cell-properties>
    </style:style>
    <style:style style:name="Table20.4" style:family="table-row">
      <style:table-row-properties style:min-row-height="0.6875in" fo:keep-together="auto"/>
    </style:style>
    <style:style style:name="Table20.5" style:family="table-row">
      <style:table-row-properties style:min-row-height="0.5208in" fo:keep-together="auto"/>
    </style:style>
    <style:style style:name="Table21" style:family="table">
      <style:table-properties style:width="6.4931in" fo:margin-left="-0.0014in" fo:margin-top="0in" fo:margin-bottom="0in" table:align="left" style:writing-mode="lr-tb"/>
    </style:style>
    <style:style style:name="Table21.A" style:family="table-column">
      <style:table-column-properties style:column-width="1.1833in"/>
    </style:style>
    <style:style style:name="Table21.B" style:family="table-column">
      <style:table-column-properties style:column-width="5.3097in"/>
    </style:style>
    <style:style style:name="Table21.1" style:family="table-row">
      <style:table-row-properties style:min-row-height="0.1875in" fo:keep-together="auto"/>
    </style:style>
    <style:style style:name="Table21.A1" style:family="table-cell">
      <style:table-cell-properties fo:background-color="#004586" fo:padding="0.0556in" fo:border="0.5pt solid #000001">
        <style:background-image/>
      </style:table-cell-properties>
    </style:style>
    <style:style style:name="Table21.A2" style:family="table-cell">
      <style:table-cell-properties fo:background-color="#ffffff" fo:padding="0.0556in" fo:border="0.5pt solid #000001">
        <style:background-image/>
      </style:table-cell-properties>
    </style:style>
    <style:style style:name="Table21.4" style:family="table-row">
      <style:table-row-properties style:min-row-height="0.6875in" fo:keep-together="auto"/>
    </style:style>
    <style:style style:name="Table21.5" style:family="table-row">
      <style:table-row-properties style:min-row-height="0.5208in" fo:keep-together="auto"/>
    </style:style>
    <style:style style:name="Table18" style:family="table">
      <style:table-properties style:width="6.4931in" fo:margin-left="-0.0014in" fo:margin-top="0in" fo:margin-bottom="0in" table:align="left" style:writing-mode="lr-tb"/>
    </style:style>
    <style:style style:name="Table18.A" style:family="table-column">
      <style:table-column-properties style:column-width="1.1833in"/>
    </style:style>
    <style:style style:name="Table18.B" style:family="table-column">
      <style:table-column-properties style:column-width="5.3097in"/>
    </style:style>
    <style:style style:name="Table18.1" style:family="table-row">
      <style:table-row-properties style:min-row-height="0.1875in" fo:keep-together="auto"/>
    </style:style>
    <style:style style:name="Table18.A1" style:family="table-cell">
      <style:table-cell-properties fo:background-color="#004586" fo:padding="0.0556in" fo:border="0.5pt solid #000001">
        <style:background-image/>
      </style:table-cell-properties>
    </style:style>
    <style:style style:name="Table18.A2" style:family="table-cell">
      <style:table-cell-properties fo:background-color="#ffffff" fo:padding="0.0556in" fo:border="0.5pt solid #000001">
        <style:background-image/>
      </style:table-cell-properties>
    </style:style>
    <style:style style:name="Table18.4" style:family="table-row">
      <style:table-row-properties style:min-row-height="0.6875in" fo:keep-together="auto"/>
    </style:style>
    <style:style style:name="Table18.5" style:family="table-row">
      <style:table-row-properties style:min-row-height="0.5208in" fo:keep-together="auto"/>
    </style:style>
    <style:style style:name="Table22" style:family="table">
      <style:table-properties style:width="6.4931in" fo:margin-left="-0.0014in" fo:margin-top="0in" fo:margin-bottom="0in" table:align="left" style:writing-mode="lr-tb"/>
    </style:style>
    <style:style style:name="Table22.A" style:family="table-column">
      <style:table-column-properties style:column-width="1.1833in"/>
    </style:style>
    <style:style style:name="Table22.B" style:family="table-column">
      <style:table-column-properties style:column-width="5.3097in"/>
    </style:style>
    <style:style style:name="Table22.1" style:family="table-row">
      <style:table-row-properties style:min-row-height="0.1875in" fo:keep-together="auto"/>
    </style:style>
    <style:style style:name="Table22.A1" style:family="table-cell">
      <style:table-cell-properties fo:background-color="#004586" fo:padding="0.0556in" fo:border="0.5pt solid #000001">
        <style:background-image/>
      </style:table-cell-properties>
    </style:style>
    <style:style style:name="Table22.A2" style:family="table-cell">
      <style:table-cell-properties fo:background-color="#ffffff" fo:padding="0.0556in" fo:border="0.5pt solid #000001">
        <style:background-image/>
      </style:table-cell-properties>
    </style:style>
    <style:style style:name="Table22.4" style:family="table-row">
      <style:table-row-properties style:min-row-height="0.6875in" fo:keep-together="auto"/>
    </style:style>
    <style:style style:name="Table22.5" style:family="table-row">
      <style:table-row-properties style:min-row-height="0.5208in" fo:keep-together="auto"/>
    </style:style>
    <style:style style:name="P1" style:family="paragraph" style:parent-style-name="Standard">
      <style:text-properties fo:font-size="11pt" officeooo:paragraph-rsid="002bdc34" style:font-size-asian="11pt" style:font-size-complex="11pt"/>
    </style:style>
    <style:style style:name="P2" style:family="paragraph" style:parent-style-name="Standard">
      <style:paragraph-properties fo:line-height="100%"/>
      <style:text-properties fo:font-size="11pt" officeooo:rsid="0024df83" officeooo:paragraph-rsid="002c8913" style:font-size-asian="11pt" style:font-size-complex="11pt"/>
    </style:style>
    <style:style style:name="P3" style:family="paragraph" style:parent-style-name="Standard">
      <style:paragraph-properties fo:line-height="100%"/>
      <style:text-properties fo:font-size="11pt" officeooo:rsid="0024df83" officeooo:paragraph-rsid="0024df83" style:font-size-asian="11pt" style:font-size-complex="11pt"/>
    </style:style>
    <style:style style:name="P4" style:family="paragraph" style:parent-style-name="Standard">
      <style:paragraph-properties fo:line-height="100%"/>
      <style:text-properties fo:font-size="11pt" officeooo:rsid="0024df83" officeooo:paragraph-rsid="002bdc34" style:font-size-asian="11pt" style:font-size-complex="11pt"/>
    </style:style>
    <style:style style:name="P5" style:family="paragraph" style:parent-style-name="Standard">
      <style:paragraph-properties fo:line-height="100%"/>
      <style:text-properties fo:font-size="11pt" officeooo:rsid="0024df83" officeooo:paragraph-rsid="002c3776" style:font-size-asian="11pt" style:font-size-complex="11pt"/>
    </style:style>
    <style:style style:name="P6" style:family="paragraph" style:parent-style-name="Standard">
      <style:paragraph-properties fo:line-height="100%"/>
      <style:text-properties fo:font-size="11pt" officeooo:rsid="0024df83" officeooo:paragraph-rsid="003efb48" style:font-size-asian="11pt" style:font-size-complex="11pt"/>
    </style:style>
    <style:style style:name="P7" style:family="paragraph" style:parent-style-name="Standard">
      <style:paragraph-properties fo:line-height="100%"/>
      <style:text-properties fo:font-size="11pt" style:font-size-asian="11pt" style:font-size-complex="11pt"/>
    </style:style>
    <style:style style:name="P8" style:family="paragraph" style:parent-style-name="Standard">
      <style:paragraph-properties fo:line-height="100%"/>
      <style:text-properties fo:font-size="11pt" officeooo:paragraph-rsid="002c8913" style:font-size-asian="11pt" style:font-size-complex="11pt"/>
    </style:style>
    <style:style style:name="P9" style:family="paragraph" style:parent-style-name="Standard">
      <style:paragraph-properties fo:line-height="100%"/>
      <style:text-properties fo:font-size="11pt" officeooo:paragraph-rsid="002bdc34" style:font-size-asian="11pt" style:font-size-complex="11pt"/>
    </style:style>
    <style:style style:name="P10" style:family="paragraph" style:parent-style-name="Standard">
      <style:paragraph-properties fo:line-height="100%"/>
      <style:text-properties fo:font-size="11pt" officeooo:paragraph-rsid="002c3776" style:font-size-asian="11pt" style:font-size-complex="11pt"/>
    </style:style>
    <style:style style:name="P11" style:family="paragraph" style:parent-style-name="Standard">
      <style:paragraph-properties fo:line-height="100%"/>
      <style:text-properties fo:font-size="11pt" officeooo:paragraph-rsid="003efb48" style:font-size-asian="11pt" style:font-size-complex="11pt"/>
    </style:style>
    <style:style style:name="P12" style:family="paragraph" style:parent-style-name="Standard">
      <style:text-properties fo:font-size="11pt" officeooo:paragraph-rsid="002c3776" style:font-size-asian="11pt" style:font-size-complex="11pt"/>
    </style:style>
    <style:style style:name="P13" style:family="paragraph" style:parent-style-name="Standard">
      <style:text-properties fo:font-size="11pt" officeooo:paragraph-rsid="003efb48" style:font-size-asian="11pt" style:font-size-complex="11pt"/>
    </style:style>
    <style:style style:name="P14" style:family="paragraph" style:parent-style-name="Standard">
      <style:paragraph-properties fo:line-height="150%"/>
      <style:text-properties fo:font-size="11pt" fo:font-weight="bold" officeooo:rsid="002b3822" officeooo:paragraph-rsid="002bdc34" style:font-size-asian="11pt" style:font-weight-asian="bold" style:font-size-complex="11pt" style:font-weight-complex="bold"/>
    </style:style>
    <style:style style:name="P15" style:family="paragraph" style:parent-style-name="Standard">
      <style:text-properties officeooo:paragraph-rsid="002bdc34"/>
    </style:style>
    <style:style style:name="P16" style:family="paragraph" style:parent-style-name="Standard">
      <style:text-properties officeooo:paragraph-rsid="002c8913"/>
    </style:style>
    <style:style style:name="P17" style:family="paragraph" style:parent-style-name="Standard">
      <style:text-properties officeooo:paragraph-rsid="003efb48"/>
    </style:style>
    <style:style style:name="P18" style:family="paragraph" style:parent-style-name="Standard">
      <style:paragraph-properties fo:margin-top="0in" fo:margin-bottom="0in" loext:contextual-spacing="false" fo:line-height="150%"/>
      <style:text-properties fo:font-size="11pt" officeooo:rsid="002277ec" officeooo:paragraph-rsid="002bdc34" style:font-size-asian="11pt" style:font-size-complex="11pt"/>
    </style:style>
    <style:style style:name="P19" style:family="paragraph" style:parent-style-name="Standard">
      <style:paragraph-properties fo:margin-top="0in" fo:margin-bottom="0in" loext:contextual-spacing="false" fo:line-height="100%"/>
      <style:text-properties fo:font-size="11pt" officeooo:rsid="002277ec" officeooo:paragraph-rsid="002bdc34" style:font-size-asian="11pt" style:font-size-complex="11pt"/>
    </style:style>
    <style:style style:name="P20" style:family="paragraph" style:parent-style-name="Standard">
      <style:paragraph-properties fo:margin-top="0in" fo:margin-bottom="0in" loext:contextual-spacing="false"/>
      <style:text-properties fo:font-size="11pt" officeooo:rsid="002277ec" officeooo:paragraph-rsid="002bdc34" style:font-size-asian="11pt" style:font-size-complex="11pt"/>
    </style:style>
    <style:style style:name="P21" style:family="paragraph" style:parent-style-name="Standard">
      <style:paragraph-properties fo:margin-top="0in" fo:margin-bottom="0in" loext:contextual-spacing="false" fo:line-height="150%"/>
      <style:text-properties fo:font-size="11pt" officeooo:paragraph-rsid="002bdc34" style:font-size-asian="11pt" style:font-size-complex="11pt"/>
    </style:style>
    <style:style style:name="P22" style:family="paragraph" style:parent-style-name="Standard">
      <style:paragraph-properties fo:margin-top="0in" fo:margin-bottom="0in" loext:contextual-spacing="false" fo:line-height="100%"/>
      <style:text-properties fo:font-size="11pt" officeooo:paragraph-rsid="002bdc34" style:font-size-asian="11pt" style:font-size-complex="11pt"/>
    </style:style>
    <style:style style:name="P23" style:family="paragraph" style:parent-style-name="Standard">
      <style:paragraph-properties fo:margin-top="0in" fo:margin-bottom="0in" loext:contextual-spacing="false"/>
      <style:text-properties fo:font-size="11pt" officeooo:paragraph-rsid="002bdc34" style:font-size-asian="11pt" style:font-size-complex="11pt"/>
    </style:style>
    <style:style style:name="P24" style:family="paragraph" style:parent-style-name="Table_20_Contents">
      <style:paragraph-properties fo:margin-top="0in" fo:margin-bottom="0in" loext:contextual-spacing="false" fo:line-height="150%"/>
      <style:text-properties fo:font-size="11pt" fo:font-weight="normal" officeooo:rsid="001ec870" officeooo:paragraph-rsid="002bdc34" style:font-size-asian="11pt" style:font-weight-asian="normal" style:font-size-complex="11pt" style:font-weight-complex="normal"/>
    </style:style>
    <style:style style:name="P25" style:family="paragraph" style:parent-style-name="Table_20_Contents">
      <style:paragraph-properties fo:margin-top="0in" fo:margin-bottom="0in" loext:contextual-spacing="false" fo:line-height="100%"/>
      <style:text-properties fo:font-size="11pt" fo:font-weight="normal" officeooo:rsid="001ec870" officeooo:paragraph-rsid="002bdc34" style:font-size-asian="11pt" style:font-weight-asian="normal" style:font-size-complex="11pt" style:font-weight-complex="normal"/>
    </style:style>
    <style:style style:name="P26" style:family="paragraph" style:parent-style-name="Table_20_Contents">
      <style:paragraph-properties fo:margin-top="0in" fo:margin-bottom="0in" loext:contextual-spacing="false" fo:line-height="100%"/>
      <style:text-properties fo:font-size="11pt" fo:font-weight="normal" officeooo:rsid="001ec870" officeooo:paragraph-rsid="0037a702" style:font-size-asian="11pt" style:font-weight-asian="normal" style:font-size-complex="11pt" style:font-weight-complex="normal"/>
    </style:style>
    <style:style style:name="P27" style:family="paragraph" style:parent-style-name="Table_20_Contents">
      <style:paragraph-properties fo:margin-top="0in" fo:margin-bottom="0in" loext:contextual-spacing="false"/>
      <style:text-properties fo:font-size="11pt" fo:font-weight="normal" officeooo:rsid="001ec870" officeooo:paragraph-rsid="002bdc34" style:font-size-asian="11pt" style:font-weight-asian="normal" style:font-size-complex="11pt" style:font-weight-complex="normal"/>
    </style:style>
    <style:style style:name="P28" style:family="paragraph" style:parent-style-name="Table_20_Contents">
      <style:paragraph-properties fo:margin-top="0in" fo:margin-bottom="0in" loext:contextual-spacing="false" fo:line-height="150%"/>
      <style:text-properties fo:font-size="11pt" fo:font-weight="normal" officeooo:rsid="001f11cb" officeooo:paragraph-rsid="002bdc34" style:font-size-asian="11pt" style:font-weight-asian="normal" style:font-size-complex="11pt" style:font-weight-complex="normal"/>
    </style:style>
    <style:style style:name="P29" style:family="paragraph" style:parent-style-name="Table_20_Contents">
      <style:paragraph-properties fo:margin-top="0in" fo:margin-bottom="0in" loext:contextual-spacing="false" fo:line-height="100%"/>
      <style:text-properties fo:font-size="11pt" fo:font-weight="normal" officeooo:rsid="001f11cb" officeooo:paragraph-rsid="002bdc34" style:font-size-asian="11pt" style:font-weight-asian="normal" style:font-size-complex="11pt" style:font-weight-complex="normal"/>
    </style:style>
    <style:style style:name="P30" style:family="paragraph" style:parent-style-name="Table_20_Contents">
      <style:paragraph-properties fo:margin-top="0in" fo:margin-bottom="0in" loext:contextual-spacing="false"/>
      <style:text-properties fo:font-size="11pt" fo:font-weight="normal" officeooo:rsid="001f11cb" officeooo:paragraph-rsid="002bdc34" style:font-size-asian="11pt" style:font-weight-asian="normal" style:font-size-complex="11pt" style:font-weight-complex="normal"/>
    </style:style>
    <style:style style:name="P31" style:family="paragraph" style:parent-style-name="Table_20_Contents">
      <style:paragraph-properties fo:margin-top="0in" fo:margin-bottom="0in" loext:contextual-spacing="false" fo:line-height="100%"/>
      <style:text-properties fo:font-size="11pt" fo:font-weight="normal" officeooo:rsid="00218d56" officeooo:paragraph-rsid="002bdc34" style:font-size-asian="11pt" style:font-weight-asian="normal" style:font-size-complex="11pt" style:font-weight-complex="normal"/>
    </style:style>
    <style:style style:name="P32" style:family="paragraph" style:parent-style-name="Table_20_Contents">
      <style:paragraph-properties fo:margin-top="0in" fo:margin-bottom="0in" loext:contextual-spacing="false" fo:line-height="150%"/>
      <style:text-properties fo:font-size="11pt" fo:font-weight="normal" officeooo:rsid="002b3822" officeooo:paragraph-rsid="002bdc34" style:font-size-asian="11pt" style:font-weight-asian="normal" style:font-size-complex="11pt" style:font-weight-complex="normal"/>
    </style:style>
    <style:style style:name="P33" style:family="paragraph" style:parent-style-name="Table_20_Contents">
      <style:paragraph-properties fo:margin-top="0in" fo:margin-bottom="0in" loext:contextual-spacing="false" fo:line-height="100%"/>
      <style:text-properties fo:font-size="11pt" fo:font-weight="normal" officeooo:rsid="002b3822" officeooo:paragraph-rsid="002bdc34" style:font-size-asian="11pt" style:font-weight-asian="normal" style:font-size-complex="11pt" style:font-weight-complex="normal"/>
    </style:style>
    <style:style style:name="P34" style:family="paragraph" style:parent-style-name="Table_20_Contents">
      <style:paragraph-properties fo:margin-top="0in" fo:margin-bottom="0in" loext:contextual-spacing="false"/>
      <style:text-properties fo:font-size="11pt" fo:font-weight="normal" officeooo:rsid="002b3822" officeooo:paragraph-rsid="002bdc34" style:font-size-asian="11pt" style:font-weight-asian="normal" style:font-size-complex="11pt" style:font-weight-complex="normal"/>
    </style:style>
    <style:style style:name="P35" style:family="paragraph" style:parent-style-name="Table_20_Contents">
      <style:paragraph-properties fo:margin-top="0in" fo:margin-bottom="0in" loext:contextual-spacing="false" fo:line-height="100%"/>
      <style:text-properties fo:font-size="11pt" fo:font-weight="normal" officeooo:rsid="0026a70e" officeooo:paragraph-rsid="002bdc34" style:font-size-asian="11pt" style:font-weight-asian="normal" style:font-size-complex="11pt" style:font-weight-complex="normal"/>
    </style:style>
    <style:style style:name="P36" style:family="paragraph" style:parent-style-name="Table_20_Contents">
      <style:paragraph-properties fo:margin-top="0in" fo:margin-bottom="0in" loext:contextual-spacing="false"/>
      <style:text-properties fo:font-size="11pt" fo:font-weight="normal" officeooo:rsid="0026a70e" officeooo:paragraph-rsid="002bdc34" style:font-size-asian="11pt" style:font-weight-asian="normal" style:font-size-complex="11pt" style:font-weight-complex="normal"/>
    </style:style>
    <style:style style:name="P37" style:family="paragraph" style:parent-style-name="Table_20_Contents">
      <style:paragraph-properties fo:margin-top="0in" fo:margin-bottom="0in" loext:contextual-spacing="false" fo:line-height="100%"/>
      <style:text-properties fo:font-size="11pt" fo:font-weight="normal" officeooo:rsid="002a179f" officeooo:paragraph-rsid="002bdc34" style:font-size-asian="11pt" style:font-weight-asian="normal" style:font-size-complex="11pt" style:font-weight-complex="normal"/>
    </style:style>
    <style:style style:name="P38" style:family="paragraph" style:parent-style-name="Table_20_Contents">
      <style:paragraph-properties fo:margin-top="0in" fo:margin-bottom="0in" loext:contextual-spacing="false" fo:line-height="150%"/>
      <style:text-properties fo:font-size="11pt" fo:font-weight="normal" officeooo:rsid="002a179f" officeooo:paragraph-rsid="002bdc34" style:font-size-asian="11pt" style:font-weight-asian="normal" style:font-size-complex="11pt" style:font-weight-complex="normal"/>
    </style:style>
    <style:style style:name="P39" style:family="paragraph" style:parent-style-name="Table_20_Contents">
      <style:paragraph-properties fo:margin-top="0in" fo:margin-bottom="0in" loext:contextual-spacing="false"/>
      <style:text-properties fo:font-size="11pt" fo:font-weight="normal" officeooo:rsid="002a179f" officeooo:paragraph-rsid="002bdc34" style:font-size-asian="11pt" style:font-weight-asian="normal" style:font-size-complex="11pt" style:font-weight-complex="normal"/>
    </style:style>
    <style:style style:name="P40" style:family="paragraph" style:parent-style-name="Table_20_Contents">
      <style:paragraph-properties fo:margin-top="0in" fo:margin-bottom="0in" loext:contextual-spacing="false" fo:line-height="150%"/>
      <style:text-properties fo:font-size="11pt" fo:font-weight="normal" officeooo:rsid="002277ec" officeooo:paragraph-rsid="002bdc34" style:font-size-asian="11pt" style:font-weight-asian="normal" style:font-size-complex="11pt" style:font-weight-complex="normal"/>
    </style:style>
    <style:style style:name="P41" style:family="paragraph" style:parent-style-name="Table_20_Contents">
      <style:paragraph-properties fo:margin-top="0in" fo:margin-bottom="0in" loext:contextual-spacing="false" fo:line-height="100%"/>
      <style:text-properties fo:font-size="11pt" fo:font-weight="normal" officeooo:rsid="002277ec" officeooo:paragraph-rsid="002bdc34" style:font-size-asian="11pt" style:font-weight-asian="normal" style:font-size-complex="11pt" style:font-weight-complex="normal"/>
    </style:style>
    <style:style style:name="P42" style:family="paragraph" style:parent-style-name="Table_20_Contents">
      <style:paragraph-properties fo:margin-top="0in" fo:margin-bottom="0in" loext:contextual-spacing="false"/>
      <style:text-properties fo:font-size="11pt" fo:font-weight="normal" officeooo:rsid="002277ec" officeooo:paragraph-rsid="002bdc34" style:font-size-asian="11pt" style:font-weight-asian="normal" style:font-size-complex="11pt" style:font-weight-complex="normal"/>
    </style:style>
    <style:style style:name="P43" style:family="paragraph" style:parent-style-name="Table_20_Contents">
      <style:paragraph-properties fo:margin-top="0in" fo:margin-bottom="0in" loext:contextual-spacing="false" fo:line-height="150%"/>
      <style:text-properties fo:font-size="11pt" fo:font-weight="normal" officeooo:paragraph-rsid="002bdc34" style:font-size-asian="11pt" style:font-weight-asian="normal" style:font-size-complex="11pt" style:font-weight-complex="normal"/>
    </style:style>
    <style:style style:name="P44" style:family="paragraph" style:parent-style-name="Table_20_Contents">
      <style:paragraph-properties fo:margin-top="0in" fo:margin-bottom="0in" loext:contextual-spacing="false" fo:line-height="150%"/>
      <style:text-properties fo:font-size="11pt" fo:font-weight="normal" officeooo:rsid="0029c40f" officeooo:paragraph-rsid="002bdc34" style:font-size-asian="11pt" style:font-weight-asian="normal" style:font-size-complex="11pt" style:font-weight-complex="normal"/>
    </style:style>
    <style:style style:name="P45" style:family="paragraph" style:parent-style-name="Table_20_Contents">
      <style:paragraph-properties fo:margin-top="0in" fo:margin-bottom="0in" loext:contextual-spacing="false" fo:line-height="100%"/>
      <style:text-properties fo:font-size="11pt" fo:font-weight="normal" officeooo:rsid="0029c40f" officeooo:paragraph-rsid="002bdc34" style:font-size-asian="11pt" style:font-weight-asian="normal" style:font-size-complex="11pt" style:font-weight-complex="normal"/>
    </style:style>
    <style:style style:name="P46" style:family="paragraph" style:parent-style-name="Table_20_Contents">
      <style:paragraph-properties fo:margin-top="0in" fo:margin-bottom="0in" loext:contextual-spacing="false" fo:line-height="100%"/>
      <style:text-properties fo:font-size="11pt" fo:font-weight="normal" officeooo:rsid="002e6af4" officeooo:paragraph-rsid="002bdc34" style:font-size-asian="11pt" style:font-weight-asian="normal" style:font-size-complex="11pt" style:font-weight-complex="normal"/>
    </style:style>
    <style:style style:name="P47" style:family="paragraph" style:parent-style-name="Table_20_Contents">
      <style:paragraph-properties fo:margin-top="0in" fo:margin-bottom="0in" loext:contextual-spacing="false" fo:line-height="150%"/>
      <style:text-properties fo:font-size="11pt" fo:font-weight="normal" officeooo:rsid="002e6af4" officeooo:paragraph-rsid="002bdc34" style:font-size-asian="11pt" style:font-weight-asian="normal" style:font-size-complex="11pt" style:font-weight-complex="normal"/>
    </style:style>
    <style:style style:name="P48" style:family="paragraph" style:parent-style-name="Table_20_Contents">
      <style:paragraph-properties fo:margin-top="0in" fo:margin-bottom="0in" loext:contextual-spacing="false" fo:line-height="100%"/>
      <style:text-properties fo:font-size="11pt" fo:font-weight="normal" officeooo:paragraph-rsid="002bdc34" style:font-size-asian="11pt" style:font-weight-asian="normal" style:font-size-complex="11pt" style:font-weight-complex="normal"/>
    </style:style>
    <style:style style:name="P49" style:family="paragraph" style:parent-style-name="Table_20_Contents">
      <style:paragraph-properties fo:margin-top="0in" fo:margin-bottom="0in" loext:contextual-spacing="false"/>
      <style:text-properties fo:font-size="11pt" fo:font-weight="normal" officeooo:paragraph-rsid="002bdc34" style:font-size-asian="11pt" style:font-weight-asian="normal" style:font-size-complex="11pt" style:font-weight-complex="normal"/>
    </style:style>
    <style:style style:name="P50" style:family="paragraph" style:parent-style-name="Table_20_Contents">
      <style:paragraph-properties fo:margin-top="0in" fo:margin-bottom="0in" loext:contextual-spacing="false" fo:line-height="100%"/>
      <style:text-properties fo:font-size="11pt" fo:font-weight="normal" officeooo:rsid="002ec9d5" officeooo:paragraph-rsid="002ec9d5" style:font-size-asian="11pt" style:font-weight-asian="normal" style:font-size-complex="11pt" style:font-weight-complex="normal"/>
    </style:style>
    <style:style style:name="P51" style:family="paragraph" style:parent-style-name="Table_20_Contents">
      <style:paragraph-properties fo:margin-top="0in" fo:margin-bottom="0in" loext:contextual-spacing="false" fo:line-height="150%"/>
      <style:text-properties fo:font-size="11pt" fo:font-weight="normal" officeooo:rsid="0038e64c" officeooo:paragraph-rsid="0038e64c" style:font-size-asian="11pt" style:font-weight-asian="normal" style:font-size-complex="11pt" style:font-weight-complex="normal"/>
    </style:style>
    <style:style style:name="P52" style:family="paragraph" style:parent-style-name="Table_20_Contents">
      <style:paragraph-properties fo:margin-top="0in" fo:margin-bottom="0in" loext:contextual-spacing="false" fo:line-height="100%"/>
      <style:text-properties fo:font-size="11pt" style:text-underline-style="solid" style:text-underline-width="auto" style:text-underline-color="font-color" fo:font-weight="bold" officeooo:rsid="002a179f" officeooo:paragraph-rsid="002bdc34" style:font-size-asian="11pt" style:font-weight-asian="bold" style:font-size-complex="11pt" style:font-weight-complex="bold"/>
    </style:style>
    <style:style style:name="P53" style:family="paragraph" style:parent-style-name="Table_20_Contents">
      <style:paragraph-properties fo:margin-top="0in" fo:margin-bottom="0in" loext:contextual-spacing="false" fo:line-height="100%"/>
      <style:text-properties fo:font-size="11pt" fo:font-weight="bold" officeooo:rsid="002b3822" officeooo:paragraph-rsid="002bdc34" style:font-size-asian="11pt" style:font-weight-asian="bold" style:font-size-complex="11pt" style:font-weight-complex="bold"/>
    </style:style>
    <style:style style:name="P54" style:family="paragraph" style:parent-style-name="Table_20_Contents">
      <style:paragraph-properties fo:margin-top="0in" fo:margin-bottom="0in" loext:contextual-spacing="false" fo:line-height="100%"/>
      <style:text-properties fo:font-size="11pt" style:text-underline-style="none" fo:font-weight="normal" officeooo:rsid="002a179f" officeooo:paragraph-rsid="002bdc34" style:font-size-asian="11pt" style:font-weight-asian="normal" style:font-size-complex="11pt" style:font-weight-complex="normal"/>
    </style:style>
    <style:style style:name="P55" style:family="paragraph" style:parent-style-name="Table_20_Contents">
      <style:paragraph-properties fo:margin-top="0.0398in" fo:margin-bottom="0.0398in" loext:contextual-spacing="false"/>
      <style:text-properties fo:font-size="11pt" fo:font-weight="normal" officeooo:rsid="001ec870" officeooo:paragraph-rsid="002bdc34" style:font-size-asian="11pt" style:font-weight-asian="normal" style:font-size-complex="11pt" style:font-weight-complex="normal"/>
    </style:style>
    <style:style style:name="P56" style:family="paragraph" style:parent-style-name="Table_20_Contents">
      <style:paragraph-properties fo:margin-top="0.0398in" fo:margin-bottom="0.0398in" loext:contextual-spacing="false" fo:line-height="100%"/>
      <style:text-properties fo:font-size="11pt" fo:font-weight="normal" officeooo:rsid="001ec870" officeooo:paragraph-rsid="0037a702" style:font-size-asian="11pt" style:font-weight-asian="normal" style:font-size-complex="11pt" style:font-weight-complex="normal"/>
    </style:style>
    <style:style style:name="P57" style:family="paragraph" style:parent-style-name="Table_20_Contents">
      <style:paragraph-properties fo:margin-top="0.0398in" fo:margin-bottom="0.0398in" loext:contextual-spacing="false" fo:line-height="150%"/>
      <style:text-properties fo:font-size="11pt" fo:font-weight="normal" officeooo:rsid="002a179f" officeooo:paragraph-rsid="002bdc34" style:font-size-asian="11pt" style:font-weight-asian="normal" style:font-size-complex="11pt" style:font-weight-complex="normal"/>
    </style:style>
    <style:style style:name="P58" style:family="paragraph" style:parent-style-name="Table_20_Contents">
      <style:paragraph-properties fo:margin-top="0.0398in" fo:margin-bottom="0.0398in" loext:contextual-spacing="false"/>
      <style:text-properties fo:font-size="11pt" fo:font-weight="normal" officeooo:rsid="002b3822" officeooo:paragraph-rsid="002bdc34" style:font-size-asian="11pt" style:font-weight-asian="normal" style:font-size-complex="11pt" style:font-weight-complex="normal"/>
    </style:style>
    <style:style style:name="P59" style:family="paragraph" style:parent-style-name="Table_20_Contents">
      <style:paragraph-properties fo:margin-top="0.0398in" fo:margin-bottom="0.0398in" loext:contextual-spacing="false"/>
      <style:text-properties fo:font-size="11pt" fo:font-weight="normal" officeooo:rsid="001f11cb" officeooo:paragraph-rsid="002bdc34" style:font-size-asian="11pt" style:font-weight-asian="normal" style:font-size-complex="11pt" style:font-weight-complex="normal"/>
    </style:style>
    <style:style style:name="P60" style:family="paragraph" style:parent-style-name="Table_20_Contents">
      <style:paragraph-properties fo:line-height="100%"/>
      <style:text-properties fo:font-size="11pt" style:text-underline-style="none" fo:font-weight="normal" officeooo:rsid="002bdc34" officeooo:paragraph-rsid="002c8913" style:font-size-asian="11pt" style:font-weight-asian="normal" style:font-size-complex="11pt" style:font-weight-complex="normal"/>
    </style:style>
    <style:style style:name="P61" style:family="paragraph" style:parent-style-name="Table_20_Contents">
      <style:paragraph-properties fo:line-height="100%"/>
      <style:text-properties fo:font-size="11pt" style:text-underline-style="none" fo:font-weight="normal" officeooo:rsid="002bdc34" officeooo:paragraph-rsid="002bdc34" style:font-size-asian="11pt" style:font-weight-asian="normal" style:font-size-complex="11pt" style:font-weight-complex="normal"/>
    </style:style>
    <style:style style:name="P62" style:family="paragraph" style:parent-style-name="Table_20_Contents">
      <style:paragraph-properties fo:line-height="100%"/>
      <style:text-properties fo:font-size="11pt" style:text-underline-style="none" fo:font-weight="normal" officeooo:rsid="002bdc34" officeooo:paragraph-rsid="002c3776" style:font-size-asian="11pt" style:font-weight-asian="normal" style:font-size-complex="11pt" style:font-weight-complex="normal"/>
    </style:style>
    <style:style style:name="P63" style:family="paragraph" style:parent-style-name="Table_20_Contents">
      <style:paragraph-properties fo:line-height="100%"/>
      <style:text-properties fo:font-size="11pt" style:text-underline-style="none" fo:font-weight="normal" officeooo:rsid="002bdc34" officeooo:paragraph-rsid="003efb48" style:font-size-asian="11pt" style:font-weight-asian="normal" style:font-size-complex="11pt" style:font-weight-complex="normal"/>
    </style:style>
    <style:style style:name="P64" style:family="paragraph" style:parent-style-name="Table_20_Contents">
      <style:paragraph-properties fo:line-height="100%"/>
      <style:text-properties fo:font-size="11pt" fo:font-weight="normal" officeooo:rsid="001ec870" officeooo:paragraph-rsid="002c8913" style:font-size-asian="11pt" style:font-weight-asian="normal" style:font-size-complex="11pt" style:font-weight-complex="normal"/>
    </style:style>
    <style:style style:name="P65" style:family="paragraph" style:parent-style-name="Table_20_Contents">
      <style:paragraph-properties fo:line-height="100%"/>
      <style:text-properties fo:font-size="11pt" fo:font-weight="normal" officeooo:rsid="001ec870" officeooo:paragraph-rsid="001ec870" style:font-size-asian="11pt" style:font-weight-asian="normal" style:font-size-complex="11pt" style:font-weight-complex="normal"/>
    </style:style>
    <style:style style:name="P66" style:family="paragraph" style:parent-style-name="Table_20_Contents">
      <style:paragraph-properties fo:line-height="100%"/>
      <style:text-properties fo:font-size="11pt" fo:font-weight="normal" officeooo:rsid="001ec870" officeooo:paragraph-rsid="0021246d" style:font-size-asian="11pt" style:font-weight-asian="normal" style:font-size-complex="11pt" style:font-weight-complex="normal"/>
    </style:style>
    <style:style style:name="P67" style:family="paragraph" style:parent-style-name="Table_20_Contents">
      <style:paragraph-properties fo:line-height="100%"/>
      <style:text-properties fo:font-size="11pt" fo:font-weight="normal" officeooo:rsid="001ec870" officeooo:paragraph-rsid="002bdc34" style:font-size-asian="11pt" style:font-weight-asian="normal" style:font-size-complex="11pt" style:font-weight-complex="normal"/>
    </style:style>
    <style:style style:name="P68" style:family="paragraph" style:parent-style-name="Table_20_Contents">
      <style:paragraph-properties fo:line-height="100%"/>
      <style:text-properties fo:font-size="11pt" fo:font-weight="normal" officeooo:rsid="001ec870" officeooo:paragraph-rsid="002c3776" style:font-size-asian="11pt" style:font-weight-asian="normal" style:font-size-complex="11pt" style:font-weight-complex="normal"/>
    </style:style>
    <style:style style:name="P69" style:family="paragraph" style:parent-style-name="Table_20_Contents">
      <style:paragraph-properties fo:line-height="100%"/>
      <style:text-properties fo:font-size="11pt" fo:font-weight="normal" officeooo:rsid="001ec870" officeooo:paragraph-rsid="0037a702" style:font-size-asian="11pt" style:font-weight-asian="normal" style:font-size-complex="11pt" style:font-weight-complex="normal"/>
    </style:style>
    <style:style style:name="P70" style:family="paragraph" style:parent-style-name="Table_20_Contents">
      <style:paragraph-properties fo:line-height="100%"/>
      <style:text-properties fo:font-size="11pt" fo:font-weight="normal" officeooo:rsid="001ec870" officeooo:paragraph-rsid="003efb48" style:font-size-asian="11pt" style:font-weight-asian="normal" style:font-size-complex="11pt" style:font-weight-complex="normal"/>
    </style:style>
    <style:style style:name="P71" style:family="paragraph" style:parent-style-name="Table_20_Contents">
      <style:paragraph-properties fo:line-height="100%"/>
      <style:text-properties fo:font-size="11pt" fo:font-weight="normal" officeooo:rsid="0024df83" officeooo:paragraph-rsid="002c8913" style:font-size-asian="11pt" style:font-weight-asian="normal" style:font-size-complex="11pt" style:font-weight-complex="normal"/>
    </style:style>
    <style:style style:name="P72" style:family="paragraph" style:parent-style-name="Table_20_Contents">
      <style:paragraph-properties fo:line-height="100%"/>
      <style:text-properties fo:font-size="11pt" fo:font-weight="normal" officeooo:rsid="0024df83" officeooo:paragraph-rsid="0024df83" style:font-size-asian="11pt" style:font-weight-asian="normal" style:font-size-complex="11pt" style:font-weight-complex="normal"/>
    </style:style>
    <style:style style:name="P73" style:family="paragraph" style:parent-style-name="Table_20_Contents">
      <style:paragraph-properties fo:line-height="100%"/>
      <style:text-properties fo:font-size="11pt" fo:font-weight="normal" officeooo:rsid="0024df83" officeooo:paragraph-rsid="002bdc34" style:font-size-asian="11pt" style:font-weight-asian="normal" style:font-size-complex="11pt" style:font-weight-complex="normal"/>
    </style:style>
    <style:style style:name="P74" style:family="paragraph" style:parent-style-name="Table_20_Contents">
      <style:paragraph-properties fo:line-height="100%"/>
      <style:text-properties fo:font-size="11pt" fo:font-weight="normal" officeooo:rsid="0024df83" officeooo:paragraph-rsid="002c3776" style:font-size-asian="11pt" style:font-weight-asian="normal" style:font-size-complex="11pt" style:font-weight-complex="normal"/>
    </style:style>
    <style:style style:name="P75" style:family="paragraph" style:parent-style-name="Table_20_Contents">
      <style:paragraph-properties fo:line-height="100%"/>
      <style:text-properties fo:font-size="11pt" fo:font-weight="normal" officeooo:rsid="0024df83" officeooo:paragraph-rsid="003efb48" style:font-size-asian="11pt" style:font-weight-asian="normal" style:font-size-complex="11pt" style:font-weight-complex="normal"/>
    </style:style>
    <style:style style:name="P76" style:family="paragraph" style:parent-style-name="Table_20_Contents">
      <style:paragraph-properties fo:line-height="100%"/>
      <style:text-properties fo:font-size="11pt" fo:font-weight="normal" officeooo:rsid="001f11cb" officeooo:paragraph-rsid="002c8913" style:font-size-asian="11pt" style:font-weight-asian="normal" style:font-size-complex="11pt" style:font-weight-complex="normal"/>
    </style:style>
    <style:style style:name="P77" style:family="paragraph" style:parent-style-name="Table_20_Contents">
      <style:paragraph-properties fo:line-height="100%"/>
      <style:text-properties fo:font-size="11pt" fo:font-weight="normal" officeooo:rsid="001f11cb" officeooo:paragraph-rsid="0021246d" style:font-size-asian="11pt" style:font-weight-asian="normal" style:font-size-complex="11pt" style:font-weight-complex="normal"/>
    </style:style>
    <style:style style:name="P78" style:family="paragraph" style:parent-style-name="Table_20_Contents">
      <style:paragraph-properties fo:line-height="100%"/>
      <style:text-properties fo:font-size="11pt" fo:font-weight="normal" officeooo:rsid="001f11cb" officeooo:paragraph-rsid="002bdc34" style:font-size-asian="11pt" style:font-weight-asian="normal" style:font-size-complex="11pt" style:font-weight-complex="normal"/>
    </style:style>
    <style:style style:name="P79" style:family="paragraph" style:parent-style-name="Table_20_Contents">
      <style:paragraph-properties fo:line-height="100%"/>
      <style:text-properties fo:font-size="11pt" fo:font-weight="normal" officeooo:rsid="001f11cb" officeooo:paragraph-rsid="002c3776" style:font-size-asian="11pt" style:font-weight-asian="normal" style:font-size-complex="11pt" style:font-weight-complex="normal"/>
    </style:style>
    <style:style style:name="P80" style:family="paragraph" style:parent-style-name="Table_20_Contents">
      <style:paragraph-properties fo:line-height="100%"/>
      <style:text-properties fo:font-size="11pt" fo:font-weight="normal" officeooo:rsid="001f11cb" officeooo:paragraph-rsid="003efb48" style:font-size-asian="11pt" style:font-weight-asian="normal" style:font-size-complex="11pt" style:font-weight-complex="normal"/>
    </style:style>
    <style:style style:name="P81" style:family="paragraph" style:parent-style-name="Table_20_Contents">
      <style:paragraph-properties fo:line-height="100%"/>
      <style:text-properties fo:font-size="11pt" fo:font-weight="normal" style:font-size-asian="11pt" style:font-weight-asian="normal" style:font-size-complex="11pt" style:font-weight-complex="normal"/>
    </style:style>
    <style:style style:name="P82" style:family="paragraph" style:parent-style-name="Table_20_Contents">
      <style:paragraph-properties fo:line-height="100%"/>
      <style:text-properties fo:font-size="11pt" fo:font-weight="normal" officeooo:paragraph-rsid="002c8913" style:font-size-asian="11pt" style:font-weight-asian="normal" style:font-size-complex="11pt" style:font-weight-complex="normal"/>
    </style:style>
    <style:style style:name="P83" style:family="paragraph" style:parent-style-name="Table_20_Contents">
      <style:paragraph-properties fo:line-height="100%"/>
      <style:text-properties fo:font-size="11pt" fo:font-weight="normal" officeooo:paragraph-rsid="002bdc34" style:font-size-asian="11pt" style:font-weight-asian="normal" style:font-size-complex="11pt" style:font-weight-complex="normal"/>
    </style:style>
    <style:style style:name="P84" style:family="paragraph" style:parent-style-name="Table_20_Contents">
      <style:paragraph-properties fo:line-height="100%"/>
      <style:text-properties fo:font-size="11pt" fo:font-weight="normal" officeooo:paragraph-rsid="002c3776" style:font-size-asian="11pt" style:font-weight-asian="normal" style:font-size-complex="11pt" style:font-weight-complex="normal"/>
    </style:style>
    <style:style style:name="P85" style:family="paragraph" style:parent-style-name="Table_20_Contents">
      <style:paragraph-properties fo:line-height="100%"/>
      <style:text-properties fo:font-size="11pt" fo:font-weight="normal" officeooo:paragraph-rsid="003efb48" style:font-size-asian="11pt" style:font-weight-asian="normal" style:font-size-complex="11pt" style:font-weight-complex="normal"/>
    </style:style>
    <style:style style:name="P86" style:family="paragraph" style:parent-style-name="Table_20_Contents">
      <style:paragraph-properties fo:line-height="100%"/>
      <style:text-properties fo:font-size="11pt" fo:font-weight="normal" officeooo:rsid="002bdc34" officeooo:paragraph-rsid="002c8913" style:font-size-asian="11pt" style:font-weight-asian="normal" style:font-size-complex="11pt" style:font-weight-complex="normal"/>
    </style:style>
    <style:style style:name="P87" style:family="paragraph" style:parent-style-name="Table_20_Contents">
      <style:paragraph-properties fo:line-height="100%"/>
      <style:text-properties fo:font-size="11pt" fo:font-weight="normal" officeooo:rsid="002bdc34" officeooo:paragraph-rsid="002bdc34" style:font-size-asian="11pt" style:font-weight-asian="normal" style:font-size-complex="11pt" style:font-weight-complex="normal"/>
    </style:style>
    <style:style style:name="P88" style:family="paragraph" style:parent-style-name="Table_20_Contents">
      <style:paragraph-properties fo:line-height="100%"/>
      <style:text-properties fo:font-size="11pt" fo:font-weight="normal" officeooo:rsid="002bdc34" officeooo:paragraph-rsid="002c3776" style:font-size-asian="11pt" style:font-weight-asian="normal" style:font-size-complex="11pt" style:font-weight-complex="normal"/>
    </style:style>
    <style:style style:name="P89" style:family="paragraph" style:parent-style-name="Table_20_Contents">
      <style:paragraph-properties fo:line-height="100%"/>
      <style:text-properties fo:font-size="11pt" fo:font-weight="normal" officeooo:rsid="002bdc34" officeooo:paragraph-rsid="003efb48" style:font-size-asian="11pt" style:font-weight-asian="normal" style:font-size-complex="11pt" style:font-weight-complex="normal"/>
    </style:style>
    <style:style style:name="P90" style:family="paragraph" style:parent-style-name="Table_20_Contents">
      <style:paragraph-properties fo:line-height="100%"/>
      <style:text-properties fo:font-size="11pt" fo:font-weight="normal" officeooo:rsid="002c8913" officeooo:paragraph-rsid="002c8913" style:font-size-asian="11pt" style:font-weight-asian="normal" style:font-size-complex="11pt" style:font-weight-complex="normal"/>
    </style:style>
    <style:style style:name="P91" style:family="paragraph" style:parent-style-name="Table_20_Contents">
      <style:paragraph-properties fo:line-height="100%"/>
      <style:text-properties fo:font-size="11pt" fo:font-weight="normal" officeooo:rsid="002c3776" officeooo:paragraph-rsid="002c3776" style:font-size-asian="11pt" style:font-weight-asian="normal" style:font-size-complex="11pt" style:font-weight-complex="normal"/>
    </style:style>
    <style:style style:name="P92" style:family="paragraph" style:parent-style-name="Table_20_Contents">
      <style:paragraph-properties fo:line-height="100%"/>
      <style:text-properties fo:font-size="11pt" fo:font-weight="normal" officeooo:rsid="0037a702" officeooo:paragraph-rsid="0037a702" style:font-size-asian="11pt" style:font-weight-asian="normal" style:font-size-complex="11pt" style:font-weight-complex="normal"/>
    </style:style>
    <style:style style:name="P93" style:family="paragraph" style:parent-style-name="Table_20_Contents">
      <style:paragraph-properties fo:line-height="100%"/>
      <style:text-properties fo:font-size="11pt" fo:font-weight="normal" officeooo:rsid="003efb48" officeooo:paragraph-rsid="003efb48" style:font-size-asian="11pt" style:font-weight-asian="normal" style:font-size-complex="11pt" style:font-weight-complex="normal"/>
    </style:style>
    <style:style style:name="P94" style:family="paragraph" style:parent-style-name="Table_20_Contents">
      <style:paragraph-properties fo:line-height="100%"/>
      <style:text-properties fo:font-size="11pt" fo:font-weight="normal" officeooo:rsid="0040a3e3" officeooo:paragraph-rsid="0040a3e3" style:font-size-asian="11pt" style:font-weight-asian="normal" style:font-size-complex="11pt" style:font-weight-complex="normal"/>
    </style:style>
    <style:style style:name="P95" style:family="paragraph" style:parent-style-name="Table_20_Contents">
      <style:paragraph-properties fo:line-height="100%"/>
      <style:text-properties fo:font-size="11pt" style:text-underline-style="solid" style:text-underline-width="auto" style:text-underline-color="font-color" fo:font-weight="bold" officeooo:rsid="002bdc34" officeooo:paragraph-rsid="002c8913" style:font-size-asian="11pt" style:font-weight-asian="bold" style:font-size-complex="11pt" style:font-weight-complex="bold"/>
    </style:style>
    <style:style style:name="P96" style:family="paragraph" style:parent-style-name="Table_20_Contents">
      <style:paragraph-properties fo:line-height="100%"/>
      <style:text-properties fo:font-size="11pt" style:text-underline-style="solid" style:text-underline-width="auto" style:text-underline-color="font-color" fo:font-weight="bold" officeooo:rsid="002bdc34" officeooo:paragraph-rsid="002bdc34" style:font-size-asian="11pt" style:font-weight-asian="bold" style:font-size-complex="11pt" style:font-weight-complex="bold"/>
    </style:style>
    <style:style style:name="P97" style:family="paragraph" style:parent-style-name="Table_20_Contents">
      <style:paragraph-properties fo:line-height="100%"/>
      <style:text-properties fo:font-size="11pt" style:text-underline-style="solid" style:text-underline-width="auto" style:text-underline-color="font-color" fo:font-weight="bold" officeooo:rsid="002bdc34" officeooo:paragraph-rsid="002c3776" style:font-size-asian="11pt" style:font-weight-asian="bold" style:font-size-complex="11pt" style:font-weight-complex="bold"/>
    </style:style>
    <style:style style:name="P98" style:family="paragraph" style:parent-style-name="Table_20_Contents">
      <style:paragraph-properties fo:line-height="100%"/>
      <style:text-properties fo:font-size="11pt" style:text-underline-style="solid" style:text-underline-width="auto" style:text-underline-color="font-color" fo:font-weight="bold" officeooo:rsid="002bdc34" officeooo:paragraph-rsid="003efb48" style:font-size-asian="11pt" style:font-weight-asian="bold" style:font-size-complex="11pt" style:font-weight-complex="bold"/>
    </style:style>
    <style:style style:name="P99" style:family="paragraph" style:parent-style-name="Table_20_Contents">
      <style:paragraph-properties fo:line-height="100%"/>
      <style:text-properties fo:font-size="11pt" fo:font-weight="bold" officeooo:rsid="002c3776" officeooo:paragraph-rsid="003efb48" style:font-size-asian="11pt" style:font-weight-asian="bold" style:font-size-complex="11pt" style:font-weight-complex="bold"/>
    </style:style>
    <style:style style:name="P100" style:family="paragraph" style:parent-style-name="Text_20_body">
      <style:paragraph-properties fo:line-height="100%"/>
      <style:text-properties fo:font-size="11pt" fo:font-weight="normal" officeooo:rsid="002bdc34" officeooo:paragraph-rsid="002bdc34" style:font-size-asian="11pt" style:font-weight-asian="normal" style:font-size-complex="11pt" style:font-weight-complex="normal"/>
    </style:style>
    <style:style style:name="P101" style:family="paragraph" style:parent-style-name="Text_20_body">
      <style:text-properties fo:font-size="11pt" fo:font-weight="bold" officeooo:rsid="0024eb7a" officeooo:paragraph-rsid="0024eb7a" style:font-size-asian="9.60000038146973pt" style:font-weight-asian="bold" style:font-size-complex="11pt" style:font-weight-complex="bold"/>
    </style:style>
    <style:style style:name="P102" style:family="paragraph" style:parent-style-name="Text_20_body">
      <style:paragraph-properties fo:line-height="100%"/>
      <style:text-properties fo:font-size="11pt" fo:font-weight="bold" officeooo:rsid="0024eb7a" officeooo:paragraph-rsid="002bdc34" style:font-size-asian="9.60000038146973pt" style:font-weight-asian="bold" style:font-size-complex="11pt" style:font-weight-complex="bold"/>
    </style:style>
    <style:style style:name="P103" style:family="paragraph" style:parent-style-name="Text_20_body">
      <style:paragraph-properties fo:line-height="100%"/>
      <style:text-properties fo:font-size="11pt" fo:font-weight="bold" officeooo:rsid="0024eb7a" officeooo:paragraph-rsid="0024eb7a" style:font-size-asian="9.60000038146973pt" style:font-weight-asian="bold" style:font-size-complex="11pt" style:font-weight-complex="bold"/>
    </style:style>
    <style:style style:name="P104" style:family="paragraph" style:parent-style-name="Text_20_body">
      <style:text-properties fo:font-size="11pt" fo:font-weight="bold" officeooo:rsid="0026b03b" officeooo:paragraph-rsid="0024eb7a" style:font-size-asian="9.60000038146973pt" style:font-weight-asian="bold" style:font-size-complex="11pt" style:font-weight-complex="bold"/>
    </style:style>
    <style:style style:name="P105" style:family="paragraph" style:parent-style-name="Text_20_body">
      <style:text-properties fo:font-size="11pt" fo:font-weight="bold" officeooo:rsid="002b8f4e" officeooo:paragraph-rsid="002b8f4e" style:font-size-asian="9.60000038146973pt" style:font-weight-asian="bold" style:font-size-complex="11pt" style:font-weight-complex="bold"/>
    </style:style>
    <style:style style:name="P106" style:family="paragraph" style:parent-style-name="Text_20_body">
      <style:paragraph-properties fo:line-height="100%"/>
      <style:text-properties fo:font-size="11pt" fo:font-weight="bold" officeooo:rsid="0024eb7a" officeooo:paragraph-rsid="0024eb7a" style:font-size-asian="11pt" style:font-weight-asian="bold" style:font-size-complex="11pt" style:font-weight-complex="bold"/>
    </style:style>
    <style:style style:name="P107" style:family="paragraph" style:parent-style-name="Text_20_body">
      <style:paragraph-properties fo:line-height="100%"/>
      <style:text-properties fo:font-size="11pt" fo:font-weight="bold" officeooo:rsid="0024eb7a" officeooo:paragraph-rsid="002bdc34" style:font-size-asian="11pt" style:font-weight-asian="bold" style:font-size-complex="11pt" style:font-weight-complex="bold"/>
    </style:style>
    <style:style style:name="P108" style:family="paragraph" style:parent-style-name="Text_20_body">
      <style:text-properties fo:font-size="11pt" officeooo:rsid="0024eb7a" officeooo:paragraph-rsid="0024eb7a" style:font-size-asian="9.60000038146973pt" style:font-size-complex="11pt"/>
    </style:style>
    <style:style style:name="P109" style:family="paragraph" style:parent-style-name="Text_20_body">
      <style:text-properties fo:font-size="11pt" officeooo:rsid="0024eb7a" officeooo:paragraph-rsid="00296d78" style:font-size-asian="9.60000038146973pt" style:font-size-complex="11pt"/>
    </style:style>
    <style:style style:name="P110" style:family="paragraph" style:parent-style-name="Text_20_body">
      <style:paragraph-properties fo:line-height="100%"/>
      <style:text-properties fo:font-size="11pt" officeooo:rsid="0024eb7a" officeooo:paragraph-rsid="0024eb7a" style:font-size-asian="9.60000038146973pt" style:font-size-complex="11pt"/>
    </style:style>
    <style:style style:name="P111" style:family="paragraph" style:parent-style-name="Text_20_body">
      <style:text-properties fo:font-size="11pt" officeooo:rsid="0024eb7a" officeooo:paragraph-rsid="002b8f4e" style:font-size-asian="9.60000038146973pt" style:font-size-complex="11pt"/>
    </style:style>
    <style:style style:name="P112" style:family="paragraph" style:parent-style-name="Text_20_body">
      <style:text-properties fo:font-size="11pt" officeooo:rsid="0024df83" officeooo:paragraph-rsid="0030d400" style:font-size-asian="9.60000038146973pt" style:font-size-complex="11pt"/>
    </style:style>
    <style:style style:name="P113" style:family="paragraph" style:parent-style-name="Text_20_body">
      <style:text-properties officeooo:rsid="002b3822"/>
    </style:style>
    <style:style style:name="P114" style:family="paragraph" style:parent-style-name="Text_20_body" style:list-style-name="WWNum39">
      <style:paragraph-properties fo:line-height="100%"/>
      <style:text-properties officeooo:paragraph-rsid="0048d2aa"/>
    </style:style>
    <style:style style:name="P115" style:family="paragraph" style:parent-style-name="Text_20_body">
      <style:paragraph-properties fo:margin-left="0.2in" fo:margin-right="0in" fo:line-height="100%" fo:text-align="start" style:justify-single-word="false" fo:text-indent="0in" style:auto-text-indent="false"/>
      <style:text-properties fo:font-size="14pt" style:text-underline-style="none" officeooo:rsid="00464432" officeooo:paragraph-rsid="00464432" style:font-size-asian="12.25pt" style:font-size-complex="14pt"/>
    </style:style>
    <style:style style:name="P116" style:family="paragraph" style:parent-style-name="Text_20_body">
      <style:paragraph-properties fo:margin-left="0.2in" fo:margin-right="0in" fo:line-height="100%" fo:text-align="start" style:justify-single-word="false" fo:text-indent="0in" style:auto-text-indent="false"/>
      <style:text-properties fo:font-size="14pt" style:text-underline-style="solid" style:text-underline-width="auto" style:text-underline-color="font-color" officeooo:rsid="00464432" officeooo:paragraph-rsid="00464432" style:font-size-asian="12.25pt" style:font-size-complex="14pt"/>
    </style:style>
    <style:style style:name="P117" style:family="paragraph" style:parent-style-name="Text_20_body">
      <style:paragraph-properties fo:margin-left="0.2in" fo:margin-right="0in" fo:line-height="100%" fo:text-align="start" style:justify-single-word="false" fo:text-indent="0in" style:auto-text-indent="false"/>
      <style:text-properties officeooo:paragraph-rsid="00464432"/>
    </style:style>
    <style:style style:name="P118" style:family="paragraph" style:parent-style-name="Text_20_body">
      <style:paragraph-properties fo:margin-left="0in" fo:margin-right="0in" fo:line-height="100%" fo:text-align="start" style:justify-single-word="false" fo:text-indent="0in" style:auto-text-indent="false"/>
      <style:text-properties fo:font-size="11pt" officeooo:rsid="0024eb7a" officeooo:paragraph-rsid="00464432" style:font-size-asian="9.60000038146973pt" style:font-size-complex="11pt"/>
    </style:style>
    <style:style style:name="P119" style:family="paragraph" style:parent-style-name="Text_20_body">
      <style:paragraph-properties fo:margin-left="0in" fo:margin-right="0in" fo:line-height="100%" fo:text-align="start" style:justify-single-word="false" fo:text-indent="0in" style:auto-text-indent="false"/>
      <style:text-properties fo:font-size="14pt" style:text-underline-style="solid" style:text-underline-width="auto" style:text-underline-color="font-color" officeooo:rsid="00464432" officeooo:paragraph-rsid="00464432" style:font-size-asian="12.25pt" style:font-size-complex="14pt"/>
    </style:style>
    <style:style style:name="P120" style:family="paragraph" style:parent-style-name="Text_20_body">
      <style:paragraph-properties fo:margin-left="0in" fo:margin-right="0in" fo:line-height="100%" fo:text-align="start" style:justify-single-word="false" fo:text-indent="0in" style:auto-text-indent="false"/>
      <style:text-properties fo:font-size="14pt" style:text-underline-style="none" officeooo:rsid="00464432" officeooo:paragraph-rsid="00464432" style:font-size-asian="12.25pt" style:font-size-complex="14pt"/>
    </style:style>
    <style:style style:name="P121" style:family="paragraph" style:parent-style-name="Text_20_body">
      <style:paragraph-properties fo:margin-left="0.4in" fo:margin-right="0in" fo:line-height="120%" fo:text-align="start" style:justify-single-word="false" fo:text-indent="0in" style:auto-text-indent="false"/>
      <style:text-properties fo:font-size="14pt" style:text-underline-style="none" officeooo:rsid="004ad14d" officeooo:paragraph-rsid="004ad14d" style:font-size-asian="12.25pt" style:font-size-complex="14pt"/>
    </style:style>
    <style:style style:name="P122" style:family="paragraph" style:parent-style-name="Text_20_body">
      <style:paragraph-properties fo:margin-left="0.4in" fo:margin-right="0in" fo:line-height="150%" fo:text-align="start" style:justify-single-word="false" fo:text-indent="0in" style:auto-text-indent="false"/>
      <style:text-properties fo:font-size="14pt" style:text-underline-style="none" officeooo:rsid="004ad14d" officeooo:paragraph-rsid="004ad14d" style:font-size-asian="12.25pt" style:font-size-complex="14pt"/>
    </style:style>
    <style:style style:name="P123" style:family="paragraph" style:parent-style-name="Text_20_body">
      <style:paragraph-properties fo:margin-left="0.4in" fo:margin-right="0in" fo:text-indent="0in" style:auto-text-indent="false"/>
      <style:text-properties style:font-name="Liberation Serif"/>
    </style:style>
    <style:style style:name="P124" style:family="paragraph" style:parent-style-name="Text_20_body">
      <style:paragraph-properties fo:margin-left="0.4in" fo:margin-right="0in" fo:line-height="150%" fo:text-indent="0in" style:auto-text-indent="false"/>
      <style:text-properties style:font-name="Liberation Serif" fo:font-size="11pt" style:font-size-asian="11pt" style:font-size-complex="11pt"/>
    </style:style>
    <style:style style:name="P125" style:family="paragraph" style:parent-style-name="Text_20_body">
      <style:paragraph-properties fo:margin-left="0.4in" fo:margin-right="0in" fo:text-indent="0in" style:auto-text-indent="false"/>
      <style:text-properties style:font-name="Liberation Serif" fo:font-weight="bold" style:font-weight-asian="bold" style:font-weight-complex="bold"/>
    </style:style>
    <style:style style:name="P126" style:family="paragraph" style:parent-style-name="Text_20_body">
      <style:paragraph-properties fo:margin-left="0.4in" fo:margin-right="0in" fo:text-indent="0in" style:auto-text-indent="false"/>
      <style:text-properties style:font-name="Liberation Serif" style:text-underline-style="solid" style:text-underline-width="auto" style:text-underline-color="font-color"/>
    </style:style>
    <style:style style:name="P127" style:family="paragraph" style:parent-style-name="Text_20_body">
      <style:paragraph-properties fo:margin-left="0.4in" fo:margin-right="0in" fo:text-indent="0in" style:auto-text-indent="false"/>
      <style:text-properties style:font-name="Liberation Serif" officeooo:paragraph-rsid="004d4796"/>
    </style:style>
    <style:style style:name="P128" style:family="paragraph" style:parent-style-name="Text_20_body">
      <style:paragraph-properties fo:margin-left="0.4in" fo:margin-right="0in" fo:line-height="150%" fo:text-indent="0in" style:auto-text-indent="false"/>
      <style:text-properties style:font-name="Liberation Serif"/>
    </style:style>
    <style:style style:name="P129" style:family="paragraph" style:parent-style-name="Text_20_body">
      <style:paragraph-properties fo:margin-left="0.4in" fo:margin-right="0in" fo:line-height="150%" fo:text-indent="0in" style:auto-text-indent="false"/>
      <style:text-properties style:font-name="Liberation Serif" officeooo:paragraph-rsid="004d4796"/>
    </style:style>
    <style:style style:name="P130" style:family="paragraph" style:parent-style-name="Text_20_body">
      <style:paragraph-properties fo:margin-left="0.4in" fo:margin-right="0in" fo:line-height="150%" fo:text-indent="0in" style:auto-text-indent="false"/>
    </style:style>
    <style:style style:name="P131" style:family="paragraph" style:parent-style-name="Text_20_body">
      <style:paragraph-properties fo:margin-top="0in" fo:margin-bottom="0in" loext:contextual-spacing="false" fo:line-height="100%"/>
      <style:text-properties officeooo:paragraph-rsid="0048d2aa"/>
    </style:style>
    <style:style style:name="P132" style:family="paragraph" style:parent-style-name="Text_20_body" style:list-style-name="WWNum30">
      <style:paragraph-properties fo:margin-top="0in" fo:margin-bottom="0in" loext:contextual-spacing="false" fo:line-height="100%"/>
      <style:text-properties officeooo:paragraph-rsid="0048d2aa"/>
    </style:style>
    <style:style style:name="P133" style:family="paragraph" style:parent-style-name="Text_20_body">
      <style:paragraph-properties fo:margin-top="0in" fo:margin-bottom="0in" loext:contextual-spacing="false"/>
      <style:text-properties officeooo:paragraph-rsid="0048d2aa"/>
    </style:style>
    <style:style style:name="P134" style:family="paragraph" style:parent-style-name="Text_20_body">
      <style:paragraph-properties fo:margin-top="0in" fo:margin-bottom="0in" loext:contextual-spacing="false" fo:line-height="100%"/>
      <style:text-properties fo:font-weight="bold" officeooo:paragraph-rsid="004820d4" style:font-weight-asian="bold" style:font-weight-complex="bold"/>
    </style:style>
    <style:style style:name="P135" style:family="paragraph" style:parent-style-name="Standard">
      <style:text-properties fo:font-size="11pt" officeooo:rsid="001fa67b" officeooo:paragraph-rsid="002bdc34" style:font-size-asian="11pt" style:font-size-complex="11pt"/>
    </style:style>
    <style:style style:name="P136" style:family="paragraph" style:parent-style-name="Standard">
      <style:paragraph-properties fo:text-align="center" style:justify-single-word="false"/>
      <style:text-properties fo:font-size="11pt" officeooo:rsid="00431771" officeooo:paragraph-rsid="00431771" style:font-size-asian="11pt" style:font-size-complex="11pt"/>
    </style:style>
    <style:style style:name="P137" style:family="paragraph" style:parent-style-name="Standard">
      <style:text-properties officeooo:paragraph-rsid="004820d4"/>
    </style:style>
    <style:style style:name="P138" style:family="paragraph" style:parent-style-name="Standard">
      <style:text-properties officeooo:paragraph-rsid="0048d2aa"/>
    </style:style>
    <style:style style:name="P139" style:family="paragraph" style:parent-style-name="Standard">
      <style:paragraph-properties fo:line-height="100%"/>
    </style:style>
    <style:style style:name="P140" style:family="paragraph" style:parent-style-name="Standard" style:list-style-name="WWNum30">
      <style:paragraph-properties fo:line-height="100%"/>
    </style:style>
    <style:style style:name="P141" style:family="paragraph" style:parent-style-name="Standard" style:list-style-name="WWNum39">
      <style:paragraph-properties fo:line-height="100%"/>
    </style:style>
    <style:style style:name="P142" style:family="paragraph" style:parent-style-name="Standard">
      <style:paragraph-properties fo:margin-left="0.2in" fo:margin-right="0in" fo:line-height="100%" fo:text-align="start" style:justify-single-word="false" fo:text-indent="0in" style:auto-text-indent="false"/>
      <style:text-properties fo:font-size="14pt" style:text-underline-style="none" officeooo:rsid="00464432" officeooo:paragraph-rsid="004820d4" style:font-size-asian="12.25pt" style:font-size-complex="14pt"/>
    </style:style>
    <style:style style:name="P143" style:family="paragraph" style:parent-style-name="Standard">
      <style:paragraph-properties fo:margin-left="0.2in" fo:margin-right="0in" fo:line-height="100%" fo:text-align="start" style:justify-single-word="false" fo:text-indent="0in" style:auto-text-indent="false"/>
      <style:text-properties officeooo:paragraph-rsid="004820d4"/>
    </style:style>
    <style:style style:name="P144" style:family="paragraph" style:parent-style-name="Standard">
      <style:paragraph-properties fo:margin-left="0.4in" fo:margin-right="0in" fo:margin-top="0in" fo:margin-bottom="0.0835in" loext:contextual-spacing="false" fo:line-height="100%" fo:text-align="justify" style:justify-single-word="false" fo:orphans="0" fo:widows="0" fo:text-indent="0in" style:auto-text-indent="false">
        <style:tab-stops>
          <style:tab-stop style:position="0.3752in"/>
          <style:tab-stop style:position="0.8752in"/>
        </style:tab-stops>
      </style:paragraph-properties>
      <style:text-properties style:font-name="Liberation Serif" fo:font-size="11pt" officeooo:paragraph-rsid="004d4796" style:font-size-asian="11pt" style:font-size-complex="11pt"/>
    </style:style>
    <style:style style:name="P145" style:family="paragraph" style:parent-style-name="Standard">
      <style:paragraph-properties fo:margin-left="0.4in" fo:margin-right="0in" fo:margin-top="0in" fo:margin-bottom="0.0835in" loext:contextual-spacing="false" fo:line-height="150%" fo:text-align="justify" style:justify-single-word="false" fo:orphans="0" fo:widows="0" fo:text-indent="0in" style:auto-text-indent="false">
        <style:tab-stops>
          <style:tab-stop style:position="0.3752in"/>
          <style:tab-stop style:position="0.8752in"/>
        </style:tab-stops>
      </style:paragraph-properties>
      <style:text-properties style:font-name="Liberation Serif" fo:font-size="11pt" officeooo:paragraph-rsid="004d4796" style:font-size-asian="11pt" style:font-size-complex="11pt"/>
    </style:style>
    <style:style style:name="P146" style:family="paragraph" style:parent-style-name="Standard">
      <style:paragraph-properties fo:margin-left="0.4in" fo:margin-right="0in" fo:margin-top="0in" fo:margin-bottom="0.0835in" loext:contextual-spacing="false" fo:line-height="150%" fo:text-align="justify" style:justify-single-word="false" fo:orphans="0" fo:widows="0" fo:text-indent="0in" style:auto-text-indent="false">
        <style:tab-stops>
          <style:tab-stop style:position="0.3752in"/>
          <style:tab-stop style:position="0.8752in"/>
        </style:tab-stops>
      </style:paragraph-properties>
      <style:text-properties fo:font-size="11pt" officeooo:paragraph-rsid="004d4796" style:font-size-asian="11pt" style:font-size-complex="11pt"/>
    </style:style>
    <style:style style:name="P147" style:family="paragraph" style:parent-style-name="Table_20_Contents">
      <style:paragraph-properties fo:line-height="100%"/>
    </style:style>
    <style:style style:name="P148" style:family="paragraph" style:parent-style-name="Table_20_Contents" style:list-style-name="WWNum30">
      <style:paragraph-properties fo:line-height="100%"/>
    </style:style>
    <style:style style:name="P149" style:family="paragraph" style:parent-style-name="Table_20_Contents" style:list-style-name="WWNum30">
      <style:paragraph-properties fo:line-height="100%"/>
      <style:text-properties officeooo:paragraph-rsid="004820d4"/>
    </style:style>
    <style:style style:name="P150" style:family="paragraph" style:parent-style-name="Table_20_Contents" style:list-style-name="WWNum30">
      <style:paragraph-properties fo:line-height="100%"/>
      <style:text-properties officeooo:paragraph-rsid="0048d2aa"/>
    </style:style>
    <style:style style:name="P151" style:family="paragraph" style:parent-style-name="Table_20_Contents" style:list-style-name="WWNum39">
      <style:paragraph-properties fo:line-height="100%"/>
    </style:style>
    <style:style style:name="P152" style:family="paragraph" style:parent-style-name="Table_20_Contents" style:list-style-name="WWNum39">
      <style:paragraph-properties fo:line-height="100%"/>
      <style:text-properties officeooo:paragraph-rsid="004820d4"/>
    </style:style>
    <style:style style:name="P153" style:family="paragraph" style:parent-style-name="Table_20_Contents">
      <style:paragraph-properties fo:line-height="100%"/>
      <style:text-properties officeooo:paragraph-rsid="004820d4"/>
    </style:style>
    <style:style style:name="P154" style:family="paragraph" style:parent-style-name="Table_20_Contents">
      <style:paragraph-properties fo:line-height="100%"/>
      <style:text-properties fo:font-weight="bold" style:font-weight-asian="bold" style:font-weight-complex="bold"/>
    </style:style>
    <style:style style:name="P155" style:family="paragraph" style:parent-style-name="Table_20_Contents">
      <loext:graphic-properties draw:fill="solid" draw:fill-color="#004586" draw:opacity="100%"/>
      <style:paragraph-properties fo:line-height="100%" fo:background-color="#004586"/>
      <style:text-properties fo:font-weight="bold" style:font-weight-asian="bold" style:font-weight-complex="bold"/>
    </style:style>
    <style:style style:name="P156" style:family="paragraph" style:parent-style-name="Table_20_Contents" style:list-style-name="WWNum30">
      <style:paragraph-properties fo:margin-top="0in" fo:margin-bottom="0in" loext:contextual-spacing="false" fo:line-height="100%"/>
    </style:style>
    <style:style style:name="P157" style:family="paragraph" style:parent-style-name="Body">
      <style:paragraph-properties fo:margin-top="0in" fo:margin-bottom="0in" loext:contextual-spacing="false"/>
      <style:text-properties fo:font-size="11pt" officeooo:paragraph-rsid="0048d2aa" style:font-size-asian="11pt" style:font-size-complex="11pt"/>
    </style:style>
    <style:style style:name="P158" style:family="paragraph" style:parent-style-name="Body" style:list-style-name="WWNum30">
      <style:paragraph-properties fo:margin-top="0in" fo:margin-bottom="0in" loext:contextual-spacing="false"/>
      <style:text-properties fo:font-size="11pt" officeooo:paragraph-rsid="0048d2aa" style:font-size-asian="11pt" style:font-size-complex="11pt"/>
    </style:style>
    <style:style style:name="P159" style:family="paragraph" style:parent-style-name="Body" style:list-style-name="WWNum39">
      <style:paragraph-properties fo:margin-top="0in" fo:margin-bottom="0in" loext:contextual-spacing="false"/>
      <style:text-properties fo:font-size="11pt" officeooo:paragraph-rsid="0048d2aa" style:font-size-asian="11pt" style:font-size-complex="11pt"/>
    </style:style>
    <style:style style:name="P160" style:family="paragraph" style:parent-style-name="Body">
      <style:paragraph-properties fo:margin-top="0in" fo:margin-bottom="0in" loext:contextual-spacing="false"/>
      <style:text-properties fo:font-size="11pt" fo:font-weight="bold" officeooo:paragraph-rsid="0048d2aa" style:font-size-asian="11pt" style:font-weight-asian="bold" style:font-size-complex="11pt" style:font-weight-complex="bold"/>
    </style:style>
    <style:style style:name="T1" style:family="text">
      <style:text-properties officeooo:rsid="001f11cb"/>
    </style:style>
    <style:style style:name="T2" style:family="text">
      <style:text-properties fo:font-size="13pt" officeooo:rsid="00325bc3" style:font-size-asian="11.3500003814697pt" style:font-size-complex="13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size-asian="11pt" style:font-weight-asian="normal" style:font-weight-complex="normal"/>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normal" officeooo:rsid="00325bc3" style:font-weight-asian="normal" style:font-weight-complex="normal"/>
    </style:style>
    <style:style style:name="T7" style:family="text">
      <style:text-properties style:text-underline-style="solid" style:text-underline-width="auto" style:text-underline-color="font-color" fo:font-weight="bold" style:font-name-asian="Times New Roman1" style:font-weight-asian="bold" style:font-name-complex="Times New Roman1"/>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2b3822" style:font-weight-asian="normal" style:font-weight-complex="normal"/>
    </style:style>
    <style:style style:name="T12" style:family="text">
      <style:text-properties style:text-underline-style="none" fo:font-weight="normal" officeooo:rsid="002c8913" style:font-weight-asian="normal" style:font-weight-complex="normal"/>
    </style:style>
    <style:style style:name="T13" style:family="text">
      <style:text-properties style:text-underline-style="none" fo:font-weight="normal" officeooo:rsid="0040a3e3"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2b5991" style:font-weight-asian="bold" style:font-weight-complex="bold"/>
    </style:style>
    <style:style style:name="T16" style:family="text">
      <style:text-properties fo:font-weight="bold" officeooo:rsid="002b8f4e" style:font-weight-asian="bold" style:font-weight-complex="bold"/>
    </style:style>
    <style:style style:name="T17" style:family="text">
      <style:text-properties fo:font-weight="bold" officeooo:rsid="002b3822" style:font-weight-asian="bold" style:font-weight-complex="bold"/>
    </style:style>
    <style:style style:name="T18" style:family="text">
      <style:text-properties fo:font-weight="bold" officeooo:rsid="0024df83" style:font-weight-asian="bold" style:font-weight-complex="bold"/>
    </style:style>
    <style:style style:name="T19" style:family="text">
      <style:text-properties fo:font-weight="bold" officeooo:rsid="0011cf7c"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bdc34" style:font-weight-asian="normal" style:font-weight-complex="normal"/>
    </style:style>
    <style:style style:name="T22" style:family="text">
      <style:text-properties fo:font-weight="normal" officeooo:rsid="002b3822" style:font-weight-asian="normal" style:font-weight-complex="normal"/>
    </style:style>
    <style:style style:name="T23" style:family="text">
      <style:text-properties fo:font-weight="normal" officeooo:rsid="0037a702" style:font-weight-asian="normal" style:font-weight-complex="normal"/>
    </style:style>
    <style:style style:name="T24" style:family="text">
      <style:text-properties fo:font-weight="normal" officeooo:rsid="003d1761" style:font-weight-asian="normal" style:font-weight-complex="normal"/>
    </style:style>
    <style:style style:name="T25" style:family="text">
      <style:text-properties fo:font-weight="normal" officeooo:rsid="003efb48" style:font-weight-asian="normal" style:font-weight-complex="normal"/>
    </style:style>
    <style:style style:name="T26" style:family="text">
      <style:text-properties fo:font-weight="normal" officeooo:rsid="00414804" style:font-weight-asian="normal" style:font-weight-complex="normal"/>
    </style:style>
    <style:style style:name="T27" style:family="text">
      <style:text-properties fo:font-weight="normal" style:font-size-asian="11pt" style:font-weight-asian="normal" style:font-weight-complex="normal"/>
    </style:style>
    <style:style style:name="T28" style:family="text">
      <style:text-properties fo:font-weight="normal" officeooo:rsid="002bdc34" style:font-size-asian="11pt" style:font-weight-asian="normal" style:font-weight-complex="normal"/>
    </style:style>
    <style:style style:name="T29" style:family="text">
      <style:text-properties fo:font-weight="normal" officeooo:rsid="002bdc34" style:font-size-asian="9.60000038146973pt" style:font-weight-asian="normal" style:font-weight-complex="normal"/>
    </style:style>
    <style:style style:name="T30" style:family="text">
      <style:text-properties officeooo:rsid="0026b5c0"/>
    </style:style>
    <style:style style:name="T31" style:family="text">
      <style:text-properties officeooo:rsid="00296d78"/>
    </style:style>
    <style:style style:name="T32" style:family="text">
      <style:text-properties officeooo:rsid="002b5991"/>
    </style:style>
    <style:style style:name="T33" style:family="text">
      <style:text-properties officeooo:rsid="002b8f4e"/>
    </style:style>
    <style:style style:name="T34" style:family="text">
      <style:text-properties officeooo:rsid="002bdc34"/>
    </style:style>
    <style:style style:name="T35" style:family="text">
      <style:text-properties style:font-size-asian="11pt"/>
    </style:style>
    <style:style style:name="T36" style:family="text">
      <style:text-properties officeooo:rsid="002b5991" style:font-size-asian="11pt"/>
    </style:style>
    <style:style style:name="T37" style:family="text">
      <style:text-properties officeooo:rsid="0026b5c0" style:font-size-asian="11pt"/>
    </style:style>
    <style:style style:name="T38" style:family="text">
      <style:text-properties officeooo:rsid="002b3822"/>
    </style:style>
    <style:style style:name="T39" style:family="text">
      <style:text-properties officeooo:rsid="0023b06f"/>
    </style:style>
    <style:style style:name="T40" style:family="text">
      <style:text-properties officeooo:rsid="001fa67b"/>
    </style:style>
    <style:style style:name="T41" style:family="text">
      <style:text-properties officeooo:rsid="002c6f78"/>
    </style:style>
    <style:style style:name="T42" style:family="text">
      <style:text-properties officeooo:rsid="002a179f"/>
    </style:style>
    <style:style style:name="T43" style:family="text">
      <style:text-properties officeooo:rsid="0031bd24"/>
    </style:style>
    <style:style style:name="T44" style:family="text">
      <style:text-properties officeooo:rsid="002e6af4"/>
    </style:style>
    <style:style style:name="T45" style:family="text">
      <style:text-properties officeooo:rsid="003322d4"/>
    </style:style>
    <style:style style:name="T46" style:family="text">
      <style:text-properties officeooo:rsid="00353c2d"/>
    </style:style>
    <style:style style:name="T47" style:family="text">
      <style:text-properties officeooo:rsid="002c89f2"/>
    </style:style>
    <style:style style:name="T48" style:family="text">
      <style:text-properties officeooo:rsid="002c3776"/>
    </style:style>
    <style:style style:name="T49" style:family="text">
      <style:text-properties officeooo:rsid="002c8913"/>
    </style:style>
    <style:style style:name="T50" style:family="text">
      <style:text-properties officeooo:rsid="00307036"/>
    </style:style>
    <style:style style:name="T51" style:family="text">
      <style:text-properties officeooo:rsid="0030d400"/>
    </style:style>
    <style:style style:name="T52" style:family="text">
      <style:text-properties fo:font-size="14pt" style:text-underline-style="solid" style:text-underline-width="auto" style:text-underline-color="font-color" fo:font-weight="normal" officeooo:rsid="00325bc3" style:font-size-asian="12.25pt" style:font-weight-asian="normal" style:font-size-complex="14pt" style:font-weight-complex="normal"/>
    </style:style>
    <style:style style:name="T53" style:family="text">
      <style:text-properties officeooo:rsid="0038e64c"/>
    </style:style>
    <style:style style:name="T54" style:family="text">
      <style:text-properties officeooo:rsid="003efb48"/>
    </style:style>
    <style:style style:name="T55" style:family="text">
      <style:text-properties officeooo:rsid="0040a3e3"/>
    </style:style>
    <style:style style:name="T56" style:family="text">
      <style:text-properties officeooo:rsid="00464432"/>
    </style:style>
    <style:style style:name="T57" style:family="text">
      <style:text-properties fo:font-size="11pt" style:font-size-asian="9.60000038146973pt" style:font-size-complex="11pt"/>
    </style:style>
    <style:style style:name="T58" style:family="text">
      <style:text-properties fo:font-size="11pt" style:text-underline-style="solid" style:text-underline-width="auto" style:text-underline-color="font-color" style:font-size-asian="9.60000038146973pt" style:font-size-complex="11pt"/>
    </style:style>
    <style:style style:name="T59" style:family="text">
      <style:text-properties fo:font-size="11pt" style:text-underline-style="none" style:font-size-asian="9.60000038146973pt" style:font-size-complex="11pt"/>
    </style:style>
    <style:style style:name="T60" style:family="text">
      <style:text-properties fo:font-size="11pt" style:text-underline-style="none" officeooo:rsid="00464432" style:font-size-asian="9.60000038146973pt" style:font-size-complex="11pt"/>
    </style:style>
    <style:style style:name="T61" style:family="text">
      <style:text-properties fo:font-size="11pt" fo:font-weight="bold" style:font-size-asian="9.60000038146973pt" style:font-weight-asian="bold" style:font-size-complex="11pt" style:font-weight-complex="bold"/>
    </style:style>
    <style:style style:name="T62" style:family="text">
      <style:text-properties style:language-asian="en" style:country-asian="CA"/>
    </style:style>
    <style:style style:name="T63" style:family="text">
      <style:text-properties officeooo:rsid="0014f382"/>
    </style:style>
    <style:style style:name="T64" style:family="text">
      <style:text-properties fo:color="#eeeeee"/>
    </style:style>
    <style:style style:name="T65" style:family="text">
      <style:text-properties officeooo:rsid="004ad14d"/>
    </style:style>
    <style:style style:name="T66" style:family="text">
      <style:text-properties style:font-name="Liberation Serif"/>
    </style:style>
    <style:style style:name="T67" style:family="text">
      <style:text-properties style:font-name="Liberation Serif" style:font-name-asian="Times New Roman1" style:font-name-complex="Times New Roman1"/>
    </style:style>
    <style:style style:name="T68" style:family="text">
      <style:text-properties style:font-name-asian="Times New Roman1" style:font-name-complex="Times New Roman1"/>
    </style:style>
    <style:style style:name="T69" style:family="text">
      <style:text-properties style:font-name="Arial Bold" style:text-underline-style="solid" style:text-underline-width="auto" style:text-underline-color="font-color"/>
    </style:style>
    <style:style style:name="T70" style:family="text">
      <style:text-properties style:font-name="Arial Bold" style:text-underline-style="solid" style:text-underline-width="auto" style:text-underline-color="font-color" style:font-name-complex="Arial"/>
    </style:style>
    <style:style style:name="T71" style:family="text">
      <style:text-properties style:font-name-complex="Arial"/>
    </style:style>
    <style:style style:name="T72" style:family="text">
      <style:text-properties style:font-name="Helvetica"/>
    </style:style>
    <style:style style:name="T73" style:family="text">
      <style:text-properties style:font-name="Helvetica" style:text-underline-style="solid" style:text-underline-width="auto" style:text-underline-color="font-color" fo:font-weight="bold" style:font-weight-asian="bold" style:font-weight-complex="bold"/>
    </style:style>
    <style:style style:name="T74" style:family="text">
      <style:text-properties style:font-name="Helvetica" fo:font-size="11pt" style:text-underline-style="solid" style:text-underline-width="auto" style:text-underline-color="font-color" fo:font-weight="bold" style:font-size-asian="11pt" style:font-weight-asian="bold" style:font-size-complex="11pt" style:font-weight-complex="bold"/>
    </style:style>
    <style:style style:name="T75" style:family="text">
      <style:text-properties style:font-name="Helvetica"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text:span text:style-name="T52">3. G</text:span><text:span text:style-name="T4">OALS</text:span><text:span text:style-name="T5"> AND </text:span><text:span text:style-name="T52">C</text:span><text:span text:style-name="T5">ONSTRAINT</text:span><text:span text:style-name="T6">S</text:span></text:p>
      <text:p text:style-name="P110"><text:span text:style-name="T10"><text:s text:c="5"/></text:span>3.1 <text:s text:c="4"/><text:span text:style-name="T2">F</text:span>UNCTIONAL REQUIREMENTS</text:p>
      <text:p text:style-name="P110"><text:s text:c="9"/><text:span text:style-name="T14">1. <text:s text:c="2"/>Landing Page</text:span></text:p>
      <text:p text:style-name="P103"><text:s text:c="9"/>2. <text:s text:c="2"/><text:span text:style-name="T32">Login</text:span></text:p>
      <text:p text:style-name="P103"><text:s text:c="9"/>3. <text:s text:c="2"/><text:span text:style-name="T32">Registration</text:span><text:tab/> <text:s/></text:p>
      <text:p text:style-name="P103"><text:s text:c="9"/><text:span text:style-name="T32">4. <text:s text:c="2"/>Account Management</text:span></text:p>
      <text:p text:style-name="P102"><text:tab/> <text:span text:style-name="T35"><text:s/></text:span><text:span text:style-name="T28">4.1 <text:tab/>The system shall allow the user to view all account information within 2 seconds.</text:span></text:p>
      <text:p text:style-name="P100"><text:tab/> <text:s/>4.2<text:tab/>The user may modify mutable account information. </text:p>
      <text:p text:style-name="P107"><text:span text:style-name="T21"><text:tab/> <text:s/>4.3.<text:tab/></text:span><text:span text:style-name="T29">T</text:span><text:span text:style-name="T21">he system may generate a confirmation message describing account information changes.</text:span></text:p>
      <text:p text:style-name="P100"><text:tab/> <text:s/>4.4<text:tab/>The system shall update the user’s database with the account information changes.</text:p>
      <text:p text:style-name="P106"><text:s text:c="9"/><text:span text:style-name="T32">5</text:span>. <text:s text:c="2"/>Record Management</text:p>
      <text:p text:style-name="P108"><text:span text:style-name="T35"><text:tab/> <text:s/></text:span><text:span text:style-name="T36">5</text:span><text:span text:style-name="T27">.1</text:span><text:span text:style-name="T35"><text:tab/></text:span><text:span text:style-name="T37">Upon first time lo</text:span><text:span text:style-name="T30">gin, the system shall allow the user the creation of a student record, based on <text:tab/><text:tab/><text:tab/>the set of courses previously taken. </text:span></text:p>
      <text:p text:style-name="P109"><text:tab/> <text:s/><text:span text:style-name="T32">5.2 <text:tab/>The user shall be able to update and modify the information provided initially as well as any <text:tab/><text:tab/><text:tab/>information entered subsequently.</text:span></text:p>
      <text:p text:style-name="P108"><text:tab/> <text:s/><text:span text:style-name="T32">5.3 <text:tab/>The system shall store the information entered during the creation or the modification of the <text:tab/><text:tab/><text:tab/>record once the <text:tab/>student commits to saving. </text:span></text:p>
      <text:p text:style-name="P108"><text:tab/> <text:s/><text:span text:style-name="T32">5.4 <text:tab/>The system shall discard all entered information if the user's session is terminated or interrupted <text:tab/><text:tab/><text:tab/>prior to committing to save.</text:span></text:p>
      <text:p text:style-name="P108"><text:tab/> <text:s/><text:span text:style-name="T32">5.5 <text:tab/>The system shall allow the user to view the saved student record at any time during an active <text:tab/><text:tab/><text:tab/>session. <text:s/></text:span></text:p>
      <text:p text:style-name="P108"><text:tab/> <text:s/><text:span text:style-name="T32">5</text:span>.<text:span text:style-name="T32">6</text:span><text:tab/><text:span text:style-name="T31">The user may delete the existing student record at anytime during an active session, and may <text:s/><text:tab/><text:tab/><text:tab/>recreate a new one.</text:span></text:p>
      <text:p text:style-name="P108"><text:tab/> <text:s/><text:span text:style-name="T32">5.7<text:tab/>The system shall allow the existence of one and only one student record per user account.</text:span></text:p>
      <text:p text:style-name="P111"><text:s text:c="8"/><text:span text:style-name="T15">6</text:span><text:span text:style-name="T14">. <text:s text:c="2"/></text:span><text:span text:style-name="T16">Course Selection</text:span></text:p>
      <text:p text:style-name="P111"><text:span text:style-name="T16"><text:tab/> <text:s/></text:span><text:span text:style-name="T24">6.1<text:tab/>The system shall allow registered and </text:span><text:span text:style-name="T25">un</text:span><text:span text:style-name="T24">registered users alike to </text:span><text:span text:style-name="T25">view</text:span><text:span text:style-name="T24"> the list of </text:span><text:span text:style-name="T25">all </text:span><text:span text:style-name="T24">courses and <text:s/><text:tab/><text:tab/> their </text:span><text:span text:style-name="T25">respective </text:span><text:span text:style-name="T26">descriptions and </text:span><text:span text:style-name="T25">schedule</text:span><text:span text:style-name="T26">s</text:span><text:span text:style-name="T25">.</text:span></text:p>
      <text:p text:style-name="P105"><text:s text:c="8"/>7. <text:s text:c="2"/>Schedule Preferences </text:p>
      <text:p text:style-name="P101"><text:s text:c="8"/><text:span text:style-name="T33">8</text:span>. <text:s text:c="2"/>Schedule <text:span text:style-name="T33">Generation</text:span><text:tab/></text:p>
      <text:p text:style-name="P104"><text:s text:c="8"/>9. <text:s text:c="2"/>Logout</text:p>
      <text:p text:style-name="P104"><text:s text:c="6"/>10. <text:s text:c="2"/>Administrator</text:p>
      <text:p text:style-name="Text_20_body"><text:tab/><text:span text:style-name="T38">10.1</text:span><text:span text:style-name="T17"><text:tab/></text:span><text:span text:style-name="T40">The administrator shall be able to add one or more courses to all programs.</text:span></text:p>
      <text:p text:style-name="Text_20_body"><text:span text:style-name="T38"><text:tab/>10.2</text:span><text:span text:style-name="T17"><text:tab/></text:span>The administrator <text:span text:style-name="T39">shall</text:span> <text:span text:style-name="T41">be </text:span>able to edit all courses.</text:p>
      <text:p text:style-name="Text_20_body"><text:span text:style-name="T38"><text:tab/>10.3</text:span><text:span text:style-name="T17"><text:tab/></text:span>The administrator <text:span text:style-name="T39">shall</text:span> <text:span text:style-name="T41">be </text:span>able to remove one or more courses from all programs.</text:p>
      <text:p text:style-name="Text_20_body"><text:soft-page-break/><text:span text:style-name="T38"><text:tab/>10.4</text:span><text:span text:style-name="T17"><text:tab/></text:span><text:span text:style-name="T40">The administrator shall be able to add one or more sections to all courses.</text:span></text:p>
      <text:p text:style-name="P113"><text:tab/>10.5<text:tab/>The administrator shall be able to edit all sections.</text:p>
      <text:p text:style-name="Text_20_body"><text:span text:style-name="T38"><text:tab/></text:span><text:span text:style-name="T21">10.</text:span><text:span text:style-name="T23">6</text:span><text:span text:style-name="T21"><text:tab/></text:span><text:span text:style-name="T22">The administrator shall be able to delete one or more sections from all courses.</text:span></text:p>
      <text:p text:style-name="P112"><text:tab/><text:span text:style-name="T50">10.7<text:tab/>The system shall save any and all modifications performed by the administrator, only if the <text:tab/><text:tab/><text:tab/>commit to changes operation terminates successfully. </text:span></text:p>
      <text:p text:style-name="P112"><text:tab/><text:span text:style-name="T51">10.8 <text:s text:c="5"/>The system shall discard all changes if the administrator's session is terminated unexpectedly.</text:span></text:p>
      <text:p text:style-name="P112"/>
      <table:table table:name="Table12" table:style-name="Table12">
        <table:table-column table:style-name="Table12.A"/>
        <table:table-column table:style-name="Table12.B" table:number-columns-repeated="3"/>
        <table:table-row>
          <table:table-cell table:style-name="Table12.A1" office:value-type="string">
            <text:p text:style-name="P64">Name:</text:p>
          </table:table-cell>
          <table:table-cell table:style-name="Table12.B1" table:number-columns-spanned="3" office:value-type="string">
            <text:p text:style-name="P71"><text:span text:style-name="T49">Edit</text:span> <text:span text:style-name="T49">Account Information</text:span></text:p>
          </table:table-cell>
          <table:covered-table-cell/>
          <table:covered-table-cell/>
        </table:table-row>
        <table:table-row>
          <table:table-cell table:style-name="Table12.A2" office:value-type="string">
            <text:p text:style-name="P64">Identifier:</text:p>
          </table:table-cell>
          <table:table-cell table:style-name="Table12.B2" office:value-type="string">
            <text:p text:style-name="P2">UC</text:p>
          </table:table-cell>
          <table:table-cell table:style-name="Table12.A2" office:value-type="string">
            <text:p text:style-name="P8">Version:</text:p>
          </table:table-cell>
          <table:table-cell table:style-name="Table12.D2" office:value-type="string">
            <text:p text:style-name="P2">1.0</text:p>
          </table:table-cell>
        </table:table-row>
        <table:table-row>
          <table:table-cell table:style-name="Table12.A2" office:value-type="string">
            <text:p text:style-name="P76">Date Created:</text:p>
          </table:table-cell>
          <table:table-cell table:style-name="Table12.B3" office:value-type="string">
            <text:p text:style-name="P71">Feb 4, 2016</text:p>
          </table:table-cell>
          <table:table-cell table:style-name="Table12.A2" office:value-type="string">
            <text:p text:style-name="P82">Last Modified:</text:p>
          </table:table-cell>
          <table:table-cell table:style-name="Table12.D3" office:value-type="string">
            <text:p text:style-name="P82"/>
          </table:table-cell>
        </table:table-row>
        <table:table-row>
          <table:table-cell table:style-name="Table12.A4" office:value-type="string">
            <text:p text:style-name="P76">Importance:</text:p>
          </table:table-cell>
          <table:table-cell table:style-name="Table12.B4" table:number-columns-spanned="3" office:value-type="string">
            <text:p text:style-name="P71">5</text:p>
          </table:table-cell>
          <table:covered-table-cell/>
          <table:covered-table-cell/>
        </table:table-row>
        <table:table-row>
          <table:table-cell table:style-name="Table12.A5" office:value-type="string">
            <text:p text:style-name="P76">Actor(s):</text:p>
          </table:table-cell>
          <table:table-cell table:style-name="Table12.B5" table:number-columns-spanned="3" office:value-type="string">
            <text:p text:style-name="P71">Registered User / Administrator</text:p>
          </table:table-cell>
          <table:covered-table-cell/>
          <table:covered-table-cell/>
        </table:table-row>
        <table:table-row>
          <table:table-cell table:style-name="Table12.A6" office:value-type="string">
            <text:p text:style-name="P64"><text:span text:style-name="T1">Goal</text:span>:</text:p>
          </table:table-cell>
          <table:table-cell table:style-name="Table12.B6" table:number-columns-spanned="3" office:value-type="string">
            <text:p text:style-name="P71">To <text:span text:style-name="T49">edit </text:span>a<text:span text:style-name="T34">n existing account information</text:span>.</text:p>
          </table:table-cell>
          <table:covered-table-cell/>
          <table:covered-table-cell/>
        </table:table-row>
        <table:table-row>
          <table:table-cell table:style-name="Table12.A8" office:value-type="string">
            <text:p text:style-name="P64"><text:span text:style-name="T1">Summary</text:span>:</text:p>
          </table:table-cell>
          <table:table-cell table:style-name="Table12.B8" table:number-columns-spanned="3" office:value-type="string">
            <text:p text:style-name="P71">The user <text:span text:style-name="T34">adds or modifies entries into the existing account information</text:span>. The system stores th<text:span text:style-name="T34">e newly entered</text:span> information and u<text:span text:style-name="T34">pdates</text:span> <text:span text:style-name="T49">account</text:span>.</text:p>
          </table:table-cell>
          <table:covered-table-cell/>
          <table:covered-table-cell/>
        </table:table-row>
        <table:table-row>
          <table:table-cell table:style-name="Table12.A8" office:value-type="string">
            <text:p text:style-name="P64">Related use-cases:</text:p>
          </table:table-cell>
          <table:table-cell table:style-name="Table12.B8" table:number-columns-spanned="3" office:value-type="string">
            <text:p text:style-name="P82"/>
          </table:table-cell>
          <table:covered-table-cell/>
          <table:covered-table-cell/>
        </table:table-row>
        <table:table-row>
          <table:table-cell table:style-name="Table12.A9" office:value-type="string">
            <text:p text:style-name="P64">Preconditions </text:p>
          </table:table-cell>
          <table:table-cell table:style-name="Table12.B9" table:number-columns-spanned="3" office:value-type="string">
            <text:p text:style-name="P71">1. User is logged on.</text:p>
            <text:p text:style-name="P71">3. System has <text:span text:style-name="T49">accessed the account</text:span> <text:span text:style-name="T48">menu</text:span>.</text:p>
          </table:table-cell>
          <table:covered-table-cell/>
          <table:covered-table-cell/>
        </table:table-row>
        <table:table-row>
          <table:table-cell table:style-name="Table12.A10" office:value-type="string">
            <text:p text:style-name="P64">Trigger:</text:p>
          </table:table-cell>
          <table:table-cell table:style-name="Table12.B10" table:number-columns-spanned="3" office:value-type="string">
            <text:p text:style-name="P71">User <text:span text:style-name="T55">activates the “ Edit</text:span> <text:span text:style-name="T49">Account Information” process.</text:span></text:p>
          </table:table-cell>
          <table:covered-table-cell/>
          <table:covered-table-cell/>
        </table:table-row>
        <table:table-row>
          <table:table-cell table:style-name="Table12.A11" office:value-type="string">
            <text:p text:style-name="P64">Basic Flow:</text:p>
          </table:table-cell>
          <table:table-cell table:style-name="Table12.B11" table:number-columns-spanned="3" office:value-type="string">
            <text:p text:style-name="P71">1. User <text:span text:style-name="T34">selects the “Edit</text:span> <text:span text:style-name="T49">Account Information” Option.</text:span></text:p>
            <text:p text:style-name="P86">2. System prompts to enter information.</text:p>
            <text:p text:style-name="P86">3. User inputs information.</text:p>
            <text:p text:style-name="P86">4. User commits to saving.</text:p>
            <text:p text:style-name="P86">5. System responds with outcome of the operation.</text:p>
          </table:table-cell>
          <table:covered-table-cell/>
          <table:covered-table-cell/>
        </table:table-row>
        <table:table-row>
          <table:table-cell table:style-name="Table12.A12" office:value-type="string">
            <text:p text:style-name="P64">Post-Conditions:</text:p>
          </table:table-cell>
          <table:table-cell table:style-name="Table12.B12" table:number-columns-spanned="3" office:value-type="string">
            <text:p text:style-name="P95">Success:<text:span text:style-name="T10"> Student record is Updated successfully.</text:span></text:p>
            <text:p text:style-name="P60"/>
            <text:p text:style-name="P95">Failure:<text:span text:style-name="T10"> System fails to process task and displays an error message.</text:span></text:p>
          </table:table-cell>
          <table:covered-table-cell/>
          <table:covered-table-cell/>
        </table:table-row>
        <table:table-row>
          <table:table-cell table:style-name="Table12.A13" office:value-type="string">
            <text:p text:style-name="P64">Minimum Guarantee:</text:p>
          </table:table-cell>
          <table:table-cell table:style-name="Table12.B13" table:number-columns-spanned="3" office:value-type="string">
            <text:p text:style-name="P86">System remains unchanged.</text:p>
          </table:table-cell>
          <table:covered-table-cell/>
          <table:covered-table-cell/>
        </table:table-row>
        <table:table-row table:style-name="Table12.14">
          <table:table-cell table:style-name="Table12.A14" office:value-type="string">
            <text:p text:style-name="P64"><text:span text:style-name="T1">Risk Assessment</text:span>:</text:p>
          </table:table-cell>
          <table:table-cell table:style-name="Table12.B14" table:number-columns-spanned="3" office:value-type="string">
            <text:p text:style-name="P86">Low</text:p>
          </table:table-cell>
          <table:covered-table-cell/>
          <table:covered-table-cell/>
        </table:table-row>
        <table:table-row table:style-name="Table12.14">
          <table:table-cell table:style-name="Table12.A15" office:value-type="string">
            <text:p text:style-name="P64">Notes:</text:p>
          </table:table-cell>
          <table:table-cell table:style-name="Table12.B15" table:number-columns-spanned="3" office:value-type="string">
            <text:p text:style-name="P64"/>
          </table:table-cell>
          <table:covered-table-cell/>
          <table:covered-table-cell/>
        </table:table-row>
        <table:table-row table:style-name="Table12.14">
          <table:table-cell table:style-name="Table12.A16" office:value-type="string">
            <text:p text:style-name="P76">Author(s):</text:p>
          </table:table-cell>
          <table:table-cell table:style-name="Table12.B16" table:number-columns-spanned="3" office:value-type="string">
            <text:p text:style-name="P86">Adil Hssaini</text:p>
          </table:table-cell>
          <table:covered-table-cell/>
          <table:covered-table-cell/>
        </table:table-row>
      </table:table>
      <text:p text:style-name="P16"/>
      <table:table table:name="Table1" table:style-name="Table1">
        <table:table-column table:style-name="Table1.A"/>
        <table:table-column table:style-name="Table1.B" table:number-columns-repeated="3"/>
        <table:table-row>
          <table:table-cell table:style-name="Table1.A1" office:value-type="string">
            <text:p text:style-name="P65">Name:</text:p>
          </table:table-cell>
          <table:table-cell table:style-name="Table1.B1" table:number-columns-spanned="3" office:value-type="string">
            <text:p text:style-name="P72">Create Record</text:p>
          </table:table-cell>
          <table:covered-table-cell/>
          <table:covered-table-cell/>
        </table:table-row>
        <table:table-row>
          <table:table-cell table:style-name="Table1.A2" office:value-type="string">
            <text:p text:style-name="P65">Identifier:</text:p>
          </table:table-cell>
          <table:table-cell table:style-name="Table1.B2" office:value-type="string">
            <text:p text:style-name="P3">UC</text:p>
          </table:table-cell>
          <table:table-cell table:style-name="Table1.A2" office:value-type="string">
            <text:p text:style-name="P7">Version:</text:p>
          </table:table-cell>
          <table:table-cell table:style-name="Table1.D2" office:value-type="string">
            <text:p text:style-name="P3">1.0</text:p>
          </table:table-cell>
        </table:table-row>
        <table:table-row>
          <table:table-cell table:style-name="Table1.A2" office:value-type="string">
            <text:p text:style-name="P77">Date Created:</text:p>
          </table:table-cell>
          <table:table-cell table:style-name="Table1.B3" office:value-type="string">
            <text:p text:style-name="P72">Feb 4, 2016</text:p>
          </table:table-cell>
          <table:table-cell table:style-name="Table1.A2" office:value-type="string">
            <text:p text:style-name="P81">Last Modified:</text:p>
          </table:table-cell>
          <table:table-cell table:style-name="Table1.D3" office:value-type="string">
            <text:p text:style-name="P81"/>
          </table:table-cell>
        </table:table-row>
        <table:table-row>
          <table:table-cell table:style-name="Table1.A4" office:value-type="string">
            <text:p text:style-name="P77">Importance:</text:p>
          </table:table-cell>
          <table:table-cell table:style-name="Table1.B4" table:number-columns-spanned="3" office:value-type="string">
            <text:p text:style-name="P72">5</text:p>
          </table:table-cell>
          <table:covered-table-cell/>
          <table:covered-table-cell/>
        </table:table-row>
        <table:table-row>
          <table:table-cell table:style-name="Table1.A5" office:value-type="string">
            <text:p text:style-name="P77">Actor(s):</text:p>
          </table:table-cell>
          <table:table-cell table:style-name="Table1.B5" table:number-columns-spanned="3" office:value-type="string">
            <text:p text:style-name="P72">Registered User / Administrator</text:p>
          </table:table-cell>
          <table:covered-table-cell/>
          <table:covered-table-cell/>
        </table:table-row>
        <text:soft-page-break/>
        <table:table-row>
          <table:table-cell table:style-name="Table1.A6" office:value-type="string">
            <text:p text:style-name="P66"><text:span text:style-name="T1">Goal</text:span>:</text:p>
          </table:table-cell>
          <table:table-cell table:style-name="Table1.B6" table:number-columns-spanned="3" office:value-type="string">
            <text:p text:style-name="P72">To create a student record to be stored by the system</text:p>
          </table:table-cell>
          <table:covered-table-cell/>
          <table:covered-table-cell/>
        </table:table-row>
        <table:table-row>
          <table:table-cell table:style-name="Table1.A8" office:value-type="string">
            <text:p text:style-name="P66"><text:span text:style-name="T1">Summary</text:span>:</text:p>
          </table:table-cell>
          <table:table-cell table:style-name="Table1.B8" table:number-columns-spanned="3" office:value-type="string">
            <text:p text:style-name="P72">The user provides <text:span text:style-name="T48">the system with</text:span> a set of previously taken courses. The system stores that information and uses it to create a <text:span text:style-name="T48">record for the specified account</text:span>.</text:p>
          </table:table-cell>
          <table:covered-table-cell/>
          <table:covered-table-cell/>
        </table:table-row>
        <table:table-row>
          <table:table-cell table:style-name="Table1.A8" office:value-type="string">
            <text:p text:style-name="P66">Related use-cases:</text:p>
          </table:table-cell>
          <table:table-cell table:style-name="Table1.B8" table:number-columns-spanned="3" office:value-type="string">
            <text:p text:style-name="P90">UC <text:span text:style-name="T14">“Edit</text:span><text:span text:style-name="T18"> </text:span><text:span text:style-name="T14">Account Information”</text:span></text:p>
          </table:table-cell>
          <table:covered-table-cell/>
          <table:covered-table-cell/>
        </table:table-row>
        <table:table-row>
          <table:table-cell table:style-name="Table1.A9" office:value-type="string">
            <text:p text:style-name="P66">Preconditions </text:p>
          </table:table-cell>
          <table:table-cell table:style-name="Table1.B9" table:number-columns-spanned="3" office:value-type="string">
            <text:p text:style-name="P72">1. User is logged on.</text:p>
            <text:p text:style-name="P91">2. System has accessed the account menu.</text:p>
            <text:p text:style-name="P72"><text:span text:style-name="T34">2</text:span>. System has no <text:span text:style-name="T34">existing </text:span>record <text:span text:style-name="T48">associated with the account</text:span>.</text:p>
          </table:table-cell>
          <table:covered-table-cell/>
          <table:covered-table-cell/>
        </table:table-row>
        <table:table-row>
          <table:table-cell table:style-name="Table1.A10" office:value-type="string">
            <text:p text:style-name="P66">Trigger:</text:p>
          </table:table-cell>
          <table:table-cell table:style-name="Table1.B10" table:number-columns-spanned="3" office:value-type="string">
            <text:p text:style-name="P72">User <text:span text:style-name="T55">activates the “Create Record” process</text:span></text:p>
          </table:table-cell>
          <table:covered-table-cell/>
          <table:covered-table-cell/>
        </table:table-row>
        <table:table-row>
          <table:table-cell table:style-name="Table1.A11" office:value-type="string">
            <text:p text:style-name="P66">Basic Flow:</text:p>
          </table:table-cell>
          <table:table-cell table:style-name="Table1.B11" table:number-columns-spanned="3" office:value-type="string">
            <text:p text:style-name="P72">1. User <text:span text:style-name="T34">selects the “Create Record” Option</text:span></text:p>
            <text:p text:style-name="P87">2. System prompts to enter information.</text:p>
            <text:p text:style-name="P87">3. User inputs information.</text:p>
            <text:p text:style-name="P87">4. User commits to saving.</text:p>
            <text:p text:style-name="P87">5. System responds with outcome of the operation.</text:p>
          </table:table-cell>
          <table:covered-table-cell/>
          <table:covered-table-cell/>
        </table:table-row>
        <table:table-row>
          <table:table-cell table:style-name="Table1.A12" office:value-type="string">
            <text:p text:style-name="P66">Post-Conditions:</text:p>
          </table:table-cell>
          <table:table-cell table:style-name="Table1.B12" table:number-columns-spanned="3" office:value-type="string">
            <text:p text:style-name="P96">Succcess:<text:span text:style-name="T10"> Student record is created successfully.</text:span></text:p>
            <text:p text:style-name="P61"/>
            <text:p text:style-name="P96">Failure:<text:span text:style-name="T10"> System fails to process task and displays an error message.</text:span></text:p>
          </table:table-cell>
          <table:covered-table-cell/>
          <table:covered-table-cell/>
        </table:table-row>
        <table:table-row>
          <table:table-cell table:style-name="Table1.A13" office:value-type="string">
            <text:p text:style-name="P66">Minimum Guarantee:</text:p>
          </table:table-cell>
          <table:table-cell table:style-name="Table1.B13" table:number-columns-spanned="3" office:value-type="string">
            <text:p text:style-name="P87">System remains unchanged.</text:p>
          </table:table-cell>
          <table:covered-table-cell/>
          <table:covered-table-cell/>
        </table:table-row>
        <table:table-row table:style-name="Table1.14">
          <table:table-cell table:style-name="Table1.A14" office:value-type="string">
            <text:p text:style-name="P69"><text:span text:style-name="T1">Risk Assessment</text:span>:</text:p>
          </table:table-cell>
          <table:table-cell table:style-name="Table1.B14" table:number-columns-spanned="3" office:value-type="string">
            <text:p text:style-name="P87">Low</text:p>
          </table:table-cell>
          <table:covered-table-cell/>
          <table:covered-table-cell/>
        </table:table-row>
        <table:table-row table:style-name="Table1.14">
          <table:table-cell table:style-name="Table1.A15" office:value-type="string">
            <text:p text:style-name="P66">Notes:</text:p>
          </table:table-cell>
          <table:table-cell table:style-name="Table1.B15" table:number-columns-spanned="3" office:value-type="string">
            <text:p text:style-name="P65"/>
          </table:table-cell>
          <table:covered-table-cell/>
          <table:covered-table-cell/>
        </table:table-row>
        <table:table-row table:style-name="Table1.14">
          <table:table-cell table:style-name="Table1.A16" office:value-type="string">
            <text:p text:style-name="P77">Author(s):</text:p>
          </table:table-cell>
          <table:table-cell table:style-name="Table1.B16" table:number-columns-spanned="3" office:value-type="string">
            <text:p text:style-name="P87">Adil Hssaini</text:p>
          </table:table-cell>
          <table:covered-table-cell/>
          <table:covered-table-cell/>
        </table:table-row>
      </table:table>
      <text:p text:style-name="P14"/>
      <text:p text:style-name="P14"><text:tab/></text:p>
      <table:table table:name="Table10" table:style-name="Table10">
        <table:table-column table:style-name="Table10.A"/>
        <table:table-column table:style-name="Table10.B" table:number-columns-repeated="3"/>
        <table:table-row>
          <table:table-cell table:style-name="Table10.A1" office:value-type="string">
            <text:p text:style-name="P67">Name:</text:p>
          </table:table-cell>
          <table:table-cell table:style-name="Table10.B1" table:number-columns-spanned="3" office:value-type="string">
            <text:p text:style-name="P73"><text:span text:style-name="T34">Update</text:span> Record</text:p>
          </table:table-cell>
          <table:covered-table-cell/>
          <table:covered-table-cell/>
        </table:table-row>
        <table:table-row>
          <table:table-cell table:style-name="Table10.A2" office:value-type="string">
            <text:p text:style-name="P67">Identifier:</text:p>
          </table:table-cell>
          <table:table-cell table:style-name="Table10.B2" office:value-type="string">
            <text:p text:style-name="P4">UC</text:p>
          </table:table-cell>
          <table:table-cell table:style-name="Table10.A2" office:value-type="string">
            <text:p text:style-name="P9">Version:</text:p>
          </table:table-cell>
          <table:table-cell table:style-name="Table10.D2" office:value-type="string">
            <text:p text:style-name="P4">1.<text:span text:style-name="T53">0</text:span></text:p>
          </table:table-cell>
        </table:table-row>
        <table:table-row>
          <table:table-cell table:style-name="Table10.A2" office:value-type="string">
            <text:p text:style-name="P78">Date Created:</text:p>
          </table:table-cell>
          <table:table-cell table:style-name="Table10.B3" office:value-type="string">
            <text:p text:style-name="P73">Feb 4, 2016</text:p>
          </table:table-cell>
          <table:table-cell table:style-name="Table10.A2" office:value-type="string">
            <text:p text:style-name="P83">Last Modified:</text:p>
          </table:table-cell>
          <table:table-cell table:style-name="Table10.D3" office:value-type="string">
            <text:p text:style-name="P83"/>
          </table:table-cell>
        </table:table-row>
        <table:table-row>
          <table:table-cell table:style-name="Table10.A4" office:value-type="string">
            <text:p text:style-name="P78">Importance:</text:p>
          </table:table-cell>
          <table:table-cell table:style-name="Table10.B4" table:number-columns-spanned="3" office:value-type="string">
            <text:p text:style-name="P92">4</text:p>
          </table:table-cell>
          <table:covered-table-cell/>
          <table:covered-table-cell/>
        </table:table-row>
        <table:table-row>
          <table:table-cell table:style-name="Table10.A5" office:value-type="string">
            <text:p text:style-name="P78">Actor(s):</text:p>
          </table:table-cell>
          <table:table-cell table:style-name="Table10.B5" table:number-columns-spanned="3" office:value-type="string">
            <text:p text:style-name="P73">Registered User / Administrator</text:p>
          </table:table-cell>
          <table:covered-table-cell/>
          <table:covered-table-cell/>
        </table:table-row>
        <table:table-row>
          <table:table-cell table:style-name="Table10.A6" office:value-type="string">
            <text:p text:style-name="P67"><text:span text:style-name="T1">Goal</text:span>:</text:p>
          </table:table-cell>
          <table:table-cell table:style-name="Table10.B6" table:number-columns-spanned="3" office:value-type="string">
            <text:p text:style-name="P73">To <text:span text:style-name="T34">update</text:span> a<text:span text:style-name="T34">n existing</text:span> student record.</text:p>
          </table:table-cell>
          <table:covered-table-cell/>
          <table:covered-table-cell/>
        </table:table-row>
        <table:table-row>
          <table:table-cell table:style-name="Table10.A8" office:value-type="string">
            <text:p text:style-name="P67"><text:span text:style-name="T1">Summary</text:span>:</text:p>
          </table:table-cell>
          <table:table-cell table:style-name="Table10.B8" table:number-columns-spanned="3" office:value-type="string">
            <text:p text:style-name="P73">The user <text:span text:style-name="T34">adds or modifies entries into the student record</text:span>. The system stores th<text:span text:style-name="T34">e newly entered</text:span> information and u<text:span text:style-name="T34">pdates</text:span> record.</text:p>
          </table:table-cell>
          <table:covered-table-cell/>
          <table:covered-table-cell/>
        </table:table-row>
        <table:table-row>
          <table:table-cell table:style-name="Table10.A8" office:value-type="string">
            <text:p text:style-name="P67">Related use-cases:</text:p>
          </table:table-cell>
          <table:table-cell table:style-name="Table10.B8" table:number-columns-spanned="3" office:value-type="string">
            <text:p text:style-name="P83"/>
          </table:table-cell>
          <table:covered-table-cell/>
          <table:covered-table-cell/>
        </table:table-row>
        <table:table-row>
          <table:table-cell table:style-name="Table10.A9" office:value-type="string">
            <text:p text:style-name="P67">Preconditions </text:p>
          </table:table-cell>
          <table:table-cell table:style-name="Table10.B9" table:number-columns-spanned="3" office:value-type="string">
            <text:p text:style-name="P73">1. User is logged on.</text:p>
            <text:p text:style-name="P73">3. System has <text:span text:style-name="T48">the </text:span>record <text:span text:style-name="T48">menu</text:span>.</text:p>
          </table:table-cell>
          <table:covered-table-cell/>
          <table:covered-table-cell/>
        </table:table-row>
        <table:table-row>
          <table:table-cell table:style-name="Table10.A10" office:value-type="string">
            <text:p text:style-name="P67">Trigger:</text:p>
          </table:table-cell>
          <table:table-cell table:style-name="Table10.B10" table:number-columns-spanned="3" office:value-type="string">
            <text:p text:style-name="P73">User <text:span text:style-name="T55">activates the “ Update Record” process</text:span></text:p>
          </table:table-cell>
          <table:covered-table-cell/>
          <table:covered-table-cell/>
        </table:table-row>
        <table:table-row>
          <table:table-cell table:style-name="Table10.A11" office:value-type="string">
            <text:p text:style-name="P67">Basic Flow:</text:p>
          </table:table-cell>
          <table:table-cell table:style-name="Table10.B11" table:number-columns-spanned="3" office:value-type="string">
            <text:p text:style-name="P73">1. User <text:span text:style-name="T34">selects the “Update Record” Option</text:span></text:p>
            <text:p text:style-name="P87">2. System prompts to enter information.</text:p>
            <text:p text:style-name="P87">3. User inputs information.</text:p>
            <text:p text:style-name="P87">4. User commits to saving.</text:p>
            <text:p text:style-name="P87">5. System responds with outcome of the operation.</text:p>
          </table:table-cell>
          <table:covered-table-cell/>
          <table:covered-table-cell/>
        </table:table-row>
        <table:table-row>
          <table:table-cell table:style-name="Table10.A12" office:value-type="string">
            <text:p text:style-name="P67">Post-Conditions:</text:p>
          </table:table-cell>
          <table:table-cell table:style-name="Table10.B12" table:number-columns-spanned="3" office:value-type="string">
            <text:p text:style-name="P96">Succcess:<text:span text:style-name="T10"> Student record is </text:span><text:span text:style-name="T12">u</text:span><text:span text:style-name="T10">pdated successfully.</text:span></text:p>
            <text:p text:style-name="P61"/>
            <text:p text:style-name="P96"><text:soft-page-break/>Failure:<text:span text:style-name="T10"> System fails to process task and displays an error message.</text:span></text:p>
          </table:table-cell>
          <table:covered-table-cell/>
          <table:covered-table-cell/>
        </table:table-row>
        <table:table-row>
          <table:table-cell table:style-name="Table10.A13" office:value-type="string">
            <text:p text:style-name="P67">Minimum Guarantee:</text:p>
          </table:table-cell>
          <table:table-cell table:style-name="Table10.B13" table:number-columns-spanned="3" office:value-type="string">
            <text:p text:style-name="P87">System remains unchanged.</text:p>
          </table:table-cell>
          <table:covered-table-cell/>
          <table:covered-table-cell/>
        </table:table-row>
        <table:table-row table:style-name="Table10.14">
          <table:table-cell table:style-name="Table10.A14" office:value-type="string">
            <text:p text:style-name="P69"><text:span text:style-name="T1">Risk Assessment</text:span>:</text:p>
          </table:table-cell>
          <table:table-cell table:style-name="Table10.B14" table:number-columns-spanned="3" office:value-type="string">
            <text:p text:style-name="P87">Low</text:p>
          </table:table-cell>
          <table:covered-table-cell/>
          <table:covered-table-cell/>
        </table:table-row>
        <table:table-row table:style-name="Table10.14">
          <table:table-cell table:style-name="Table10.A15" office:value-type="string">
            <text:p text:style-name="P67">Notes:</text:p>
          </table:table-cell>
          <table:table-cell table:style-name="Table10.B15" table:number-columns-spanned="3" office:value-type="string">
            <text:p text:style-name="P67"/>
          </table:table-cell>
          <table:covered-table-cell/>
          <table:covered-table-cell/>
        </table:table-row>
        <table:table-row table:style-name="Table10.14">
          <table:table-cell table:style-name="Table10.A16" office:value-type="string">
            <text:p text:style-name="P78">Author(s):</text:p>
          </table:table-cell>
          <table:table-cell table:style-name="Table10.B16" table:number-columns-spanned="3" office:value-type="string">
            <text:p text:style-name="P87">Adil Hssaini</text:p>
          </table:table-cell>
          <table:covered-table-cell/>
          <table:covered-table-cell/>
        </table:table-row>
      </table:table>
      <text:p text:style-name="P15"/>
      <text:p text:style-name="P15"/>
      <table:table table:name="Table11" table:style-name="Table11">
        <table:table-column table:style-name="Table11.A"/>
        <table:table-column table:style-name="Table11.B" table:number-columns-repeated="3"/>
        <table:table-row>
          <table:table-cell table:style-name="Table11.A1" office:value-type="string">
            <text:p text:style-name="P68">Name:</text:p>
          </table:table-cell>
          <table:table-cell table:style-name="Table11.B1" table:number-columns-spanned="3" office:value-type="string">
            <text:p text:style-name="P74"><text:span text:style-name="T48">Delete</text:span> Record</text:p>
          </table:table-cell>
          <table:covered-table-cell/>
          <table:covered-table-cell/>
        </table:table-row>
        <table:table-row>
          <table:table-cell table:style-name="Table11.A2" office:value-type="string">
            <text:p text:style-name="P68">Identifier:</text:p>
          </table:table-cell>
          <table:table-cell table:style-name="Table11.B2" office:value-type="string">
            <text:p text:style-name="P5">UC</text:p>
          </table:table-cell>
          <table:table-cell table:style-name="Table11.A2" office:value-type="string">
            <text:p text:style-name="P10">Version:</text:p>
          </table:table-cell>
          <table:table-cell table:style-name="Table11.D2" office:value-type="string">
            <text:p text:style-name="P5">1.<text:span text:style-name="T53">0</text:span></text:p>
          </table:table-cell>
        </table:table-row>
        <table:table-row>
          <table:table-cell table:style-name="Table11.A2" office:value-type="string">
            <text:p text:style-name="P79">Date Created:</text:p>
          </table:table-cell>
          <table:table-cell table:style-name="Table11.B3" office:value-type="string">
            <text:p text:style-name="P74">Feb 4, 2016</text:p>
          </table:table-cell>
          <table:table-cell table:style-name="Table11.A2" office:value-type="string">
            <text:p text:style-name="P84">Last Modified:</text:p>
          </table:table-cell>
          <table:table-cell table:style-name="Table11.D3" office:value-type="string">
            <text:p text:style-name="P84"/>
          </table:table-cell>
        </table:table-row>
        <table:table-row>
          <table:table-cell table:style-name="Table11.A4" office:value-type="string">
            <text:p text:style-name="P79">Importance:</text:p>
          </table:table-cell>
          <table:table-cell table:style-name="Table11.B4" table:number-columns-spanned="3" office:value-type="string">
            <text:p text:style-name="P92">2</text:p>
          </table:table-cell>
          <table:covered-table-cell/>
          <table:covered-table-cell/>
        </table:table-row>
        <table:table-row>
          <table:table-cell table:style-name="Table11.A5" office:value-type="string">
            <text:p text:style-name="P79">Actor(s):</text:p>
          </table:table-cell>
          <table:table-cell table:style-name="Table11.B5" table:number-columns-spanned="3" office:value-type="string">
            <text:p text:style-name="P74">Registered User / Administrator</text:p>
          </table:table-cell>
          <table:covered-table-cell/>
          <table:covered-table-cell/>
        </table:table-row>
        <table:table-row>
          <table:table-cell table:style-name="Table11.A6" office:value-type="string">
            <text:p text:style-name="P68"><text:span text:style-name="T1">Goal</text:span>:</text:p>
          </table:table-cell>
          <table:table-cell table:style-name="Table11.B6" table:number-columns-spanned="3" office:value-type="string">
            <text:p text:style-name="P74">To <text:span text:style-name="T48">delete</text:span> a<text:span text:style-name="T34">n existing</text:span> student record.</text:p>
          </table:table-cell>
          <table:covered-table-cell/>
          <table:covered-table-cell/>
        </table:table-row>
        <table:table-row>
          <table:table-cell table:style-name="Table11.A8" office:value-type="string">
            <text:p text:style-name="P68"><text:span text:style-name="T1">Summary</text:span>:</text:p>
          </table:table-cell>
          <table:table-cell table:style-name="Table11.B8" table:number-columns-spanned="3" office:value-type="string">
            <text:p text:style-name="P74">The user <text:span text:style-name="T48">deletes the existing student record associated with account</text:span>. The system <text:span text:style-name="T48">has no record associated with the account afterwards</text:span>.</text:p>
          </table:table-cell>
          <table:covered-table-cell/>
          <table:covered-table-cell/>
        </table:table-row>
        <table:table-row>
          <table:table-cell table:style-name="Table11.A8" office:value-type="string">
            <text:p text:style-name="P68">Related use-cases:</text:p>
          </table:table-cell>
          <table:table-cell table:style-name="Table11.B8" table:number-columns-spanned="3" office:value-type="string">
            <text:p text:style-name="P91">UC <text:span text:style-name="T14">“Update Record”</text:span></text:p>
          </table:table-cell>
          <table:covered-table-cell/>
          <table:covered-table-cell/>
        </table:table-row>
        <table:table-row>
          <table:table-cell table:style-name="Table11.A9" office:value-type="string">
            <text:p text:style-name="P68">Preconditions </text:p>
          </table:table-cell>
          <table:table-cell table:style-name="Table11.B9" table:number-columns-spanned="3" office:value-type="string">
            <text:p text:style-name="P74">1. User is logged on.</text:p>
            <text:p text:style-name="P74">3. System has <text:span text:style-name="T48">accessed the </text:span>record <text:span text:style-name="T48">menu</text:span>.</text:p>
          </table:table-cell>
          <table:covered-table-cell/>
          <table:covered-table-cell/>
        </table:table-row>
        <table:table-row>
          <table:table-cell table:style-name="Table11.A10" office:value-type="string">
            <text:p text:style-name="P68">Trigger:</text:p>
          </table:table-cell>
          <table:table-cell table:style-name="Table11.B10" table:number-columns-spanned="3" office:value-type="string">
            <text:p text:style-name="P74">User <text:span text:style-name="T55">activates the “ Delete Record” process</text:span></text:p>
          </table:table-cell>
          <table:covered-table-cell/>
          <table:covered-table-cell/>
        </table:table-row>
        <table:table-row>
          <table:table-cell table:style-name="Table11.A11" office:value-type="string">
            <text:p text:style-name="P68">Basic Flow:</text:p>
          </table:table-cell>
          <table:table-cell table:style-name="Table11.B11" table:number-columns-spanned="3" office:value-type="string">
            <text:p text:style-name="P74">1. User <text:span text:style-name="T34">selects the “Delete Record” Option</text:span></text:p>
            <text:p text:style-name="P88">2. System prompts <text:span text:style-name="T48">for confirmation</text:span>.</text:p>
            <text:p text:style-name="P88"><text:span text:style-name="T48">3</text:span>. User commits to <text:span text:style-name="T48">deleting</text:span>.</text:p>
            <text:p text:style-name="P88"><text:span text:style-name="T48">4</text:span>. System responds with outcome of the operation.</text:p>
          </table:table-cell>
          <table:covered-table-cell/>
          <table:covered-table-cell/>
        </table:table-row>
        <table:table-row>
          <table:table-cell table:style-name="Table11.A12" office:value-type="string">
            <text:p text:style-name="P68">Post-Conditions:</text:p>
          </table:table-cell>
          <table:table-cell table:style-name="Table11.B12" table:number-columns-spanned="3" office:value-type="string">
            <text:p text:style-name="P97">Succcess:<text:span text:style-name="T10"> Student record is </text:span><text:span text:style-name="T12">deleted</text:span><text:span text:style-name="T10"> successfully.</text:span></text:p>
            <text:p text:style-name="P62"/>
            <text:p text:style-name="P97">Failure:<text:span text:style-name="T10"> System fails to process task and displays an error message.</text:span></text:p>
          </table:table-cell>
          <table:covered-table-cell/>
          <table:covered-table-cell/>
        </table:table-row>
        <table:table-row>
          <table:table-cell table:style-name="Table11.A13" office:value-type="string">
            <text:p text:style-name="P68">Minimum Guarantee:</text:p>
          </table:table-cell>
          <table:table-cell table:style-name="Table11.B13" table:number-columns-spanned="3" office:value-type="string">
            <text:p text:style-name="P88">System remains unchanged.</text:p>
          </table:table-cell>
          <table:covered-table-cell/>
          <table:covered-table-cell/>
        </table:table-row>
        <table:table-row table:style-name="Table11.14">
          <table:table-cell table:style-name="Table11.A14" office:value-type="string">
            <text:p text:style-name="P69"><text:span text:style-name="T1">Risk Assessment</text:span>:</text:p>
          </table:table-cell>
          <table:table-cell table:style-name="Table11.B14" table:number-columns-spanned="3" office:value-type="string">
            <text:p text:style-name="P88">Low</text:p>
          </table:table-cell>
          <table:covered-table-cell/>
          <table:covered-table-cell/>
        </table:table-row>
        <table:table-row table:style-name="Table11.14">
          <table:table-cell table:style-name="Table11.A15" office:value-type="string">
            <text:p text:style-name="P68">Notes:</text:p>
          </table:table-cell>
          <table:table-cell table:style-name="Table11.B15" table:number-columns-spanned="3" office:value-type="string">
            <text:p text:style-name="P68"/>
          </table:table-cell>
          <table:covered-table-cell/>
          <table:covered-table-cell/>
        </table:table-row>
        <table:table-row table:style-name="Table11.14">
          <table:table-cell table:style-name="Table11.A16" office:value-type="string">
            <text:p text:style-name="P79">Author(s):</text:p>
          </table:table-cell>
          <table:table-cell table:style-name="Table11.B16" table:number-columns-spanned="3" office:value-type="string">
            <text:p text:style-name="P88">Adil Hssaini</text:p>
          </table:table-cell>
          <table:covered-table-cell/>
          <table:covered-table-cell/>
        </table:table-row>
      </table:table>
      <text:p text:style-name="P12"/>
      <text:p text:style-name="P13"/>
      <table:table table:name="Table2" table:style-name="Table2">
        <table:table-column table:style-name="Table2.A"/>
        <table:table-column table:style-name="Table2.B" table:number-columns-repeated="3"/>
        <table:table-row>
          <table:table-cell table:style-name="Table2.A1" office:value-type="string">
            <text:p text:style-name="P70">Name:</text:p>
          </table:table-cell>
          <table:table-cell table:style-name="Table2.B1" table:number-columns-spanned="3" office:value-type="string">
            <text:p text:style-name="P94">View Courses</text:p>
          </table:table-cell>
          <table:covered-table-cell/>
          <table:covered-table-cell/>
        </table:table-row>
        <table:table-row>
          <table:table-cell table:style-name="Table2.A2" office:value-type="string">
            <text:p text:style-name="P70">Identifier:</text:p>
          </table:table-cell>
          <table:table-cell table:style-name="Table2.B2" office:value-type="string">
            <text:p text:style-name="P6">UC</text:p>
          </table:table-cell>
          <table:table-cell table:style-name="Table2.A2" office:value-type="string">
            <text:p text:style-name="P11">Version:</text:p>
          </table:table-cell>
          <table:table-cell table:style-name="Table2.D2" office:value-type="string">
            <text:p text:style-name="P6">1.<text:span text:style-name="T53">0</text:span></text:p>
          </table:table-cell>
        </table:table-row>
        <table:table-row>
          <table:table-cell table:style-name="Table2.A2" office:value-type="string">
            <text:p text:style-name="P80">Date Created:</text:p>
          </table:table-cell>
          <table:table-cell table:style-name="Table2.B3" office:value-type="string">
            <text:p text:style-name="P75">Feb 4, 2016</text:p>
          </table:table-cell>
          <table:table-cell table:style-name="Table2.A2" office:value-type="string">
            <text:p text:style-name="P85">Last Modified:</text:p>
          </table:table-cell>
          <table:table-cell table:style-name="Table2.D3" office:value-type="string">
            <text:p text:style-name="P85"/>
          </table:table-cell>
        </table:table-row>
        <table:table-row>
          <table:table-cell table:style-name="Table2.A4" office:value-type="string">
            <text:p text:style-name="P80">Importance:</text:p>
          </table:table-cell>
          <table:table-cell table:style-name="Table2.B4" table:number-columns-spanned="3" office:value-type="string">
            <text:p text:style-name="P94">3</text:p>
          </table:table-cell>
          <table:covered-table-cell/>
          <table:covered-table-cell/>
        </table:table-row>
        <table:table-row>
          <table:table-cell table:style-name="Table2.A5" office:value-type="string">
            <text:p text:style-name="P80">Actor(s):</text:p>
          </table:table-cell>
          <table:table-cell table:style-name="Table2.B5" table:number-columns-spanned="3" office:value-type="string">
            <text:p text:style-name="P93">All users</text:p>
          </table:table-cell>
          <table:covered-table-cell/>
          <table:covered-table-cell/>
        </table:table-row>
        <text:soft-page-break/>
        <table:table-row>
          <table:table-cell table:style-name="Table2.A6" office:value-type="string">
            <text:p text:style-name="P70"><text:span text:style-name="T1">Goal</text:span>:</text:p>
          </table:table-cell>
          <table:table-cell table:style-name="Table2.B6" table:number-columns-spanned="3" office:value-type="string">
            <text:p text:style-name="P75">To <text:span text:style-name="T54">view information about a course </text:span></text:p>
          </table:table-cell>
          <table:covered-table-cell/>
          <table:covered-table-cell/>
        </table:table-row>
        <table:table-row>
          <table:table-cell table:style-name="Table2.A8" office:value-type="string">
            <text:p text:style-name="P70"><text:span text:style-name="T1">Summary</text:span>:</text:p>
          </table:table-cell>
          <table:table-cell table:style-name="Table2.B8" table:number-columns-spanned="3" office:value-type="string">
            <text:p text:style-name="P75">The <text:span text:style-name="T55">user can browse through the list of offered courses and is able to view their corresponding descriptions, <text:s/>and schedules.</text:span></text:p>
          </table:table-cell>
          <table:covered-table-cell/>
          <table:covered-table-cell/>
        </table:table-row>
        <table:table-row>
          <table:table-cell table:style-name="Table2.A8" office:value-type="string">
            <text:p text:style-name="P70">Related use-cases:</text:p>
          </table:table-cell>
          <table:table-cell table:style-name="Table2.B8" table:number-columns-spanned="3" office:value-type="string">
            <text:p text:style-name="P99"/>
          </table:table-cell>
          <table:covered-table-cell/>
          <table:covered-table-cell/>
        </table:table-row>
        <table:table-row>
          <table:table-cell table:style-name="Table2.A9" office:value-type="string">
            <text:p text:style-name="P70">Preconditions </text:p>
          </table:table-cell>
          <table:table-cell table:style-name="Table2.B9" table:number-columns-spanned="3" office:value-type="string">
            <text:p text:style-name="P75">1. User is <text:span text:style-name="T54">on the landing page</text:span>.</text:p>
          </table:table-cell>
          <table:covered-table-cell/>
          <table:covered-table-cell/>
        </table:table-row>
        <table:table-row>
          <table:table-cell table:style-name="Table2.A10" office:value-type="string">
            <text:p text:style-name="P70">Trigger:</text:p>
          </table:table-cell>
          <table:table-cell table:style-name="Table2.B10" table:number-columns-spanned="3" office:value-type="string">
            <text:p text:style-name="P75">User <text:span text:style-name="T55">activates the “ View Courses” process</text:span></text:p>
          </table:table-cell>
          <table:covered-table-cell/>
          <table:covered-table-cell/>
        </table:table-row>
        <table:table-row>
          <table:table-cell table:style-name="Table2.A11" office:value-type="string">
            <text:p text:style-name="P70">Basic Flow:</text:p>
          </table:table-cell>
          <table:table-cell table:style-name="Table2.B11" table:number-columns-spanned="3" office:value-type="string">
            <text:p text:style-name="P75">1. User <text:span text:style-name="T34">selects the “Browse List” Option.</text:span></text:p>
            <text:p text:style-name="P89">2. System <text:span text:style-name="T55">displays page with list of programs</text:span>.</text:p>
            <text:p text:style-name="P89"><text:span text:style-name="T48">3</text:span>. User <text:span text:style-name="T55">selects program</text:span>.</text:p>
            <text:p text:style-name="P94">4. System displays list of courses required for the program.</text:p>
            <text:p text:style-name="P94">5. User selects course.</text:p>
            <text:p text:style-name="P89"><text:span text:style-name="T48">4</text:span>. System responds with outcome of the operation.</text:p>
          </table:table-cell>
          <table:covered-table-cell/>
          <table:covered-table-cell/>
        </table:table-row>
        <table:table-row>
          <table:table-cell table:style-name="Table2.A12" office:value-type="string">
            <text:p text:style-name="P70">Post-Conditions:</text:p>
          </table:table-cell>
          <table:table-cell table:style-name="Table2.B12" table:number-columns-spanned="3" office:value-type="string">
            <text:p text:style-name="P98">Succcess:<text:span text:style-name="T10"> </text:span><text:span text:style-name="T13">Course information is displayed</text:span><text:span text:style-name="T10"> successfully.</text:span></text:p>
            <text:p text:style-name="P63"/>
            <text:p text:style-name="P98">Failure:<text:span text:style-name="T10"> System fails to process task and displays an error message.</text:span></text:p>
          </table:table-cell>
          <table:covered-table-cell/>
          <table:covered-table-cell/>
        </table:table-row>
        <table:table-row>
          <table:table-cell table:style-name="Table2.A13" office:value-type="string">
            <text:p text:style-name="P70">Minimum Guarantee:</text:p>
          </table:table-cell>
          <table:table-cell table:style-name="Table2.B13" table:number-columns-spanned="3" office:value-type="string">
            <text:p text:style-name="P89">System remains unchanged.</text:p>
          </table:table-cell>
          <table:covered-table-cell/>
          <table:covered-table-cell/>
        </table:table-row>
        <table:table-row table:style-name="Table2.14">
          <table:table-cell table:style-name="Table2.A14" office:value-type="string">
            <text:p text:style-name="P70"><text:span text:style-name="T1">Risk Assessment</text:span>:</text:p>
          </table:table-cell>
          <table:table-cell table:style-name="Table2.B14" table:number-columns-spanned="3" office:value-type="string">
            <text:p text:style-name="P89">Low</text:p>
          </table:table-cell>
          <table:covered-table-cell/>
          <table:covered-table-cell/>
        </table:table-row>
        <table:table-row table:style-name="Table2.14">
          <table:table-cell table:style-name="Table2.A15" office:value-type="string">
            <text:p text:style-name="P70">Notes:</text:p>
          </table:table-cell>
          <table:table-cell table:style-name="Table2.B15" table:number-columns-spanned="3" office:value-type="string">
            <text:p text:style-name="P70"/>
          </table:table-cell>
          <table:covered-table-cell/>
          <table:covered-table-cell/>
        </table:table-row>
        <table:table-row table:style-name="Table2.14">
          <table:table-cell table:style-name="Table2.A16" office:value-type="string">
            <text:p text:style-name="P80">Author(s):</text:p>
          </table:table-cell>
          <table:table-cell table:style-name="Table2.B16" table:number-columns-spanned="3" office:value-type="string">
            <text:p text:style-name="P89">Adil Hssaini</text:p>
          </table:table-cell>
          <table:covered-table-cell/>
          <table:covered-table-cell/>
        </table:table-row>
      </table:table>
      <text:p text:style-name="P17"/>
      <table:table table:name="Table4" table:style-name="Table4">
        <table:table-column table:style-name="Table4.A"/>
        <table:table-column table:style-name="Table4.B" table:number-columns-repeated="3"/>
        <table:table-row>
          <table:table-cell table:style-name="Table4.A1" office:value-type="string">
            <text:p text:style-name="P24">Name:</text:p>
          </table:table-cell>
          <table:table-cell table:style-name="Table4.B1" table:number-columns-spanned="3" office:value-type="string">
            <text:p text:style-name="P40">Add <text:span text:style-name="T43">C</text:span>ourse to <text:span text:style-name="T43">P</text:span>rogram</text:p>
          </table:table-cell>
          <table:covered-table-cell/>
          <table:covered-table-cell/>
        </table:table-row>
        <table:table-row>
          <table:table-cell table:style-name="Table4.A2" office:value-type="string">
            <text:p text:style-name="P24">Identifier:</text:p>
          </table:table-cell>
          <table:table-cell table:style-name="Table4.B2" office:value-type="string">
            <text:p text:style-name="P18">UC</text:p>
          </table:table-cell>
          <table:table-cell table:style-name="Table4.A2" office:value-type="string">
            <text:p text:style-name="P21">Version:</text:p>
          </table:table-cell>
          <table:table-cell table:style-name="Table4.D2" office:value-type="string">
            <text:p text:style-name="P18">1.<text:span text:style-name="T53">2</text:span></text:p>
          </table:table-cell>
        </table:table-row>
        <table:table-row>
          <table:table-cell table:style-name="Table4.A2" office:value-type="string">
            <text:p text:style-name="P28">Date Created:</text:p>
          </table:table-cell>
          <table:table-cell table:style-name="Table4.B3" office:value-type="string">
            <text:p text:style-name="P40">Feb 2, 2016</text:p>
          </table:table-cell>
          <table:table-cell table:style-name="Table4.A2" office:value-type="string">
            <text:p text:style-name="P43">Last Modified:</text:p>
          </table:table-cell>
          <table:table-cell table:style-name="Table4.D3" office:value-type="string">
            <text:p text:style-name="P43"/>
          </table:table-cell>
        </table:table-row>
        <table:table-row>
          <table:table-cell table:style-name="Table4.A4" office:value-type="string">
            <text:p text:style-name="P28">Importance:</text:p>
          </table:table-cell>
          <table:table-cell table:style-name="Table4.B4" table:number-columns-spanned="3" office:value-type="string">
            <text:p text:style-name="P51">5</text:p>
          </table:table-cell>
          <table:covered-table-cell/>
          <table:covered-table-cell/>
        </table:table-row>
        <table:table-row>
          <table:table-cell table:style-name="Table4.A5" office:value-type="string">
            <text:p text:style-name="P28">Actor(s):</text:p>
          </table:table-cell>
          <table:table-cell table:style-name="Table4.B5" table:number-columns-spanned="3" office:value-type="string">
            <text:p text:style-name="P44">Administrator</text:p>
          </table:table-cell>
          <table:covered-table-cell/>
          <table:covered-table-cell/>
        </table:table-row>
        <table:table-row>
          <table:table-cell table:style-name="Table4.A6" office:value-type="string">
            <text:p text:style-name="P24"><text:span text:style-name="T1">Goal</text:span>:</text:p>
          </table:table-cell>
          <table:table-cell table:style-name="Table4.B6" table:number-columns-spanned="3" office:value-type="string">
            <text:p text:style-name="P44">To add a new course <text:span text:style-name="T42">to a specific program.</text:span></text:p>
          </table:table-cell>
          <table:covered-table-cell/>
          <table:covered-table-cell/>
        </table:table-row>
        <table:table-row>
          <table:table-cell table:style-name="Table4.A8" office:value-type="string">
            <text:p text:style-name="P24"><text:span text:style-name="T1">Summary</text:span>:</text:p>
          </table:table-cell>
          <table:table-cell table:style-name="Table4.B8" table:number-columns-spanned="3" office:value-type="string">
            <text:p text:style-name="P37">The Administrator updates the list of required courses for a specific program by adding a new course. </text:p>
          </table:table-cell>
          <table:covered-table-cell/>
          <table:covered-table-cell/>
        </table:table-row>
        <table:table-row>
          <table:table-cell table:style-name="Table4.A8" office:value-type="string">
            <text:p text:style-name="P24">Related use-cases:</text:p>
          </table:table-cell>
          <table:table-cell table:style-name="Table4.B8" table:number-columns-spanned="3" office:value-type="string">
            <text:p text:style-name="P43"/>
          </table:table-cell>
          <table:covered-table-cell/>
          <table:covered-table-cell/>
        </table:table-row>
        <table:table-row>
          <table:table-cell table:style-name="Table4.A9" office:value-type="string">
            <text:p text:style-name="P24">Preconditions </text:p>
          </table:table-cell>
          <table:table-cell table:style-name="Table4.B9" table:number-columns-spanned="3" office:value-type="string">
            <text:p text:style-name="P31">1. Actor is logged on as administrator.</text:p>
            <text:p text:style-name="P46">2. <text:span text:style-name="T43">System has accessed the program menu.</text:span></text:p>
            <text:p text:style-name="P37"><text:span text:style-name="T44">3</text:span>. The course is not part of the program sequence stored by the system.</text:p>
          </table:table-cell>
          <table:covered-table-cell/>
          <table:covered-table-cell/>
        </table:table-row>
        <table:table-row>
          <table:table-cell table:style-name="Table4.A10" office:value-type="string">
            <text:p text:style-name="P24">Trigger:</text:p>
          </table:table-cell>
          <table:table-cell table:style-name="Table4.B10" table:number-columns-spanned="3" office:value-type="string">
            <text:p text:style-name="P36">Administrator <text:span text:style-name="T55">activates</text:span> the “<text:span text:style-name="T42">Add Course to Program</text:span>” <text:span text:style-name="T42">process</text:span>.</text:p>
          </table:table-cell>
          <table:covered-table-cell/>
          <table:covered-table-cell/>
        </table:table-row>
        <table:table-row>
          <table:table-cell table:style-name="Table4.A11" office:value-type="string">
            <text:p text:style-name="P24">Basic Flow:</text:p>
          </table:table-cell>
          <table:table-cell table:style-name="Table4.B11" table:number-columns-spanned="3" office:value-type="string">
            <text:p text:style-name="P37">1. Administrator selects <text:span text:style-name="T49">the </text:span>“Add <text:span text:style-name="T43">C</text:span>ourse to <text:span text:style-name="T43">P</text:span>rogram” <text:span text:style-name="T49">option</text:span>.</text:p>
            <text:p text:style-name="P37">2. System prompts for information about course.</text:p>
            <text:p text:style-name="P37">3. Administrator inputs information.</text:p>
            <text:p text:style-name="P37">4. Administrator commits to adding the course.</text:p>
            <text:p text:style-name="P37">5. System responds with the outcome of the operation. <text:s/></text:p>
          </table:table-cell>
          <table:covered-table-cell/>
          <table:covered-table-cell/>
        </table:table-row>
        <table:table-row>
          <table:table-cell table:style-name="Table4.A12" office:value-type="string">
            <text:p text:style-name="P24">Post-Conditions:</text:p>
          </table:table-cell>
          <table:table-cell table:style-name="Table4.B12" table:number-columns-spanned="3" office:value-type="string">
            <text:p text:style-name="P52">Success:<text:span text:style-name="T10"> Course is added successfully to the program listing.</text:span></text:p>
            <text:p text:style-name="P54"/>
            <text:p text:style-name="P52">Failure:<text:span text:style-name="T10"> The system </text:span><text:span text:style-name="T11">fails to</text:span><text:span text:style-name="T10"> </text:span><text:span text:style-name="T11">process</text:span><text:span text:style-name="T10"> the task and displays an error message.</text:span></text:p>
          </table:table-cell>
          <table:covered-table-cell/>
          <table:covered-table-cell/>
        </table:table-row>
        <text:soft-page-break/>
        <table:table-row>
          <table:table-cell table:style-name="Table4.A13" office:value-type="string">
            <text:p text:style-name="P24">Minimum Guarantee:</text:p>
          </table:table-cell>
          <table:table-cell table:style-name="Table4.B13" table:number-columns-spanned="3" office:value-type="string">
            <text:p text:style-name="P38"><text:span text:style-name="T41">L</text:span>ist of courses <text:span text:style-name="T41">in</text:span> the program <text:span text:style-name="T41">stored by the system </text:span>will not be affected. </text:p>
          </table:table-cell>
          <table:covered-table-cell/>
          <table:covered-table-cell/>
        </table:table-row>
        <table:table-row table:style-name="Table4.14">
          <table:table-cell table:style-name="Table4.A14" office:value-type="string">
            <text:p text:style-name="P26"><text:span text:style-name="T1">Risk Assessment</text:span>:</text:p>
          </table:table-cell>
          <table:table-cell table:style-name="Table4.B14" table:number-columns-spanned="3" office:value-type="string">
            <text:p text:style-name="P38">Low</text:p>
          </table:table-cell>
          <table:covered-table-cell/>
          <table:covered-table-cell/>
        </table:table-row>
        <table:table-row table:style-name="Table4.14">
          <table:table-cell table:style-name="Table4.A15" office:value-type="string">
            <text:p text:style-name="P24">Notes:</text:p>
          </table:table-cell>
          <table:table-cell table:style-name="Table4.B15" table:number-columns-spanned="3" office:value-type="string">
            <text:p text:style-name="P24"/>
          </table:table-cell>
          <table:covered-table-cell/>
          <table:covered-table-cell/>
        </table:table-row>
        <table:table-row table:style-name="Table4.14">
          <table:table-cell table:style-name="Table4.A16" office:value-type="string">
            <text:p text:style-name="P28">Author(s):</text:p>
          </table:table-cell>
          <table:table-cell table:style-name="Table4.B16" table:number-columns-spanned="3" office:value-type="string">
            <text:p text:style-name="P32">Adil Hssaini</text:p>
          </table:table-cell>
          <table:covered-table-cell/>
          <table:covered-table-cell/>
        </table:table-row>
      </table:table>
      <text:p text:style-name="P1"/>
      <text:p text:style-name="P1"/>
      <table:table table:name="Table5" table:style-name="Table5">
        <table:table-column table:style-name="Table5.A"/>
        <table:table-column table:style-name="Table5.B" table:number-columns-repeated="3"/>
        <table:table-row>
          <table:table-cell table:style-name="Table5.A1" office:value-type="string">
            <text:p text:style-name="P27">Name:</text:p>
          </table:table-cell>
          <table:table-cell table:style-name="Table5.B1" table:number-columns-spanned="3" office:value-type="string">
            <text:p text:style-name="P42">Edit <text:span text:style-name="T42">C</text:span>ourse</text:p>
          </table:table-cell>
          <table:covered-table-cell/>
          <table:covered-table-cell/>
        </table:table-row>
        <table:table-row>
          <table:table-cell table:style-name="Table5.A2" office:value-type="string">
            <text:p text:style-name="P27">Identifier:</text:p>
          </table:table-cell>
          <table:table-cell table:style-name="Table5.B2" office:value-type="string">
            <text:p text:style-name="P20">UC</text:p>
          </table:table-cell>
          <table:table-cell table:style-name="Table5.A2" office:value-type="string">
            <text:p text:style-name="P23">Version:</text:p>
          </table:table-cell>
          <table:table-cell table:style-name="Table5.D2" office:value-type="string">
            <text:p text:style-name="P20">1.<text:span text:style-name="T53">2</text:span></text:p>
          </table:table-cell>
        </table:table-row>
        <table:table-row>
          <table:table-cell table:style-name="Table5.A2" office:value-type="string">
            <text:p text:style-name="P30">Date Created:</text:p>
          </table:table-cell>
          <table:table-cell table:style-name="Table5.B3" office:value-type="string">
            <text:p text:style-name="P42">Feb 2, 2016</text:p>
          </table:table-cell>
          <table:table-cell table:style-name="Table5.A2" office:value-type="string">
            <text:p text:style-name="P49">Last Modified:</text:p>
          </table:table-cell>
          <table:table-cell table:style-name="Table5.D3" office:value-type="string">
            <text:p text:style-name="P49"/>
          </table:table-cell>
        </table:table-row>
        <table:table-row>
          <table:table-cell table:style-name="Table5.A4" office:value-type="string">
            <text:p text:style-name="P30">Importance:</text:p>
          </table:table-cell>
          <table:table-cell table:style-name="Table5.B4" table:number-columns-spanned="3" office:value-type="string">
            <text:p text:style-name="P39">5</text:p>
          </table:table-cell>
          <table:covered-table-cell/>
          <table:covered-table-cell/>
        </table:table-row>
        <table:table-row>
          <table:table-cell table:style-name="Table5.A5" office:value-type="string">
            <text:p text:style-name="P30">Actor(s):</text:p>
          </table:table-cell>
          <table:table-cell table:style-name="Table5.B5" table:number-columns-spanned="3" office:value-type="string">
            <text:p text:style-name="P44">Administrator</text:p>
          </table:table-cell>
          <table:covered-table-cell/>
          <table:covered-table-cell/>
        </table:table-row>
        <table:table-row>
          <table:table-cell table:style-name="Table5.A6" office:value-type="string">
            <text:p text:style-name="P27"><text:span text:style-name="T1">Goal</text:span>:</text:p>
          </table:table-cell>
          <table:table-cell table:style-name="Table5.B6" table:number-columns-spanned="3" office:value-type="string">
            <text:p text:style-name="P44">To <text:span text:style-name="T42">edit</text:span> <text:span text:style-name="T42">a </text:span>course<text:span text:style-name="T42">'s</text:span> <text:span text:style-name="T42">description or information.</text:span></text:p>
          </table:table-cell>
          <table:covered-table-cell/>
          <table:covered-table-cell/>
        </table:table-row>
        <table:table-row>
          <table:table-cell table:style-name="Table5.A8" office:value-type="string">
            <text:p text:style-name="P27"><text:span text:style-name="T1">Summary</text:span>:</text:p>
          </table:table-cell>
          <table:table-cell table:style-name="Table5.B8" table:number-columns-spanned="3" office:value-type="string">
            <text:p text:style-name="P39">The administrator modifies the existing description or details of a course.</text:p>
          </table:table-cell>
          <table:covered-table-cell/>
          <table:covered-table-cell/>
        </table:table-row>
        <table:table-row>
          <table:table-cell table:style-name="Table5.A8" office:value-type="string">
            <text:p text:style-name="P27">Related use-cases:</text:p>
          </table:table-cell>
          <table:table-cell table:style-name="Table5.B8" table:number-columns-spanned="3" office:value-type="string">
            <text:p text:style-name="P49"/>
          </table:table-cell>
          <table:covered-table-cell/>
          <table:covered-table-cell/>
        </table:table-row>
        <table:table-row>
          <table:table-cell table:style-name="Table5.A9" office:value-type="string">
            <text:p text:style-name="P27">Preconditions </text:p>
          </table:table-cell>
          <table:table-cell table:style-name="Table5.B9" table:number-columns-spanned="3" office:value-type="string">
            <text:p text:style-name="P31">1. Actor is logged on as administrator.</text:p>
            <text:p text:style-name="P47">2. <text:span text:style-name="T43">System has accessed the course menu.</text:span></text:p>
          </table:table-cell>
          <table:covered-table-cell/>
          <table:covered-table-cell/>
        </table:table-row>
        <table:table-row>
          <table:table-cell table:style-name="Table5.A10" office:value-type="string">
            <text:p text:style-name="P27">Trigger:</text:p>
          </table:table-cell>
          <table:table-cell table:style-name="Table5.B10" table:number-columns-spanned="3" office:value-type="string">
            <text:p text:style-name="P36">Administrator <text:span text:style-name="T55">activates</text:span> the “<text:span text:style-name="T42">Edit Course</text:span>” <text:span text:style-name="T42">process</text:span>.</text:p>
          </table:table-cell>
          <table:covered-table-cell/>
          <table:covered-table-cell/>
        </table:table-row>
        <table:table-row>
          <table:table-cell table:style-name="Table5.A11" office:value-type="string">
            <text:p text:style-name="P27">Basic Flow:</text:p>
          </table:table-cell>
          <table:table-cell table:style-name="Table5.B11" table:number-columns-spanned="3" office:value-type="string">
            <text:p text:style-name="P37">1. Administrator selects <text:span text:style-name="T49">the </text:span>“Edit Course” <text:span text:style-name="T49">option</text:span>.</text:p>
            <text:p text:style-name="P37">2. System prompts for <text:span text:style-name="T45">new</text:span> information.</text:p>
            <text:p text:style-name="P37">3. Administrator inputs information.</text:p>
            <text:p text:style-name="P37">4. Administrator commits to Editing the course.</text:p>
            <text:p text:style-name="P37">5. System responds with the outcome of the operation. <text:s/></text:p>
          </table:table-cell>
          <table:covered-table-cell/>
          <table:covered-table-cell/>
        </table:table-row>
        <table:table-row>
          <table:table-cell table:style-name="Table5.A12" office:value-type="string">
            <text:p text:style-name="P27">Post-Conditions:</text:p>
          </table:table-cell>
          <table:table-cell table:style-name="Table5.B12" table:number-columns-spanned="3" office:value-type="string">
            <text:p text:style-name="P52">Success:<text:span text:style-name="T10"> Course is edited successfully.</text:span></text:p>
            <text:p text:style-name="P54"/>
            <text:p text:style-name="P52">Failure:<text:span text:style-name="T10"> The system </text:span><text:span text:style-name="T11">fails to</text:span><text:span text:style-name="T10"> </text:span><text:span text:style-name="T11">process</text:span><text:span text:style-name="T10"> the task and displays an error message.</text:span></text:p>
          </table:table-cell>
          <table:covered-table-cell/>
          <table:covered-table-cell/>
        </table:table-row>
        <table:table-row>
          <table:table-cell table:style-name="Table5.A13" office:value-type="string">
            <text:p text:style-name="P27">Minimum Guarantee:</text:p>
          </table:table-cell>
          <table:table-cell table:style-name="Table5.B13" table:number-columns-spanned="3" office:value-type="string">
            <text:p text:style-name="P38"><text:span text:style-name="T38">All other courses present in the</text:span> list of courses required for the program will not be affected.</text:p>
          </table:table-cell>
          <table:covered-table-cell/>
          <table:covered-table-cell/>
        </table:table-row>
        <table:table-row table:style-name="Table5.14">
          <table:table-cell table:style-name="Table5.A14" office:value-type="string">
            <text:p text:style-name="P26"><text:span text:style-name="T1">Risk Assessment</text:span>:</text:p>
          </table:table-cell>
          <table:table-cell table:style-name="Table5.B14" table:number-columns-spanned="3" office:value-type="string">
            <text:p text:style-name="P34">Low</text:p>
          </table:table-cell>
          <table:covered-table-cell/>
          <table:covered-table-cell/>
        </table:table-row>
        <table:table-row table:style-name="Table5.14">
          <table:table-cell table:style-name="Table5.A15" office:value-type="string">
            <text:p text:style-name="P27">Notes:</text:p>
          </table:table-cell>
          <table:table-cell table:style-name="Table5.B15" table:number-columns-spanned="3" office:value-type="string">
            <text:p text:style-name="P27"/>
          </table:table-cell>
          <table:covered-table-cell/>
          <table:covered-table-cell/>
        </table:table-row>
        <table:table-row table:style-name="Table5.14">
          <table:table-cell table:style-name="Table5.A16" office:value-type="string">
            <text:p text:style-name="P30">Author(s):</text:p>
          </table:table-cell>
          <table:table-cell table:style-name="Table5.B16" table:number-columns-spanned="3" office:value-type="string">
            <text:p text:style-name="P34">Adil Hssaini</text:p>
          </table:table-cell>
          <table:covered-table-cell/>
          <table:covered-table-cell/>
        </table:table-row>
      </table:table>
      <text:p text:style-name="P1"/>
      <text:p text:style-name="P1"/>
      <table:table table:name="Table6" table:style-name="Table6">
        <table:table-column table:style-name="Table6.A"/>
        <table:table-column table:style-name="Table6.B" table:number-columns-repeated="3"/>
        <table:table-row>
          <table:table-cell table:style-name="Table6.A1" office:value-type="string">
            <text:p text:style-name="P25">Name:</text:p>
          </table:table-cell>
          <table:table-cell table:style-name="Table6.B1" table:number-columns-spanned="3" office:value-type="string">
            <text:p text:style-name="P41">Delete Course</text:p>
          </table:table-cell>
          <table:covered-table-cell/>
          <table:covered-table-cell/>
        </table:table-row>
        <table:table-row>
          <table:table-cell table:style-name="Table6.A2" office:value-type="string">
            <text:p text:style-name="P25">Identifier:</text:p>
          </table:table-cell>
          <table:table-cell table:style-name="Table6.B2" office:value-type="string">
            <text:p text:style-name="P19">UC</text:p>
          </table:table-cell>
          <table:table-cell table:style-name="Table6.A2" office:value-type="string">
            <text:p text:style-name="P22">Version:</text:p>
          </table:table-cell>
          <table:table-cell table:style-name="Table6.D2" office:value-type="string">
            <text:p text:style-name="P19">1.<text:span text:style-name="T53">2</text:span></text:p>
          </table:table-cell>
        </table:table-row>
        <table:table-row>
          <table:table-cell table:style-name="Table6.A2" office:value-type="string">
            <text:p text:style-name="P29">Date Created:</text:p>
          </table:table-cell>
          <table:table-cell table:style-name="Table6.B3" office:value-type="string">
            <text:p text:style-name="P41">Feb 2, 2016</text:p>
          </table:table-cell>
          <table:table-cell table:style-name="Table6.A2" office:value-type="string">
            <text:p text:style-name="P48">Last Modified:</text:p>
          </table:table-cell>
          <table:table-cell table:style-name="Table6.D3" office:value-type="string">
            <text:p text:style-name="P48"/>
          </table:table-cell>
        </table:table-row>
        <table:table-row>
          <table:table-cell table:style-name="Table6.A4" office:value-type="string">
            <text:p text:style-name="P29">Importance:</text:p>
          </table:table-cell>
          <table:table-cell table:style-name="Table6.B4" table:number-columns-spanned="3" office:value-type="string">
            <text:p text:style-name="P50">5</text:p>
          </table:table-cell>
          <table:covered-table-cell/>
          <table:covered-table-cell/>
        </table:table-row>
        <table:table-row>
          <table:table-cell table:style-name="Table6.A5" office:value-type="string">
            <text:p text:style-name="P29">Actor(s):</text:p>
          </table:table-cell>
          <table:table-cell table:style-name="Table6.B5" table:number-columns-spanned="3" office:value-type="string">
            <text:p text:style-name="P45">Administrator</text:p>
          </table:table-cell>
          <table:covered-table-cell/>
          <table:covered-table-cell/>
        </table:table-row>
        <text:soft-page-break/>
        <table:table-row>
          <table:table-cell table:style-name="Table6.A6" office:value-type="string">
            <text:p text:style-name="P25"><text:span text:style-name="T1">Goal</text:span>:</text:p>
          </table:table-cell>
          <table:table-cell table:style-name="Table6.B6" table:number-columns-spanned="3" office:value-type="string">
            <text:p text:style-name="P45">To <text:span text:style-name="T38">remove</text:span> a course <text:span text:style-name="T38">from a program listing.</text:span></text:p>
          </table:table-cell>
          <table:covered-table-cell/>
          <table:covered-table-cell/>
        </table:table-row>
        <table:table-row>
          <table:table-cell table:style-name="Table6.A8" office:value-type="string">
            <text:p text:style-name="P25"><text:span text:style-name="T1">Summary</text:span>:</text:p>
          </table:table-cell>
          <table:table-cell table:style-name="Table6.B8" table:number-columns-spanned="3" office:value-type="string">
            <text:p text:style-name="P37">The Administrator <text:span text:style-name="T38">deletes a course from</text:span> the list of required courses for a specific program. </text:p>
          </table:table-cell>
          <table:covered-table-cell/>
          <table:covered-table-cell/>
        </table:table-row>
        <table:table-row>
          <table:table-cell table:style-name="Table6.A8" office:value-type="string">
            <text:p text:style-name="P25">Related use-cases:</text:p>
          </table:table-cell>
          <table:table-cell table:style-name="Table6.B8" table:number-columns-spanned="3" office:value-type="string">
            <text:p text:style-name="P33"/>
          </table:table-cell>
          <table:covered-table-cell/>
          <table:covered-table-cell/>
        </table:table-row>
        <table:table-row>
          <table:table-cell table:style-name="Table6.A9" office:value-type="string">
            <text:p text:style-name="P25">Preconditions </text:p>
          </table:table-cell>
          <table:table-cell table:style-name="Table6.B9" table:number-columns-spanned="3" office:value-type="string">
            <text:p text:style-name="P31">1. Actor is logged on as administrator.</text:p>
            <text:p text:style-name="P46">2. <text:span text:style-name="T43">System has accessed the course menu.</text:span></text:p>
          </table:table-cell>
          <table:covered-table-cell/>
          <table:covered-table-cell/>
        </table:table-row>
        <table:table-row>
          <table:table-cell table:style-name="Table6.A10" office:value-type="string">
            <text:p text:style-name="P25">Trigger:</text:p>
          </table:table-cell>
          <table:table-cell table:style-name="Table6.B10" table:number-columns-spanned="3" office:value-type="string">
            <text:p text:style-name="P35">Administrator <text:span text:style-name="T55">activates</text:span> the “<text:span text:style-name="T38">Delete Course</text:span>” <text:span text:style-name="T42">process</text:span>.</text:p>
          </table:table-cell>
          <table:covered-table-cell/>
          <table:covered-table-cell/>
        </table:table-row>
        <table:table-row>
          <table:table-cell table:style-name="Table6.A11" office:value-type="string">
            <text:p text:style-name="P25">Basic Flow:</text:p>
          </table:table-cell>
          <table:table-cell table:style-name="Table6.B11" table:number-columns-spanned="3" office:value-type="string">
            <text:p text:style-name="P37">1. Administrator selects <text:span text:style-name="T46">the </text:span>“<text:span text:style-name="T38">Delete</text:span> Course” <text:span text:style-name="T46">option</text:span>.</text:p>
            <text:p text:style-name="P37">2. System prompts for <text:span text:style-name="T45">confirmation.</text:span></text:p>
            <text:p text:style-name="P37"><text:span text:style-name="T45">3</text:span>. Administrator commits to <text:span text:style-name="T38">deleting</text:span> the course.</text:p>
            <text:p text:style-name="P37"><text:span text:style-name="T45">4</text:span>. System responds with the outcome of the operation. </text:p>
          </table:table-cell>
          <table:covered-table-cell/>
          <table:covered-table-cell/>
        </table:table-row>
        <table:table-row>
          <table:table-cell table:style-name="Table6.A12" office:value-type="string">
            <text:p text:style-name="P25">Post-Conditions:</text:p>
          </table:table-cell>
          <table:table-cell table:style-name="Table6.B12" table:number-columns-spanned="3" office:value-type="string">
            <text:p text:style-name="P52">Success:<text:span text:style-name="T10"> Course is </text:span><text:span text:style-name="T11">dele</text:span><text:span text:style-name="T10">ted successfully.</text:span></text:p>
            <text:p text:style-name="P54"/>
            <text:p text:style-name="P52">Failure:<text:span text:style-name="T10"> The system </text:span><text:span text:style-name="T11">fails to</text:span><text:span text:style-name="T10"> </text:span><text:span text:style-name="T11">process</text:span><text:span text:style-name="T10"> the task and displays an error message.</text:span></text:p>
          </table:table-cell>
          <table:covered-table-cell/>
          <table:covered-table-cell/>
        </table:table-row>
        <table:table-row>
          <table:table-cell table:style-name="Table6.A13" office:value-type="string">
            <text:p text:style-name="P25">Minimum Guarantee:</text:p>
          </table:table-cell>
          <table:table-cell table:style-name="Table6.B13" table:number-columns-spanned="3" office:value-type="string">
            <text:p text:style-name="P37"><text:span text:style-name="T38">All other courses present in the</text:span> list of courses required for the program will not be affected.</text:p>
          </table:table-cell>
          <table:covered-table-cell/>
          <table:covered-table-cell/>
        </table:table-row>
        <table:table-row table:style-name="Table6.14">
          <table:table-cell table:style-name="Table6.A14" office:value-type="string">
            <text:p text:style-name="P26"><text:span text:style-name="T1">Risk Assessment</text:span>:</text:p>
          </table:table-cell>
          <table:table-cell table:style-name="Table6.B14" table:number-columns-spanned="3" office:value-type="string">
            <text:p text:style-name="P33">Low</text:p>
          </table:table-cell>
          <table:covered-table-cell/>
          <table:covered-table-cell/>
        </table:table-row>
        <table:table-row table:style-name="Table6.14">
          <table:table-cell table:style-name="Table6.A15" office:value-type="string">
            <text:p text:style-name="P25">Notes:</text:p>
          </table:table-cell>
          <table:table-cell table:style-name="Table6.B15" table:number-columns-spanned="3" office:value-type="string">
            <text:p text:style-name="P25"/>
          </table:table-cell>
          <table:covered-table-cell/>
          <table:covered-table-cell/>
        </table:table-row>
        <table:table-row table:style-name="Table6.14">
          <table:table-cell table:style-name="Table6.A16" office:value-type="string">
            <text:p text:style-name="P29">Author(s):</text:p>
          </table:table-cell>
          <table:table-cell table:style-name="Table6.B16" table:number-columns-spanned="3" office:value-type="string">
            <text:p text:style-name="P33">Adil Hssaini</text:p>
          </table:table-cell>
          <table:covered-table-cell/>
          <table:covered-table-cell/>
        </table:table-row>
      </table:table>
      <text:p text:style-name="P1"/>
      <table:table table:name="Table7" table:style-name="Table7">
        <table:table-column table:style-name="Table7.A"/>
        <table:table-column table:style-name="Table7.B" table:number-columns-repeated="3"/>
        <table:table-row>
          <table:table-cell table:style-name="Table7.A1" office:value-type="string">
            <text:p text:style-name="P25">Name:</text:p>
          </table:table-cell>
          <table:table-cell table:style-name="Table7.B1" table:number-columns-spanned="3" office:value-type="string">
            <text:p text:style-name="P41">Add Section</text:p>
          </table:table-cell>
          <table:covered-table-cell/>
          <table:covered-table-cell/>
        </table:table-row>
        <table:table-row>
          <table:table-cell table:style-name="Table7.A2" office:value-type="string">
            <text:p text:style-name="P25">Identifier:</text:p>
          </table:table-cell>
          <table:table-cell table:style-name="Table7.B2" office:value-type="string">
            <text:p text:style-name="P19">UC</text:p>
          </table:table-cell>
          <table:table-cell table:style-name="Table7.A2" office:value-type="string">
            <text:p text:style-name="P22">Version:</text:p>
          </table:table-cell>
          <table:table-cell table:style-name="Table7.D2" office:value-type="string">
            <text:p text:style-name="P19">1.<text:span text:style-name="T53">2</text:span></text:p>
          </table:table-cell>
        </table:table-row>
        <table:table-row>
          <table:table-cell table:style-name="Table7.A2" office:value-type="string">
            <text:p text:style-name="P29">Date Created:</text:p>
          </table:table-cell>
          <table:table-cell table:style-name="Table7.B3" office:value-type="string">
            <text:p text:style-name="P41">Feb 2, 2016</text:p>
          </table:table-cell>
          <table:table-cell table:style-name="Table7.A2" office:value-type="string">
            <text:p text:style-name="P48">Last Modified:</text:p>
          </table:table-cell>
          <table:table-cell table:style-name="Table7.D3" office:value-type="string">
            <text:p text:style-name="P48"/>
          </table:table-cell>
        </table:table-row>
        <table:table-row>
          <table:table-cell table:style-name="Table7.A4" office:value-type="string">
            <text:p text:style-name="P29">Importance:</text:p>
          </table:table-cell>
          <table:table-cell table:style-name="Table7.B4" table:number-columns-spanned="3" office:value-type="string">
            <text:p text:style-name="P33">5</text:p>
          </table:table-cell>
          <table:covered-table-cell/>
          <table:covered-table-cell/>
        </table:table-row>
        <table:table-row>
          <table:table-cell table:style-name="Table7.A5" office:value-type="string">
            <text:p text:style-name="P29">Actor(s):</text:p>
          </table:table-cell>
          <table:table-cell table:style-name="Table7.B5" table:number-columns-spanned="3" office:value-type="string">
            <text:p text:style-name="P33">Administrator</text:p>
          </table:table-cell>
          <table:covered-table-cell/>
          <table:covered-table-cell/>
        </table:table-row>
        <table:table-row>
          <table:table-cell table:style-name="Table7.A6" office:value-type="string">
            <text:p text:style-name="P25"><text:span text:style-name="T1">Goal</text:span>:</text:p>
          </table:table-cell>
          <table:table-cell table:style-name="Table7.B6" table:number-columns-spanned="3" office:value-type="string">
            <text:p text:style-name="P33">To add a course section.</text:p>
          </table:table-cell>
          <table:covered-table-cell/>
          <table:covered-table-cell/>
        </table:table-row>
        <table:table-row>
          <table:table-cell table:style-name="Table7.A8" office:value-type="string">
            <text:p text:style-name="P25"><text:span text:style-name="T1">Summary</text:span>:</text:p>
          </table:table-cell>
          <table:table-cell table:style-name="Table7.B8" table:number-columns-spanned="3" office:value-type="string">
            <text:p text:style-name="P33">The administrator adds a section to a course in the list of required courses for a program.</text:p>
          </table:table-cell>
          <table:covered-table-cell/>
          <table:covered-table-cell/>
        </table:table-row>
        <table:table-row>
          <table:table-cell table:style-name="Table7.A8" office:value-type="string">
            <text:p text:style-name="P25">Related use-cases:</text:p>
          </table:table-cell>
          <table:table-cell table:style-name="Table7.B8" table:number-columns-spanned="3" office:value-type="string">
            <text:p text:style-name="P53"><text:span text:style-name="T20">UC – </text:span><text:span text:style-name="T53">Edit </text:span>Course</text:p>
          </table:table-cell>
          <table:covered-table-cell/>
          <table:covered-table-cell/>
        </table:table-row>
        <table:table-row>
          <table:table-cell table:style-name="Table7.A9" office:value-type="string">
            <text:p text:style-name="P25">Preconditions </text:p>
          </table:table-cell>
          <table:table-cell table:style-name="Table7.B9" table:number-columns-spanned="3" office:value-type="string">
            <text:p text:style-name="P31">1. Actor is logged on as administrator.</text:p>
            <text:p text:style-name="P46">2. <text:span text:style-name="T43">System has accessed the course menu.</text:span></text:p>
          </table:table-cell>
          <table:covered-table-cell/>
          <table:covered-table-cell/>
        </table:table-row>
        <table:table-row>
          <table:table-cell table:style-name="Table7.A10" office:value-type="string">
            <text:p text:style-name="P25">Trigger:</text:p>
          </table:table-cell>
          <table:table-cell table:style-name="Table7.B10" table:number-columns-spanned="3" office:value-type="string">
            <text:p text:style-name="P35">Administrator <text:span text:style-name="T55">activates</text:span> the “<text:span text:style-name="T38">Add Section</text:span>” <text:span text:style-name="T42">process</text:span>.</text:p>
          </table:table-cell>
          <table:covered-table-cell/>
          <table:covered-table-cell/>
        </table:table-row>
        <table:table-row>
          <table:table-cell table:style-name="Table7.A11" office:value-type="string">
            <text:p text:style-name="P25">Basic Flow:</text:p>
          </table:table-cell>
          <table:table-cell table:style-name="Table7.B11" table:number-columns-spanned="3" office:value-type="string">
            <text:p text:style-name="P37">1. Administrator selects <text:span text:style-name="T49">the </text:span>“<text:span text:style-name="T38">Add Section</text:span>” <text:span text:style-name="T49">option</text:span>.</text:p>
            <text:p text:style-name="P37">2. System prompts for <text:span text:style-name="T45">section details.</text:span></text:p>
            <text:p text:style-name="P37">3. Administrator inputs information.</text:p>
            <text:p text:style-name="P37">4. Administrator commits to <text:span text:style-name="T38">adding</text:span> the <text:span text:style-name="T38">section</text:span>.</text:p>
            <text:p text:style-name="P37">5. System responds with the outcome of the operation</text:p>
          </table:table-cell>
          <table:covered-table-cell/>
          <table:covered-table-cell/>
        </table:table-row>
        <table:table-row>
          <table:table-cell table:style-name="Table7.A12" office:value-type="string">
            <text:p text:style-name="P25">Post-Conditions:</text:p>
          </table:table-cell>
          <table:table-cell table:style-name="Table7.B12" table:number-columns-spanned="3" office:value-type="string">
            <text:p text:style-name="P52">Success:<text:span text:style-name="T10"> </text:span><text:span text:style-name="T11">Section</text:span><text:span text:style-name="T10"> is </text:span><text:span text:style-name="T11">created</text:span><text:span text:style-name="T10"> successfully.</text:span></text:p>
            <text:p text:style-name="P54"/>
            <text:p text:style-name="P52">Failure:<text:span text:style-name="T10"> The system </text:span><text:span text:style-name="T11">fails to</text:span><text:span text:style-name="T10"> </text:span><text:span text:style-name="T11">process</text:span><text:span text:style-name="T10"> the task and displays an error message.</text:span></text:p>
          </table:table-cell>
          <table:covered-table-cell/>
          <table:covered-table-cell/>
        </table:table-row>
        <table:table-row>
          <table:table-cell table:style-name="Table7.A13" office:value-type="string">
            <text:p text:style-name="P25">Minimum Guarantee:</text:p>
          </table:table-cell>
          <table:table-cell table:style-name="Table7.B13" table:number-columns-spanned="3" office:value-type="string">
            <text:p text:style-name="P37"><text:span text:style-name="T38">All courses and sections previously stored by the system</text:span> will not be affected.</text:p>
          </table:table-cell>
          <table:covered-table-cell/>
          <table:covered-table-cell/>
        </table:table-row>
        <text:soft-page-break/>
        <table:table-row table:style-name="Table7.14">
          <table:table-cell table:style-name="Table7.A14" office:value-type="string">
            <text:p text:style-name="P26"><text:span text:style-name="T1">Risk Assessment</text:span>:</text:p>
          </table:table-cell>
          <table:table-cell table:style-name="Table7.B14" table:number-columns-spanned="3" office:value-type="string">
            <text:p text:style-name="P33">Low</text:p>
          </table:table-cell>
          <table:covered-table-cell/>
          <table:covered-table-cell/>
        </table:table-row>
        <table:table-row table:style-name="Table7.14">
          <table:table-cell table:style-name="Table7.A15" office:value-type="string">
            <text:p text:style-name="P25">Notes:</text:p>
          </table:table-cell>
          <table:table-cell table:style-name="Table7.B15" table:number-columns-spanned="3" office:value-type="string">
            <text:p text:style-name="P25"/>
          </table:table-cell>
          <table:covered-table-cell/>
          <table:covered-table-cell/>
        </table:table-row>
        <table:table-row table:style-name="Table7.14">
          <table:table-cell table:style-name="Table7.A16" office:value-type="string">
            <text:p text:style-name="P29">Author(s):</text:p>
          </table:table-cell>
          <table:table-cell table:style-name="Table7.B16" table:number-columns-spanned="3" office:value-type="string">
            <text:p text:style-name="P33">Adil Hssaini</text:p>
          </table:table-cell>
          <table:covered-table-cell/>
          <table:covered-table-cell/>
        </table:table-row>
      </table:table>
      <text:p text:style-name="P1"/>
      <text:p text:style-name="P1"/>
      <table:table table:name="Table8" table:style-name="Table8">
        <table:table-column table:style-name="Table8.A"/>
        <table:table-column table:style-name="Table8.B" table:number-columns-repeated="3"/>
        <table:table-row>
          <table:table-cell table:style-name="Table8.A1" office:value-type="string">
            <text:p text:style-name="P25">Name:</text:p>
          </table:table-cell>
          <table:table-cell table:style-name="Table8.B1" table:number-columns-spanned="3" office:value-type="string">
            <text:p text:style-name="P41">Edit Section</text:p>
          </table:table-cell>
          <table:covered-table-cell/>
          <table:covered-table-cell/>
        </table:table-row>
        <table:table-row>
          <table:table-cell table:style-name="Table8.A2" office:value-type="string">
            <text:p text:style-name="P25">Identifier:</text:p>
          </table:table-cell>
          <table:table-cell table:style-name="Table8.B2" office:value-type="string">
            <text:p text:style-name="P19">UC</text:p>
          </table:table-cell>
          <table:table-cell table:style-name="Table8.A2" office:value-type="string">
            <text:p text:style-name="P22">Version:</text:p>
          </table:table-cell>
          <table:table-cell table:style-name="Table8.D2" office:value-type="string">
            <text:p text:style-name="P19">1.<text:span text:style-name="T53">2</text:span></text:p>
          </table:table-cell>
        </table:table-row>
        <table:table-row>
          <table:table-cell table:style-name="Table8.A2" office:value-type="string">
            <text:p text:style-name="P29">Date Created:</text:p>
          </table:table-cell>
          <table:table-cell table:style-name="Table8.B3" office:value-type="string">
            <text:p text:style-name="P41">Feb 2, 2016</text:p>
          </table:table-cell>
          <table:table-cell table:style-name="Table8.A2" office:value-type="string">
            <text:p text:style-name="P48">Last Modified:</text:p>
          </table:table-cell>
          <table:table-cell table:style-name="Table8.D3" office:value-type="string">
            <text:p text:style-name="P48"/>
          </table:table-cell>
        </table:table-row>
        <table:table-row>
          <table:table-cell table:style-name="Table8.A4" office:value-type="string">
            <text:p text:style-name="P29">Importance:</text:p>
          </table:table-cell>
          <table:table-cell table:style-name="Table8.B4" table:number-columns-spanned="3" office:value-type="string">
            <text:p text:style-name="P33">5</text:p>
          </table:table-cell>
          <table:covered-table-cell/>
          <table:covered-table-cell/>
        </table:table-row>
        <table:table-row>
          <table:table-cell table:style-name="Table8.A5" office:value-type="string">
            <text:p text:style-name="P29">Actor(s):</text:p>
          </table:table-cell>
          <table:table-cell table:style-name="Table8.B5" table:number-columns-spanned="3" office:value-type="string">
            <text:p text:style-name="P33">Administrator</text:p>
          </table:table-cell>
          <table:covered-table-cell/>
          <table:covered-table-cell/>
        </table:table-row>
        <table:table-row>
          <table:table-cell table:style-name="Table8.A6" office:value-type="string">
            <text:p text:style-name="P25"><text:span text:style-name="T1">Goal</text:span>:</text:p>
          </table:table-cell>
          <table:table-cell table:style-name="Table8.B6" table:number-columns-spanned="3" office:value-type="string">
            <text:p text:style-name="P33">To edit information or details of a section.</text:p>
          </table:table-cell>
          <table:covered-table-cell/>
          <table:covered-table-cell/>
        </table:table-row>
        <table:table-row>
          <table:table-cell table:style-name="Table8.A8" office:value-type="string">
            <text:p text:style-name="P25"><text:span text:style-name="T1">Summary</text:span>:</text:p>
          </table:table-cell>
          <table:table-cell table:style-name="Table8.B8" table:number-columns-spanned="3" office:value-type="string">
            <text:p text:style-name="P37">The administrator modifies the existing details of a <text:span text:style-name="T38">section</text:span>.</text:p>
          </table:table-cell>
          <table:covered-table-cell/>
          <table:covered-table-cell/>
        </table:table-row>
        <table:table-row>
          <table:table-cell table:style-name="Table8.A8" office:value-type="string">
            <text:p text:style-name="P25">Related use-cases:</text:p>
          </table:table-cell>
          <table:table-cell table:style-name="Table8.B8" table:number-columns-spanned="3" office:value-type="string">
            <text:p text:style-name="P53"><text:span text:style-name="T20">UC – </text:span><text:span text:style-name="T53">Edit Course</text:span></text:p>
          </table:table-cell>
          <table:covered-table-cell/>
          <table:covered-table-cell/>
        </table:table-row>
        <table:table-row>
          <table:table-cell table:style-name="Table8.A9" office:value-type="string">
            <text:p text:style-name="P25">Preconditions </text:p>
          </table:table-cell>
          <table:table-cell table:style-name="Table8.B9" table:number-columns-spanned="3" office:value-type="string">
            <text:p text:style-name="P31">1. Actor is logged on as administrator.</text:p>
            <text:p text:style-name="P37">2. The <text:span text:style-name="T38">system has accessed the section menu</text:span>. </text:p>
          </table:table-cell>
          <table:covered-table-cell/>
          <table:covered-table-cell/>
        </table:table-row>
        <table:table-row>
          <table:table-cell table:style-name="Table8.A10" office:value-type="string">
            <text:p text:style-name="P25">Trigger:</text:p>
          </table:table-cell>
          <table:table-cell table:style-name="Table8.B10" table:number-columns-spanned="3" office:value-type="string">
            <text:p text:style-name="P35">Administrator <text:span text:style-name="T55">activates</text:span> the “<text:span text:style-name="T38">Edit Section</text:span>” <text:span text:style-name="T42">process</text:span>.</text:p>
          </table:table-cell>
          <table:covered-table-cell/>
          <table:covered-table-cell/>
        </table:table-row>
        <table:table-row>
          <table:table-cell table:style-name="Table8.A11" office:value-type="string">
            <text:p text:style-name="P25">Basic Flow:</text:p>
          </table:table-cell>
          <table:table-cell table:style-name="Table8.B11" table:number-columns-spanned="3" office:value-type="string">
            <text:p text:style-name="P37">1. Administrator selects <text:span text:style-name="T49">the </text:span>“<text:span text:style-name="T38">Edit Section</text:span>” <text:span text:style-name="T49">option</text:span>.</text:p>
            <text:p text:style-name="P37">2. System prompts for <text:span text:style-name="T38">section's new details</text:span>.</text:p>
            <text:p text:style-name="P37">3. Administrator inputs information.</text:p>
            <text:p text:style-name="P37">4. Administrator commits to <text:span text:style-name="T38">editing</text:span> the <text:span text:style-name="T38">section</text:span>.</text:p>
            <text:p text:style-name="P37">5. System responds with the outcome of the operation</text:p>
          </table:table-cell>
          <table:covered-table-cell/>
          <table:covered-table-cell/>
        </table:table-row>
        <table:table-row>
          <table:table-cell table:style-name="Table8.A12" office:value-type="string">
            <text:p text:style-name="P25">Post-Conditions:</text:p>
          </table:table-cell>
          <table:table-cell table:style-name="Table8.B12" table:number-columns-spanned="3" office:value-type="string">
            <text:p text:style-name="P52">Success:<text:span text:style-name="T10"> </text:span><text:span text:style-name="T11">Section</text:span><text:span text:style-name="T10"> </text:span><text:span text:style-name="T11">details are modified</text:span><text:span text:style-name="T10"> successfully.</text:span></text:p>
            <text:p text:style-name="P54"/>
            <text:p text:style-name="P52">Failure:<text:span text:style-name="T10"> The system </text:span><text:span text:style-name="T11">fails to</text:span><text:span text:style-name="T10"> </text:span><text:span text:style-name="T11">process</text:span><text:span text:style-name="T10"> the task and displays an error message.</text:span></text:p>
          </table:table-cell>
          <table:covered-table-cell/>
          <table:covered-table-cell/>
        </table:table-row>
        <table:table-row>
          <table:table-cell table:style-name="Table8.A13" office:value-type="string">
            <text:p text:style-name="P55">Minimum Guarantee:</text:p>
          </table:table-cell>
          <table:table-cell table:style-name="Table8.B13" table:number-columns-spanned="3" office:value-type="string">
            <text:p text:style-name="P57"><text:span text:style-name="T38">All courses and sections previously stored by the system</text:span> will not be affected.</text:p>
          </table:table-cell>
          <table:covered-table-cell/>
          <table:covered-table-cell/>
        </table:table-row>
        <table:table-row table:style-name="Table8.14">
          <table:table-cell table:style-name="Table8.A14" office:value-type="string">
            <text:p text:style-name="P56"><text:span text:style-name="T1">Risk Assessment</text:span>:</text:p>
          </table:table-cell>
          <table:table-cell table:style-name="Table8.B14" table:number-columns-spanned="3" office:value-type="string">
            <text:p text:style-name="P58">Low</text:p>
          </table:table-cell>
          <table:covered-table-cell/>
          <table:covered-table-cell/>
        </table:table-row>
        <table:table-row table:style-name="Table8.14">
          <table:table-cell table:style-name="Table8.A15" office:value-type="string">
            <text:p text:style-name="P55">Notes:</text:p>
          </table:table-cell>
          <table:table-cell table:style-name="Table8.B15" table:number-columns-spanned="3" office:value-type="string">
            <text:p text:style-name="P55"/>
          </table:table-cell>
          <table:covered-table-cell/>
          <table:covered-table-cell/>
        </table:table-row>
        <table:table-row table:style-name="Table8.14">
          <table:table-cell table:style-name="Table8.A16" office:value-type="string">
            <text:p text:style-name="P59">Author(s):</text:p>
          </table:table-cell>
          <table:table-cell table:style-name="Table8.B16" table:number-columns-spanned="3" office:value-type="string">
            <text:p text:style-name="P58">Adil Hssaini</text:p>
          </table:table-cell>
          <table:covered-table-cell/>
          <table:covered-table-cell/>
        </table:table-row>
      </table:table>
      <text:p text:style-name="P1"/>
      <table:table table:name="Table9" table:style-name="Table9">
        <table:table-column table:style-name="Table9.A"/>
        <table:table-column table:style-name="Table9.B" table:number-columns-repeated="3"/>
        <table:table-row>
          <table:table-cell table:style-name="Table9.A1" office:value-type="string">
            <text:p text:style-name="P25">Name:</text:p>
          </table:table-cell>
          <table:table-cell table:style-name="Table9.B1" table:number-columns-spanned="3" office:value-type="string">
            <text:p text:style-name="P41">Delete Section</text:p>
          </table:table-cell>
          <table:covered-table-cell/>
          <table:covered-table-cell/>
        </table:table-row>
        <table:table-row>
          <table:table-cell table:style-name="Table9.A2" office:value-type="string">
            <text:p text:style-name="P25">Identifier:</text:p>
          </table:table-cell>
          <table:table-cell table:style-name="Table9.B2" office:value-type="string">
            <text:p text:style-name="P19">UC</text:p>
          </table:table-cell>
          <table:table-cell table:style-name="Table9.A2" office:value-type="string">
            <text:p text:style-name="P22">Version:</text:p>
          </table:table-cell>
          <table:table-cell table:style-name="Table9.D2" office:value-type="string">
            <text:p text:style-name="P19">1.<text:span text:style-name="T53">2</text:span></text:p>
          </table:table-cell>
        </table:table-row>
        <table:table-row>
          <table:table-cell table:style-name="Table9.A2" office:value-type="string">
            <text:p text:style-name="P29">Date Created:</text:p>
          </table:table-cell>
          <table:table-cell table:style-name="Table9.B3" office:value-type="string">
            <text:p text:style-name="P41">Feb 2, 2016</text:p>
          </table:table-cell>
          <table:table-cell table:style-name="Table9.A2" office:value-type="string">
            <text:p text:style-name="P48">Last Modified:</text:p>
          </table:table-cell>
          <table:table-cell table:style-name="Table9.D3" office:value-type="string">
            <text:p text:style-name="P48"/>
          </table:table-cell>
        </table:table-row>
        <table:table-row>
          <table:table-cell table:style-name="Table9.A4" office:value-type="string">
            <text:p text:style-name="P29">Importance:</text:p>
          </table:table-cell>
          <table:table-cell table:style-name="Table9.B4" table:number-columns-spanned="3" office:value-type="string">
            <text:p text:style-name="P33">5</text:p>
          </table:table-cell>
          <table:covered-table-cell/>
          <table:covered-table-cell/>
        </table:table-row>
        <table:table-row>
          <table:table-cell table:style-name="Table9.A5" office:value-type="string">
            <text:p text:style-name="P29">Actor(s):</text:p>
          </table:table-cell>
          <table:table-cell table:style-name="Table9.B5" table:number-columns-spanned="3" office:value-type="string">
            <text:p text:style-name="P33">Administrator</text:p>
          </table:table-cell>
          <table:covered-table-cell/>
          <table:covered-table-cell/>
        </table:table-row>
        <table:table-row>
          <table:table-cell table:style-name="Table9.A6" office:value-type="string">
            <text:p text:style-name="P25"><text:span text:style-name="T1">Goal</text:span>:</text:p>
          </table:table-cell>
          <table:table-cell table:style-name="Table9.B6" table:number-columns-spanned="3" office:value-type="string">
            <text:p text:style-name="P33">To delete a course section.</text:p>
          </table:table-cell>
          <table:covered-table-cell/>
          <table:covered-table-cell/>
        </table:table-row>
        <table:table-row>
          <table:table-cell table:style-name="Table9.A8" office:value-type="string">
            <text:p text:style-name="P25"><text:span text:style-name="T1">Summary</text:span>:</text:p>
          </table:table-cell>
          <table:table-cell table:style-name="Table9.B8" table:number-columns-spanned="3" office:value-type="string">
            <text:p text:style-name="P33">The administrator deletes a course section from the list of available section<text:span text:style-name="T47">s</text:span>.</text:p>
          </table:table-cell>
          <table:covered-table-cell/>
          <table:covered-table-cell/>
        </table:table-row>
        <table:table-row>
          <table:table-cell table:style-name="Table9.A8" office:value-type="string">
            <text:p text:style-name="P25">Related use-cases:</text:p>
          </table:table-cell>
          <table:table-cell table:style-name="Table9.B8" table:number-columns-spanned="3" office:value-type="string">
            <text:p text:style-name="P53"><text:span text:style-name="T20">UC - “</text:span><text:span text:style-name="T53">Edit Course”</text:span></text:p>
          </table:table-cell>
          <table:covered-table-cell/>
          <table:covered-table-cell/>
        </table:table-row>
        <text:soft-page-break/>
        <table:table-row>
          <table:table-cell table:style-name="Table9.A9" office:value-type="string">
            <text:p text:style-name="P25">Preconditions </text:p>
          </table:table-cell>
          <table:table-cell table:style-name="Table9.B9" table:number-columns-spanned="3" office:value-type="string">
            <text:p text:style-name="P31">1. Actor is logged on as administrator.</text:p>
            <text:p text:style-name="P37">2. <text:span text:style-name="T45">System has accessed to the section menu</text:span>. </text:p>
          </table:table-cell>
          <table:covered-table-cell/>
          <table:covered-table-cell/>
        </table:table-row>
        <table:table-row>
          <table:table-cell table:style-name="Table9.A10" office:value-type="string">
            <text:p text:style-name="P25">Trigger:</text:p>
          </table:table-cell>
          <table:table-cell table:style-name="Table9.B10" table:number-columns-spanned="3" office:value-type="string">
            <text:p text:style-name="P35">Administrator <text:span text:style-name="T55">activates</text:span> the “<text:span text:style-name="T38">Delete Section</text:span>” <text:span text:style-name="T42">process</text:span>.</text:p>
          </table:table-cell>
          <table:covered-table-cell/>
          <table:covered-table-cell/>
        </table:table-row>
        <table:table-row>
          <table:table-cell table:style-name="Table9.A11" office:value-type="string">
            <text:p text:style-name="P25">Basic Flow:</text:p>
          </table:table-cell>
          <table:table-cell table:style-name="Table9.B11" table:number-columns-spanned="3" office:value-type="string">
            <text:p text:style-name="P37">1. Administrator selects <text:span text:style-name="T49">the </text:span>“<text:span text:style-name="T38">Delete Section</text:span>” <text:span text:style-name="T49">option</text:span>.</text:p>
            <text:p text:style-name="P37">2. System prompts for <text:span text:style-name="T45">confirmation.</text:span></text:p>
            <text:p text:style-name="P37"><text:span text:style-name="T45">3</text:span>. Administrator commits to <text:span text:style-name="T38">deleting</text:span> the <text:span text:style-name="T38">section</text:span>.</text:p>
            <text:p text:style-name="P37"><text:span text:style-name="T45">4</text:span>. System responds with the outcome of the operation</text:p>
          </table:table-cell>
          <table:covered-table-cell/>
          <table:covered-table-cell/>
        </table:table-row>
        <table:table-row>
          <table:table-cell table:style-name="Table9.A12" office:value-type="string">
            <text:p text:style-name="P25">Post-Conditions:</text:p>
          </table:table-cell>
          <table:table-cell table:style-name="Table9.B12" table:number-columns-spanned="3" office:value-type="string">
            <text:p text:style-name="P52">Success:<text:span text:style-name="T10"> </text:span><text:span text:style-name="T11">Section</text:span><text:span text:style-name="T10"> </text:span><text:span text:style-name="T11">is deleted</text:span><text:span text:style-name="T10"> successfully.</text:span></text:p>
            <text:p text:style-name="P54"/>
            <text:p text:style-name="P52">Failure:<text:span text:style-name="T10"> The system </text:span><text:span text:style-name="T11">fails to</text:span><text:span text:style-name="T10"> </text:span><text:span text:style-name="T11">process</text:span><text:span text:style-name="T10"> the task and displays an error message.</text:span></text:p>
          </table:table-cell>
          <table:covered-table-cell/>
          <table:covered-table-cell/>
        </table:table-row>
        <table:table-row>
          <table:table-cell table:style-name="Table9.A13" office:value-type="string">
            <text:p text:style-name="P25">Minimum Guarantee:</text:p>
          </table:table-cell>
          <table:table-cell table:style-name="Table9.B13" table:number-columns-spanned="3" office:value-type="string">
            <text:p text:style-name="P37"><text:span text:style-name="T38">All courses and other sections previously stored by the system</text:span> will not be affected.</text:p>
          </table:table-cell>
          <table:covered-table-cell/>
          <table:covered-table-cell/>
        </table:table-row>
        <table:table-row table:style-name="Table9.14">
          <table:table-cell table:style-name="Table9.A14" office:value-type="string">
            <text:p text:style-name="P26"><text:span text:style-name="T1">Risk Assessment</text:span>:</text:p>
          </table:table-cell>
          <table:table-cell table:style-name="Table9.B14" table:number-columns-spanned="3" office:value-type="string">
            <text:p text:style-name="P33">Low</text:p>
          </table:table-cell>
          <table:covered-table-cell/>
          <table:covered-table-cell/>
        </table:table-row>
        <table:table-row table:style-name="Table9.14">
          <table:table-cell table:style-name="Table9.A15" office:value-type="string">
            <text:p text:style-name="P25">Notes:</text:p>
          </table:table-cell>
          <table:table-cell table:style-name="Table9.B15" table:number-columns-spanned="3" office:value-type="string">
            <text:p text:style-name="P25"/>
          </table:table-cell>
          <table:covered-table-cell/>
          <table:covered-table-cell/>
        </table:table-row>
        <table:table-row table:style-name="Table9.14">
          <table:table-cell table:style-name="Table9.A16" office:value-type="string">
            <text:p text:style-name="P29">Author(s):</text:p>
          </table:table-cell>
          <table:table-cell table:style-name="Table9.B16" table:number-columns-spanned="3" office:value-type="string">
            <text:p text:style-name="P33">Adil Hssaini</text:p>
          </table:table-cell>
          <table:covered-table-cell/>
          <table:covered-table-cell/>
        </table:table-row>
      </table:table>
      <text:p text:style-name="P135"><text:s text:c="3"/></text:p>
      <text:p text:style-name="P136"><draw:frame draw:style-name="fr1" draw:name="Image1" text:anchor-type="paragraph" svg:width="5.7346in" svg:height="4.8728in" draw:z-index="0"><draw:image xlink:href="Pictures/100002010000025E00000203727D5945162556A3.png" xlink:type="simple" xlink:show="embed" xlink:actuate="onLoad"/></draw:frame></text:p>
      <text:p text:style-name="P136">Figure 1: Administrator use case diagram</text:p>
      <text:p text:style-name="P136"/>
      <text:p text:style-name="P118"><text:soft-page-break/>3.<text:span text:style-name="T56">2</text:span> <text:s text:c="4"/><text:span text:style-name="T56">NON </text:span><text:span text:style-name="T2">F</text:span>UNCTIONAL REQUIREMENTS</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4. R<text:span text:style-name="T57">ESOURCE </text:span>E<text:span text:style-name="T57">VALUATION</text:span></text:p>
      <text:p text:style-name="P117"><text:span text:style-name="T60">4.1 <text:s text:c="4"/>HUMAN RESOURCES</text:span></text:p>
      <text:p text:style-name="P117"><text:span text:style-name="T60"/></text:p>
      <table:table table:name="Table20" table:style-name="Table20">
        <table:table-column table:style-name="Table20.A"/>
        <table:table-column table:style-name="Table20.B"/>
        <table:table-row table:style-name="Table20.1">
          <table:table-cell table:style-name="Table20.A1" office:value-type="string">
            <text:p text:style-name="P153">Team Member</text:p>
          </table:table-cell>
          <table:table-cell table:style-name="Table20.A1" office:value-type="string">
            <text:p text:style-name="P154">Le Vinh Dang</text:p>
          </table:table-cell>
        </table:table-row>
        <table:table-row table:style-name="Table20.1">
          <table:table-cell table:style-name="Table20.A2" office:value-type="string">
            <text:p text:style-name="P153">Role</text:p>
          </table:table-cell>
          <table:table-cell table:style-name="Table20.A2" office:value-type="string">
            <text:p text:style-name="P153">Back-End Programmer</text:p>
          </table:table-cell>
        </table:table-row>
        <table:table-row table:style-name="Table20.1">
          <table:table-cell table:style-name="Table20.A2" office:value-type="string">
            <text:p text:style-name="P153">Knowledge</text:p>
          </table:table-cell>
          <table:table-cell table:style-name="Table20.A2" office:value-type="string">
            <text:p text:style-name="P147">SQL, C++, Ruby</text:p>
          </table:table-cell>
        </table:table-row>
        <table:table-row table:style-name="Table20.4">
          <table:table-cell table:style-name="Table20.A2" office:value-type="string">
            <text:p text:style-name="P153">Experience</text:p>
          </table:table-cell>
          <table:table-cell table:style-name="Table20.A2" office:value-type="string">
            <text:list xml:id="list8861714041697452781" text:style-name="WWNum30">
              <text:list-item>
                <text:p text:style-name="P149">Teamwork experience</text:p>
              </text:list-item>
              <text:list-item>
                <text:p text:style-name="P149">Object-oriented programming</text:p>
              </text:list-item>
              <text:list-item>
                <text:p text:style-name="P149">Work experience as software developer</text:p>
              </text:list-item>
            </text:list>
          </table:table-cell>
        </table:table-row>
        <table:table-row table:style-name="Table20.5">
          <table:table-cell table:style-name="Table20.A2" office:value-type="string">
            <text:p text:style-name="P153">Strengths</text:p>
          </table:table-cell>
          <table:table-cell table:style-name="Table20.A2" office:value-type="string">
            <text:list xml:id="list3543330107782325493" text:style-name="WWNum39">
              <text:list-item>
                <text:p text:style-name="P152">Debugging</text:p>
              </text:list-item>
              <text:list-item>
                <text:p text:style-name="P152">Problem solving</text:p>
              </text:list-item>
              <text:list-item>
                <text:p text:style-name="P152">SQL</text:p>
              </text:list-item>
              <text:list-item>
                <text:p text:style-name="P152">Object Oriented</text:p>
              </text:list-item>
            </text:list>
          </table:table-cell>
        </table:table-row>
        <table:table-row table:style-name="Table20.1">
          <table:table-cell table:style-name="Table20.A2" office:value-type="string">
            <text:p text:style-name="P153">Availability</text:p>
          </table:table-cell>
          <table:table-cell table:style-name="Table20.A2" office:value-type="string">
            <text:p text:style-name="P153"/>
          </table:table-cell>
        </table:table-row>
      </table:table>
      <text:p text:style-name="P143"><text:span text:style-name="T60"/></text:p>
      <text:p text:style-name="P143"><text:span text:style-name="T60"/></text:p>
      <table:table table:name="Table21" table:style-name="Table21">
        <table:table-column table:style-name="Table21.A"/>
        <table:table-column table:style-name="Table21.B"/>
        <table:table-row table:style-name="Table21.1">
          <table:table-cell table:style-name="Table21.A1" office:value-type="string">
            <text:p text:style-name="P153">Team Member</text:p>
          </table:table-cell>
          <table:table-cell table:style-name="Table21.A1" office:value-type="string">
            <text:p text:style-name="P134">Dias Marat</text:p>
          </table:table-cell>
        </table:table-row>
        <table:table-row table:style-name="Table21.1">
          <table:table-cell table:style-name="Table21.A2" office:value-type="string">
            <text:p text:style-name="P153">Role</text:p>
          </table:table-cell>
          <table:table-cell table:style-name="Table21.A2" office:value-type="string">
            <text:p text:style-name="P153">Back-End Programmer</text:p>
          </table:table-cell>
        </table:table-row>
        <table:table-row table:style-name="Table21.1">
          <table:table-cell table:style-name="Table21.A2" office:value-type="string">
            <text:p text:style-name="P153">Knowledge</text:p>
          </table:table-cell>
          <table:table-cell table:style-name="Table21.A2" office:value-type="string">
            <text:p text:style-name="P131">Java, Javascript, HTML5, CSS3, PHP, Arduino, Objective C, C#</text:p>
          </table:table-cell>
        </table:table-row>
        <table:table-row table:style-name="Table21.4">
          <table:table-cell table:style-name="Table21.A2" office:value-type="string">
            <text:p text:style-name="P153">Experience</text:p>
          </table:table-cell>
          <table:table-cell table:style-name="Table21.A2" office:value-type="string">
            <text:list xml:id="list104243873841027" text:continue-list="list8861714041697452781" text:style-name="WWNum30">
              <text:list-item>
                <text:p text:style-name="P132">Developed IPhone Applications and video games for several years</text:p>
              </text:list-item>
              <text:list-item>
                <text:p text:style-name="P132">Developed server side applications using NodeJS and worked on backend previously</text:p>
              </text:list-item>
              <text:list-item>
                <text:p text:style-name="P150">Team projects</text:p>
              </text:list-item>
            </text:list>
          </table:table-cell>
        </table:table-row>
        <table:table-row table:style-name="Table21.5">
          <table:table-cell table:style-name="Table21.A2" office:value-type="string">
            <text:p text:style-name="P153">Strengths</text:p>
          </table:table-cell>
          <table:table-cell table:style-name="Table21.A2" office:value-type="string">
            <text:list xml:id="list104244424835798" text:continue-list="list3543330107782325493" text:style-name="WWNum39">
              <text:list-item>
                <text:p text:style-name="P152">Debugging</text:p>
              </text:list-item>
              <text:list-item>
                <text:p text:style-name="P152">Problem solving</text:p>
              </text:list-item>
              <text:list-item>
                <text:p text:style-name="P114">Mobile Development and Web Development</text:p>
              </text:list-item>
            </text:list>
          </table:table-cell>
        </table:table-row>
        <table:table-row table:style-name="Table21.1">
          <table:table-cell table:style-name="Table21.A2" office:value-type="string">
            <text:p text:style-name="P153">Availability</text:p>
          </table:table-cell>
          <table:table-cell table:style-name="Table21.A2" office:value-type="string">
            <text:p text:style-name="P131">4 hours a week.</text:p>
          </table:table-cell>
        </table:table-row>
      </table:table>
      <text:p text:style-name="P137"/>
      <table:table table:name="Table19" table:style-name="Table19">
        <table:table-column table:style-name="Table19.A"/>
        <table:table-column table:style-name="Table19.B"/>
        <table:table-row table:style-name="Table19.1">
          <table:table-cell table:style-name="Table19.A1" office:value-type="string">
            <text:p text:style-name="P147">Team Member</text:p>
          </table:table-cell>
          <table:table-cell table:style-name="Table19.A1" office:value-type="string">
            <text:p text:style-name="P154">Sean Marcoux</text:p>
          </table:table-cell>
        </table:table-row>
        <table:table-row table:style-name="Table19.1">
          <table:table-cell table:style-name="Table19.A2" office:value-type="string">
            <text:p text:style-name="P147">Role</text:p>
          </table:table-cell>
          <table:table-cell table:style-name="Table19.A2" office:value-type="string">
            <text:p text:style-name="P147">Front-end Lead</text:p>
          </table:table-cell>
        </table:table-row>
        <table:table-row table:style-name="Table19.1">
          <table:table-cell table:style-name="Table19.A2" office:value-type="string">
            <text:p text:style-name="P147">Knowledge</text:p>
          </table:table-cell>
          <table:table-cell table:style-name="Table19.A2" office:value-type="string">
            <text:p text:style-name="P147">React, Javascript, PHP, HTML, CSS, Java</text:p>
          </table:table-cell>
        </table:table-row>
        <table:table-row table:style-name="Table19.4">
          <table:table-cell table:style-name="Table19.A2" office:value-type="string">
            <text:p text:style-name="P147">Experience</text:p>
          </table:table-cell>
          <table:table-cell table:style-name="Table19.A2" office:value-type="string">
            <text:list xml:id="list104243162622557" text:continue-list="list104243873841027" text:style-name="WWNum30">
              <text:list-item>
                <text:p text:style-name="P148">1 work term</text:p>
              </text:list-item>
              <text:list-item>
                <text:p text:style-name="P148">Work experience developing React application in teams</text:p>
              </text:list-item>
              <text:list-item>
                <text:p text:style-name="P148">Work experience developing improvements and bug fixes for a Java, eclipse RCP project</text:p>
              </text:list-item>
            </text:list>
          </table:table-cell>
        </table:table-row>
        <table:table-row table:style-name="Table19.5">
          <table:table-cell table:style-name="Table19.A2" office:value-type="string">
            <text:p text:style-name="P147">Strengths</text:p>
          </table:table-cell>
          <table:table-cell table:style-name="Table19.A2" office:value-type="string">
            <text:list xml:id="list104244868584251" text:continue-list="list104244424835798" text:style-name="WWNum39">
              <text:list-item>
                <text:p text:style-name="P151">Developing refined user experiences</text:p>
              </text:list-item>
              <text:list-item>
                <text:p text:style-name="P151">Debugging</text:p>
              </text:list-item>
              <text:list-item>
                <text:p text:style-name="P151">Problem Solving</text:p>
              </text:list-item>
              <text:list-item>
                <text:p text:style-name="P151"><text:soft-page-break/>Java + React</text:p>
              </text:list-item>
            </text:list>
          </table:table-cell>
        </table:table-row>
        <table:table-row table:style-name="Table19.1">
          <table:table-cell table:style-name="Table19.A2" office:value-type="string">
            <text:p text:style-name="P147">Availability</text:p>
          </table:table-cell>
          <table:table-cell table:style-name="Table19.A2" office:value-type="string">
            <text:p text:style-name="P147">Any time</text:p>
          </table:table-cell>
        </table:table-row>
      </table:table>
      <text:p text:style-name="P137"/>
      <table:table table:name="Table18" table:style-name="Table18">
        <table:table-column table:style-name="Table18.A"/>
        <table:table-column table:style-name="Table18.B"/>
        <table:table-row table:style-name="Table18.1">
          <table:table-cell table:style-name="Table18.A1" office:value-type="string">
            <text:p text:style-name="P147">Team Member</text:p>
          </table:table-cell>
          <table:table-cell table:style-name="Table18.A1" office:value-type="string">
            <text:p text:style-name="P155">Bruce Edouard Brazier</text:p>
          </table:table-cell>
        </table:table-row>
        <table:table-row table:style-name="Table18.1">
          <table:table-cell table:style-name="Table18.A2" office:value-type="string">
            <text:p text:style-name="P147">Role</text:p>
          </table:table-cell>
          <table:table-cell table:style-name="Table18.A2" office:value-type="string">
            <text:p text:style-name="P147">Back-end Lead</text:p>
          </table:table-cell>
        </table:table-row>
        <table:table-row table:style-name="Table18.1">
          <table:table-cell table:style-name="Table18.A2" office:value-type="string">
            <text:p text:style-name="P147">Knowledge</text:p>
          </table:table-cell>
          <table:table-cell table:style-name="Table18.A2" office:value-type="string">
            <text:p text:style-name="P147">Javascript, PHP, HTML, CSS, Java, Bash,SQL</text:p>
          </table:table-cell>
        </table:table-row>
        <table:table-row table:style-name="Table18.4">
          <table:table-cell table:style-name="Table18.A2" office:value-type="string">
            <text:p text:style-name="P147">Experience</text:p>
          </table:table-cell>
          <table:table-cell table:style-name="Table18.A2" office:value-type="string">
            <text:list xml:id="list104243291290481" text:continue-list="list104243162622557" text:style-name="WWNum30">
              <text:list-item>
                <text:p text:style-name="P148">1 work term</text:p>
              </text:list-item>
              <text:list-item>
                <text:p text:style-name="P148">Work/Personal Experience maintaining a website (Client/Server side)</text:p>
              </text:list-item>
              <text:list-item>
                <text:p text:style-name="P148">Work experience working with Software Deployments and Scripting</text:p>
              </text:list-item>
            </text:list>
          </table:table-cell>
        </table:table-row>
        <table:table-row table:style-name="Table18.5">
          <table:table-cell table:style-name="Table18.A2" office:value-type="string">
            <text:p text:style-name="P147">Strengths</text:p>
          </table:table-cell>
          <table:table-cell table:style-name="Table18.A2" office:value-type="string">
            <text:list xml:id="list104244743810405" text:continue-list="list104244868584251" text:style-name="WWNum39">
              <text:list-item>
                <text:p text:style-name="P151">Troubleshooting</text:p>
              </text:list-item>
              <text:list-item>
                <text:p text:style-name="P151">Process Automation</text:p>
              </text:list-item>
              <text:list-item>
                <text:p text:style-name="P151">Team coordination</text:p>
              </text:list-item>
            </text:list>
          </table:table-cell>
        </table:table-row>
        <table:table-row table:style-name="Table18.1">
          <table:table-cell table:style-name="Table18.A2" office:value-type="string">
            <text:p text:style-name="P147">Availability</text:p>
          </table:table-cell>
          <table:table-cell table:style-name="Table18.A2" office:value-type="string">
            <text:p text:style-name="P147">Any time</text:p>
          </table:table-cell>
        </table:table-row>
      </table:table>
      <text:p text:style-name="P138"/>
      <text:p text:style-name="P138"/>
      <table:table table:name="Table22" table:style-name="Table22">
        <table:table-column table:style-name="Table22.A"/>
        <table:table-column table:style-name="Table22.B"/>
        <table:table-row table:style-name="Table22.1">
          <table:table-cell table:style-name="Table22.A1" office:value-type="string">
            <text:p text:style-name="P133">Team Member</text:p>
          </table:table-cell>
          <table:table-cell table:style-name="Table22.A1" office:value-type="string">
            <text:p text:style-name="P160"><text:span text:style-name="T64">Adriel</text:span> <text:span text:style-name="T64">Fabella</text:span></text:p>
          </table:table-cell>
        </table:table-row>
        <table:table-row table:style-name="Table22.1">
          <table:table-cell table:style-name="Table22.A2" office:value-type="string">
            <text:p text:style-name="P133">Role</text:p>
          </table:table-cell>
          <table:table-cell table:style-name="Table22.A2" office:value-type="string">
            <text:p text:style-name="P157">Front-end programmer</text:p>
          </table:table-cell>
        </table:table-row>
        <table:table-row table:style-name="Table22.1">
          <table:table-cell table:style-name="Table22.A2" office:value-type="string">
            <text:p text:style-name="P133">Knowledge</text:p>
          </table:table-cell>
          <table:table-cell table:style-name="Table22.A2" office:value-type="string">
            <text:p text:style-name="P157">Javascript, PHP, SQL , HTML, CSS, Java.</text:p>
          </table:table-cell>
        </table:table-row>
        <table:table-row table:style-name="Table22.4">
          <table:table-cell table:style-name="Table22.A2" office:value-type="string">
            <text:p text:style-name="P133">Experience</text:p>
          </table:table-cell>
          <table:table-cell table:style-name="Table22.A2" office:value-type="string">
            <text:list xml:id="list104244103660098" text:continue-list="list104243291290481" text:style-name="WWNum30">
              <text:list-item>
                <text:p text:style-name="P156">Part-time web designing and developing </text:p>
              </text:list-item>
              <text:list-item>
                <text:p text:style-name="P158">Volunteer experience with PHP/ MySQL</text:p>
              </text:list-item>
              <text:list-item>
                <text:p text:style-name="P158">Team Projects</text:p>
              </text:list-item>
            </text:list>
          </table:table-cell>
        </table:table-row>
        <table:table-row table:style-name="Table22.5">
          <table:table-cell table:style-name="Table22.A2" office:value-type="string">
            <text:p text:style-name="P133">Strengths</text:p>
          </table:table-cell>
          <table:table-cell table:style-name="Table22.A2" office:value-type="string">
            <text:list xml:id="list104244550301106" text:continue-list="list104244743810405" text:style-name="WWNum39">
              <text:list-item>
                <text:p text:style-name="P159">Web developing</text:p>
              </text:list-item>
              <text:list-item>
                <text:p text:style-name="P159">Communication skills</text:p>
              </text:list-item>
              <text:list-item>
                <text:p text:style-name="P159">Problem solving</text:p>
              </text:list-item>
            </text:list>
          </table:table-cell>
        </table:table-row>
        <table:table-row table:style-name="Table22.1">
          <table:table-cell table:style-name="Table22.A2" office:value-type="string">
            <text:p text:style-name="P133">Availability</text:p>
          </table:table-cell>
          <table:table-cell table:style-name="Table22.A2" office:value-type="string">
            <text:p text:style-name="P133">Any time</text:p>
          </table:table-cell>
        </table:table-row>
      </table:table>
      <text:p text:style-name="P138"><text:span text:style-name="T62"/></text:p>
      <table:table table:name="Table17" table:style-name="Table17">
        <table:table-column table:style-name="Table17.A"/>
        <table:table-column table:style-name="Table17.B"/>
        <table:table-row table:style-name="Table17.1">
          <table:table-cell table:style-name="Table17.A1" office:value-type="string">
            <text:p text:style-name="P139">Team Member</text:p>
          </table:table-cell>
          <table:table-cell table:style-name="Table17.A1" office:value-type="string">
            <text:p text:style-name="P139"><text:span text:style-name="T14">Ad</text:span><text:span text:style-name="T19">il Hssaini</text:span></text:p>
          </table:table-cell>
        </table:table-row>
        <table:table-row table:style-name="Table17.2">
          <table:table-cell table:style-name="Table17.A2" office:value-type="string">
            <text:p text:style-name="P139">Role</text:p>
          </table:table-cell>
          <table:table-cell table:style-name="Table17.A2" office:value-type="string">
            <text:p text:style-name="P139">Design &amp; Development</text:p>
          </table:table-cell>
        </table:table-row>
        <table:table-row table:style-name="Table17.2">
          <table:table-cell table:style-name="Table17.A2" office:value-type="string">
            <text:p text:style-name="P139">Knowledge</text:p>
          </table:table-cell>
          <table:table-cell table:style-name="Table17.A2" office:value-type="string">
            <text:p text:style-name="P139">C++, java, PHP, SQL, HTML, CSS</text:p>
          </table:table-cell>
        </table:table-row>
        <table:table-row table:style-name="Table17.4">
          <table:table-cell table:style-name="Table17.A2" office:value-type="string">
            <text:p text:style-name="P139">Experience</text:p>
          </table:table-cell>
          <table:table-cell table:style-name="Table17.A2" office:value-type="string">
            <text:list xml:id="list104244937221379" text:continue-list="list104244103660098" text:style-name="WWNum30">
              <text:list-item>
                <text:p text:style-name="P140">Software maintenance experience</text:p>
              </text:list-item>
              <text:list-item>
                <text:p text:style-name="P140">Prior involvement in <text:span text:style-name="T65">large </text:span>projects</text:p>
              </text:list-item>
            </text:list>
          </table:table-cell>
        </table:table-row>
        <table:table-row table:style-name="Table17.5">
          <table:table-cell table:style-name="Table17.A2" office:value-type="string">
            <text:p text:style-name="P139">Strengths</text:p>
          </table:table-cell>
          <table:table-cell table:style-name="Table17.A2" office:value-type="string">
            <text:list xml:id="list104242945865979" text:continue-list="list104244550301106" text:style-name="WWNum39">
              <text:list-item>
                <text:p text:style-name="P141">Time and resource management</text:p>
              </text:list-item>
              <text:list-item>
                <text:p text:style-name="P141"><text:span text:style-name="T63">Versatile b</text:span>ackground</text:p>
              </text:list-item>
              <text:list-item>
                <text:p text:style-name="P141">Team organization</text:p>
              </text:list-item>
            </text:list>
          </table:table-cell>
        </table:table-row>
        <table:table-row table:style-name="Table17.2">
          <table:table-cell table:style-name="Table17.A2" office:value-type="string">
            <text:p text:style-name="P139">Availability</text:p>
          </table:table-cell>
          <table:table-cell table:style-name="Table17.A2" office:value-type="string">
            <text:p text:style-name="P139">4 to 6 hours per week</text:p>
          </table:table-cell>
        </table:table-row>
      </table:table>
      <text:p text:style-name="P142"><text:span text:style-name="T57"/></text:p>
      <text:p text:style-name="P115"><text:span text:style-name="T57"/></text:p>
      <text:p text:style-name="P115"><text:soft-page-break/><text:span text:style-name="T57">4.2 <text:s text:c="4"/>TECHNICAL RESOURCES</text:span></text:p>
      <text:p text:style-name="P122"><text:span text:style-name="T57">The following section has been divided into several subsections which discuss technical resources associated with documentation, programming languages and software, hardware, operating systems, communication and management. </text:span></text:p>
      <text:p text:style-name="P121"><text:span text:style-name="T61">4.2.1 Documentation</text:span></text:p>
      <text:p text:style-name="P122"><text:span text:style-name="T57">The softwares that are being used for editing and reviewing the source documentations and codes are Google Docs/Drive and Microsoft word. Google Docs is a flexible program that allows teammembers to brainstorm and work together effectively on the same document in real-time. Google Drive was used to store Google docs files in a shared folder that all team members could access. Microsoft Word was used for more individual documentation from team members and for greater flexibility in organizing documented information. Adobe Reader was utilized in order to render documents into a format that could be read by all team members and their affiliates. WireFrame was used to design and showcase the front end interfaces and pages that would become part of the completed product.</text:span></text:p>
      <text:p text:style-name="P121"><text:span text:style-name="T61">4.2.2 Programmin Languages and software</text:span></text:p>
      <text:p text:style-name="P122"><text:span text:style-name="T57">The web server that is used to stored the database is the WampServer64 2.5. The WAMP server , which is an accronym for Windows, Apache, MySQL and PHP, provides those programs for use. With the WampServer64 version 2.5, it will support the Apache : 2.4.9, the MySQL : 5.6.17, the PHP : 5.5.12, the PHPMyAdmin : 4.1.14, the SqlBuddy : 1.3.3, and the XDebug : 2.2.5. The programming languages which will be used to construct the final product are HTML, PHP, JavaScript and CSS. </text:span></text:p>
      <text:p text:style-name="P121"><text:span text:style-name="T61">4.2.3 Hardware</text:span></text:p>
      <text:p text:style-name="P122"><text:span text:style-name="T57">In addition to the above programs laptops and desktops will be used to install and carry the WAMP database and other software that will be required for the project. The laptops are not of a uniform variety but instead come from a wide range of manufacturers. They are DELL, HP and MAC laptops and desktops. In addition to containing the above serve the laptops and desktops also contain React, a JavaScript software used to develop the front end of the final product.</text:span></text:p>
      <text:p text:style-name="P121"><text:span text:style-name="T61">4.2.4 Operating Systems</text:span></text:p>
      <text:p text:style-name="P121"><text:span text:style-name="T57">In order to facilitate uniformity amongst team members the team laptops/desktops must have the following minimum requirements:</text:span></text:p>
      <text:p text:style-name="P121"><text:span text:style-name="T57">- 150 GB of memory</text:span></text:p>
      <text:p text:style-name="P121"><text:span text:style-name="T57">- 4 GB of RAM</text:span></text:p>
      <text:p text:style-name="P121"><text:span text:style-name="T57">- Intel Premium 4 or AMD Athlon x64</text:span></text:p>
      <text:p text:style-name="P121"><text:span text:style-name="T57">- WI-FI internet access</text:span></text:p>
      <text:p text:style-name="P121"><text:span text:style-name="T57">- Windows 7/Linux operating systems</text:span></text:p>
      <text:p text:style-name="P121"><text:soft-page-break/><text:span text:style-name="T57">- Headsets, earphones and speaker setups (to allow for discussions through skype)</text:span></text:p>
      <text:p text:style-name="P121"><text:span text:style-name="T61">4.2.5 Communication and Management</text:span></text:p>
      <text:p text:style-name="P122"><text:span text:style-name="T57">All code and document files related to the project are sorted and stored on Github under the repository Schedule-Builder through the use of Github accounts. All team members have access to Github folders, files and their content. To facilitate communication between teammembers easier, Facebook, Slack and Skype are used for holding discussions and meetings.</text:span></text:p>
      <text:p text:style-name="P119">5. S<text:span text:style-name="T57">COPING</text:span></text:p>
      <text:p text:style-name="P116"><text:span text:style-name="T59">5.1 <text:s text:c="4"/>SCOPED IN</text:span></text:p>
      <text:p text:style-name="P115"><text:span text:style-name="T57">5.2 <text:s text:c="4"/>SCOPED OUT</text:span></text:p>
      <text:p text:style-name="P120"><text:span text:style-name="T3">6. S</text:span><text:span text:style-name="T58">OLUTION </text:span><text:span text:style-name="T3">S</text:span><text:span text:style-name="T58">KETCH</text:span></text:p>
      <text:p text:style-name="P117"><text:span text:style-name="T60">6.1 <text:s text:c="4"/>ARCHITECTURE</text:span></text:p>
      <text:p text:style-name="P124">Unlike the standard MVC architecture, <text:s/>the model, the view and the controller are not taken care by the same framework. In our architecture, the view is handled using React and data manipulation as well as database queries, are handled by Laravel. This means that the application is divided between <text:s/>client side and the server side. The client side <text:s/>handles everything to do with the view (everything the user sees and interacts with) while the server side handles everything else.</text:p>
      <text:p text:style-name="P144"><draw:frame draw:style-name="fr2" draw:name="image01.png" text:anchor-type="as-char" svg:width="6.2681in" svg:height="4.028in" draw:z-index="1"><draw:image xlink:href="Pictures/10000201000003330000020EF36E594690253376.png" xlink:type="simple" xlink:show="embed" xlink:actuate="onLoad"/><svg:desc>6(3)(1) (1).png</svg:desc></draw:frame></text:p>
      <text:p text:style-name="P145"><text:span text:style-name="T7">Server Side</text:span></text:p>
      <text:p text:style-name="P145"><text:span text:style-name="T68">For the server side, the components are the users( students, admin), the schedule, the database and the </text:span><text:soft-page-break/><text:span text:style-name="T68">courses. <text:s/>The database contains the information on the students, the administrators and the courses. When the users modify their preferences and their information, it is updated in the database by a query. The students interact with the schedule component when they generate their schedule based on their preferences. The schedule component then fetches their preferences and generate the appropriate schedule. The administrator component can manage the courses and their properties. After the required information is gathered through the user page, the appropriate courses are then modified with a database query. Finally, the schedule provides the client side with the data that is to be displayed on the pages such as the student schedule or the full course sequence. This setup allows us to control the information of the students and the administrators. Ensuring that when they are needed, <text:s/>they can be accessed through the database. This will also facilitate the process of generating the algorithm since the components are independent and will be easier to manipulate.</text:span></text:p>
      <text:p text:style-name="P145"/>
      <text:p text:style-name="P145"><text:span text:style-name="T7">Client Side</text:span></text:p>
      <text:p text:style-name="P145"><text:span text:style-name="T68">The main components for the client side are the UIManager and the components for each page. These will all be React components. The UIManager will be the necessary main React component and it will handle switching between all of the pages and hold the data that is common to all of them: the active user and if that user is an admin. This structure is the best way to handle the UI because switching between pages will be as simple as changing which component is being rendered. It also allows simple communication between pages through the UIManager. </text:span></text:p>
      <text:p text:style-name="P146"><text:span text:style-name="T67">The page components are the log-in, preference, account info, schedule, and admin pages. The log-in page needs to keep track of any input the user enters, which is username, password, and e-mail (if the user is registering for the first time). The account info page needs the same info, but this needs to be the information obtained from the server. The preferences page is where the user sets the courses they’ve taken, the courses they still need to take, and the preferences they have for their schedule. The preferences page component will keep track of all this info and will obtain any of it from the server if the user already input preferences in the past. From the preferences page, the user can click a button to build the schedule. This will generate the schedule on the server side and return the schedule information on the schedule page. The first semester classes here is a separate variable because these classes need the additional information of time, classroom, section, and teacher. The remaining semesters will simply be a list of classes for their recommended course sequence. Finally, the admin page will obtain a list of all courses and a list of all users registered in the database, so the admin can edit them.</text:span></text:p>
      <text:p text:style-name="P115"><text:span text:style-name="T57"/></text:p>
      <text:p text:style-name="P115"><text:span text:style-name="T57"/></text:p>
      <text:p text:style-name="P115"><text:span text:style-name="T57"/></text:p>
      <text:p text:style-name="P115"><text:soft-page-break/><text:span text:style-name="T57">6.2 <text:s text:c="4"/>TECHNOLOGIES IN USE</text:span></text:p>
      <text:p text:style-name="P123"><text:span text:style-name="T5">Programming Languages:</text:span></text:p>
      <text:p text:style-name="P127"><text:span text:style-name="T14">HTML</text:span></text:p>
      <text:p text:style-name="P129">HTML is a computer and markup language that allows to create web sites and web documents. This language will consists of the very backbone of the website, when it comes to filling up the webpage with text and dialogs.</text:p>
      <text:p text:style-name="P123"><text:span text:style-name="T14">CSC</text:span></text:p>
      <text:p text:style-name="P128">CSC is language within the markup language that allows to manipulate the design of the web document, meaning positioning, color and overall presentation. </text:p>
      <text:p text:style-name="P127"><text:span text:style-name="T14">JavaScript</text:span></text:p>
      <text:p text:style-name="P129">JavaScript is the main client side programming language used for creating interactive websites. JavaScript support is built right into all the major browsers and can support object oriented programming. JavaScript will be the main dynamic language used by the front end team and everyone in the team possesses experience working with JavaScript.</text:p>
      <text:p text:style-name="P125">React</text:p>
      <text:p text:style-name="P128">React is an open source JavaScript library which contains a template language and some function hooks to efficiently render HTML. React manages all UI updates when data has been changed and will update only those changed data. This if efficient because the user can tell how a component will render by looking at one source file. A program flow does not need to be traced which can be efficient when working in a big team. </text:p>
      <text:p text:style-name="P123"><text:span text:style-name="T14">PHP</text:span></text:p>
      <text:p text:style-name="P128">PHP is a server side scripting programming language used for web development. It is very well documented and can support objected oriented programming. PHP will be used for the backend and most of the team members have experience with PHP.</text:p>
      <text:p text:style-name="P123"><text:span text:style-name="T3">Framework:</text:span></text:p>
      <text:p text:style-name="P123"><text:span text:style-name="T14">Laravel</text:span></text:p>
      <text:p text:style-name="P128">Laravel is an open source PHP web application framework that allows rapid development of web applications. Laravel uses MVC architecture and has features such as module package manager, template engine, database seeding, routes, authentication, and object oriented design. This will provide clean and manageable code.</text:p>
      <text:p text:style-name="P126"/>
      <text:p text:style-name="P126"/>
      <text:p text:style-name="P123"><text:soft-page-break/><text:span text:style-name="T3">Integrated Development Environments/Editors:</text:span></text:p>
      <text:p text:style-name="P123"><text:span text:style-name="T14">PhpStorm</text:span></text:p>
      <text:p text:style-name="P128">PhpStorm is an Integrated Development Environment for Windows and Mac OS that allows developers to code their projects in PHP. It has syntax highlighting , plugins, different type of frameworks supported such as Symfony, Laravel, CakePHP, built in support for databases ,version control, debugging and testing. PhpStorm increases the productivity of developers and helps to get done things faster.</text:p>
      <text:p text:style-name="P123"><text:span text:style-name="T5">Source Code and Revision Management:</text:span><text:span text:style-name="T20"> <text:s/></text:span></text:p>
      <text:p text:style-name="P123"><text:span text:style-name="T14">Git</text:span></text:p>
      <text:p text:style-name="P128">Git is a source code management system used for software development. It allows developers to save different versions of their projects at different points of time and compare these versions between each other. Git allows developers to contribute to a repository(project) even if the developer is not connected to the Internet. It stores a local copy of the project on the local repository and changes made on the local repository can be pushed to the main repository. This allows to stay organized and maintain previous versions of the project.</text:p>
      <text:p text:style-name="P123"><text:span text:style-name="T3">Collaboration Software:</text:span></text:p>
      <text:p text:style-name="P123"><text:span text:style-name="T14">GitHub</text:span></text:p>
      <text:p text:style-name="P129">Github is a website that hosts Git repositories and has all the functionalities of Git. It provides bug tracking, feature requests and wikis for projects. It is used in this project as it allows easier collaboration between developers.</text:p>
      <text:p text:style-name="P129"><text:span text:style-name="T14">Google Docs</text:span></text:p>
      <text:p text:style-name="P128">Google Docs is an online word processor that allows individuals to edit and collaborate on documents in real-time. It is free and can be accessed by anybody.</text:p>
      <text:p text:style-name="P123"><text:span text:style-name="T14">Draw.io</text:span></text:p>
      <text:p text:style-name="P128">Draw.io is a software application that allows to draw domain model, UML, use cases diagrams and etc. It allows collaboration between individuals and can be used as a plugin to Google Drive.</text:p>
      <text:p text:style-name="P123"><text:span text:style-name="T14">MockFlow – Wireframe pro</text:span></text:p>
      <text:p text:style-name="P128">MockFlow – Wireframe pro is an application used to create the mockup of the website. It allows for collaboration where the whole team contributes to creating the backbone using the available widgets and elements and to display comments and reactions.</text:p>
      <text:p text:style-name="P125">Skype</text:p>
      <text:p text:style-name="P130"><text:span text:style-name="T66">Skype is a free video chat application that allows users to do video conference calls and exchange documents. For this project it is used between sub sections of the teams because it is more efficient.</text:span></text:p>
      <text:p text:style-name="P119"><text:soft-page-break/>7. P<text:span text:style-name="T57">LAN</text:span></text:p>
      <text:p text:style-name="P115"><text:span text:style-name="T57">7.1 <text:s text:c="4"/>ACTIVITIES</text:span></text:p>
      <text:p text:style-name="P115"><text:span text:style-name="T57">7.2 <text:s text:c="4"/>ARTIFACTS</text:span></text:p>
      <text:p text:style-name="P115"><text:span text:style-name="T57">7.3 <text:s text:c="4"/>PROJECT ESTIMATES</text:span></text:p>
      <text:p text:style-name="P115"><text:span text:style-name="T57">7.4 <text:s text:c="4"/>ACTIVITY ASSIGNMENTS</text:span></text:p>
      <text:p text:style-name="P115"><text:span text:style-name="T57">7.5 <text:s text:c="4"/>SCHEDULE</text:span></text:p>
      <text:p text:style-name="P115"><text:span text:style-name="T57">7.6 <text:s text:c="4"/>RISK</text:span></text:p>
      <text:p text:style-name="P119">8. P<text:span text:style-name="T57">ROTOTYPING</text:span></text:p>
      <text:p text:style-name="P119"><text:span text:style-name="T9"><text:s text:c="2"/></text:span></text:p>
      <text:p text:style-name="P120"><text:span text:style-name="T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Bold" svg:font-family="'Arial Bold'"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Bold1" svg:font-family="'Arial Bold'"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font-size="11pt" officeooo:rsid="00212b69"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Body_20_A" style:display-name="Body A" style:family="paragraph" style:default-outline-level="">
      <style:paragraph-properties fo:margin-top="0in" fo:margin-bottom="0.111in" loext:contextual-spacing="false" fo:line-height="108%" fo:text-align="start" style:justify-single-word="false" fo:orphans="2" fo:widows="2" style:writing-mode="lr-tb"/>
      <style:text-properties fo:color="#000000" style:font-name="Calibri" fo:font-family="Calibri" style:font-family-generic="roman" style:font-pitch="variable" fo:font-size="11pt" fo:language="en" fo:country="US" style:text-underline-style="none"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List_20_Paragraph" style:display-name="List Paragraph" style:family="paragraph" style:default-outline-level="">
      <style:paragraph-properties fo:margin-left="0.5in" fo:margin-right="0in" fo:margin-top="0in" fo:margin-bottom="0.111in" loext:contextual-spacing="false" fo:line-height="108%" fo:text-align="start" style:justify-single-word="false" fo:orphans="2" fo:widows="2" fo:text-indent="0in" style:auto-text-indent="false" style:writing-mode="lr-tb"/>
      <style:text-properties fo:color="#000000" style:font-name="Calibri" fo:font-family="Calibri" style:font-family-generic="roman" style:font-pitch="variable" fo:font-size="11pt" fo:language="en" fo:country="US" style:text-underline-style="none"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Body" style:family="paragraph" style:default-outline-level="">
      <style:paragraph-properties fo:text-align="start" style:justify-single-word="false" fo:orphans="2" fo:widows="2" style:writing-mode="lr-tb"/>
      <style:text-properties fo:color="#000000" fo:font-size="12pt" style:text-underline-style="none" style:font-size-asian="12pt" style:font-name-complex="Arial Unicode MS" style:font-family-complex="'Arial Unicode MS'" style:font-family-generic-complex="system" style:font-pitch-complex="variable" style:font-size-complex="12pt"/>
    </style:style>
    <style:style style:name="Body_20_B" style:display-name="Body B" style:family="paragraph" style:default-outline-level="">
      <style:paragraph-properties fo:text-align="start" style:justify-single-word="false" fo:orphans="2" fo:widows="2" style:writing-mode="lr-tb"/>
      <style:text-properties fo:color="#000000" fo:font-size="12pt" style:text-underline-style="none" style:font-name-asian="Times New Roman1" style:font-family-asian="'Times New Roman'" style:font-family-generic-asian="system" style:font-pitch-asian="variable" style:font-size-asian="12pt" style:font-size-complex="12pt"/>
    </style:style>
    <style:style style:name="Table_20_Style_20_2" style:display-name="Table Style 2"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language="en" fo:country="US" style:text-underline-style="none" style:font-name-complex="Arial Unicode MS" style:font-family-complex="'Arial Unicode MS'" style:font-family-generic-complex="system" style:font-pitch-complex="variable"/>
    </style:style>
    <style:style style:name="ListLabel_20_1" style:display-name="ListLabel 1" style:family="text">
      <style:text-properties fo:font-variant="normal" fo:text-transform="none" fo:color="#000000" style:text-outline="false" style:text-line-through-style="none" style:text-line-through-type="none" style:text-position="0% 100%" fo:font-size="11pt" fo:letter-spacing="normal" fo:language="en" fo:country="US" style:text-underline-style="none" style:letter-kerning="false"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text:list-tab-stop-position="0.9429in" fo:text-indent="-0.1929in" fo:margin-left="0.9429in"/>
        </style:list-level-properties>
        <style:text-properties style:font-name="Calibri1"/>
      </text:list-level-style-bullet>
      <text:list-level-style-bullet text:level="3" text:style-name="ListLabel_20_1" style:num-suffix="▪" text:bullet-char="▪">
        <style:list-level-properties text:list-level-position-and-space-mode="label-alignment">
          <style:list-level-label-alignment text:label-followed-by="listtab" text:list-tab-stop-position="1.4429in" fo:text-indent="-0.1929in" fo:margin-left="1.4429in"/>
        </style:list-level-properties>
        <style:text-properties style:font-name="Calibri1"/>
      </text:list-level-style-bullet>
      <text:list-level-style-bullet text:level="4" text:style-name="ListLabel_20_1" style:num-suffix="•" text:bullet-char="•">
        <style:list-level-properties text:list-level-position-and-space-mode="label-alignment">
          <style:list-level-label-alignment text:label-followed-by="listtab" text:list-tab-stop-position="1.9429in" fo:text-indent="-0.1929in" fo:margin-left="1.9429in"/>
        </style:list-level-properties>
        <style:text-properties style:font-name="Calibri1"/>
      </text:list-level-style-bullet>
      <text:list-level-style-bullet text:level="5" text:style-name="ListLabel_20_1" style:num-suffix="o" text:bullet-char="o">
        <style:list-level-properties text:list-level-position-and-space-mode="label-alignment">
          <style:list-level-label-alignment text:label-followed-by="listtab" text:list-tab-stop-position="2.4429in" fo:text-indent="-0.1929in" fo:margin-left="2.4429in"/>
        </style:list-level-properties>
        <style:text-properties style:font-name="Calibri1"/>
      </text:list-level-style-bullet>
      <text:list-level-style-bullet text:level="6" text:style-name="ListLabel_20_1" style:num-suffix="▪" text:bullet-char="▪">
        <style:list-level-properties text:list-level-position-and-space-mode="label-alignment">
          <style:list-level-label-alignment text:label-followed-by="listtab" text:list-tab-stop-position="2.9429in" fo:text-indent="-0.1929in" fo:margin-left="2.9429in"/>
        </style:list-level-properties>
        <style:text-properties style:font-name="Calibri1"/>
      </text:list-level-style-bullet>
      <text:list-level-style-bullet text:level="7" text:style-name="ListLabel_20_1" style:num-suffix="•" text:bullet-char="•">
        <style:list-level-properties text:list-level-position-and-space-mode="label-alignment">
          <style:list-level-label-alignment text:label-followed-by="listtab" text:list-tab-stop-position="3.4429in" fo:text-indent="-0.1929in" fo:margin-left="3.4429in"/>
        </style:list-level-properties>
        <style:text-properties style:font-name="Calibri1"/>
      </text:list-level-style-bullet>
      <text:list-level-style-bullet text:level="8" text:style-name="ListLabel_20_1" style:num-suffix="o" text:bullet-char="o">
        <style:list-level-properties text:list-level-position-and-space-mode="label-alignment">
          <style:list-level-label-alignment text:label-followed-by="listtab" text:list-tab-stop-position="3.9429in" fo:text-indent="-0.1929in" fo:margin-left="3.9429in"/>
        </style:list-level-properties>
        <style:text-properties style:font-name="Calibri1"/>
      </text:list-level-style-bullet>
      <text:list-level-style-bullet text:level="9" text:style-name="ListLabel_20_1" style:num-suffix="▪" text:bullet-char="▪">
        <style:list-level-properties text:list-level-position-and-space-mode="label-alignment">
          <style:list-level-label-alignment text:label-followed-by="listtab" text:list-tab-stop-position="4.4429in" fo:text-indent="-0.1929in" fo:margin-left="4.4429in"/>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14:05:52.340749594</meta:creation-date>
    <dc:date>2016-02-07T10:40:07.496287129</dc:date>
    <meta:editing-duration>PT8H28M1S</meta:editing-duration>
    <meta:editing-cycles>22</meta:editing-cycles>
    <meta:generator>LibreOffice/5.0.2.2$Linux_X86_64 LibreOffice_project/00m0$Build-2</meta:generator>
    <meta:document-statistic meta:table-count="17" meta:image-count="2" meta:object-count="0" meta:page-count="18" meta:paragraph-count="638" meta:word-count="3938" meta:character-count="25093" meta:non-whitespace-character-count="21524"/>
  </office:meta>
</office:document-meta>
</file>